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bArial" svg:font-family="bArial" style:font-adornments="標準"/>
    <style:font-face style:name="Batang" svg:font-family="Batang" style:font-family-generic="roman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4.123cm"/>
    </style:style>
    <style:style style:name="co11" style:family="table-column">
      <style:table-column-properties fo:break-before="auto" style:column-width="4.189cm"/>
    </style:style>
    <style:style style:name="co12" style:family="table-column">
      <style:table-column-properties fo:break-before="auto" style:column-width="5.327cm"/>
    </style:style>
    <style:style style:name="co13" style:family="table-column">
      <style:table-column-properties fo:break-before="auto" style:column-width="5.022cm"/>
    </style:style>
    <style:style style:name="co14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0.868cm" fo:break-before="auto" style:use-optimal-row-height="true"/>
    </style:style>
    <style:style style:name="ro6" style:family="table-row">
      <style:table-row-properties style:row-height="1.473cm" fo:break-before="auto" style:use-optimal-row-height="true"/>
    </style:style>
    <style:style style:name="ro7" style:family="table-row">
      <style:table-row-properties style:row-height="1.685cm" fo:break-before="auto" style:use-optimal-row-height="true"/>
    </style:style>
    <style:style style:name="ro8" style:family="table-row">
      <style:table-row-properties style:row-height="0.623cm" fo:break-before="auto" style:use-optimal-row-height="true"/>
    </style:style>
    <style:style style:name="ro9" style:family="table-row">
      <style:table-row-properties style:row-height="2.184cm" fo:break-before="auto" style:use-optimal-row-height="true"/>
    </style:style>
    <style:style style:name="ro10" style:family="table-row">
      <style:table-row-properties style:row-height="2.499cm" fo:break-before="auto" style:use-optimal-row-height="true"/>
    </style:style>
    <style:style style:name="ro11" style:family="table-row">
      <style:table-row-properties style:row-height="0.815cm" fo:break-before="auto" style:use-optimal-row-height="true"/>
    </style:style>
    <style:style style:name="ro12" style:family="table-row">
      <style:table-row-properties style:row-height="1.053cm" fo:break-before="auto" style:use-optimal-row-height="true"/>
    </style:style>
    <style:style style:name="ro13" style:family="table-row">
      <style:table-row-properties style:row-height="3.316cm" fo:break-before="auto" style:use-optimal-row-height="true"/>
    </style:style>
    <style:style style:name="ro14" style:family="table-row">
      <style:table-row-properties style:row-height="2.395cm" fo:break-before="auto" style:use-optimal-row-height="true"/>
    </style:style>
    <style:style style:name="ro15" style:family="table-row">
      <style:table-row-properties style:row-height="1.21cm" fo:break-before="auto" style:use-optimal-row-height="true"/>
    </style:style>
    <style:style style:name="ro16" style:family="table-row">
      <style:table-row-properties style:row-height="2.947cm" fo:break-before="auto" style:use-optimal-row-height="true"/>
    </style:style>
    <style:style style:name="ro17" style:family="table-row">
      <style:table-row-properties style:row-height="1.789cm" fo:break-before="auto" style:use-optimal-row-height="true"/>
    </style:style>
    <style:style style:name="ro18" style:family="table-row">
      <style:table-row-properties style:row-height="2.685cm" fo:break-before="auto" style:use-optimal-row-height="true"/>
    </style:style>
    <style:style style:name="ro19" style:family="table-row">
      <style:table-row-properties style:row-height="1.868cm" fo:break-before="auto" style:use-optimal-row-height="true"/>
    </style:style>
    <style:style style:name="ro20" style:family="table-row">
      <style:table-row-properties style:row-height="2.632cm" fo:break-before="auto" style:use-optimal-row-height="true"/>
    </style:style>
    <style:style style:name="ro21" style:family="table-row">
      <style:table-row-properties style:row-height="4.106cm" fo:break-before="auto" style:use-optimal-row-height="true"/>
    </style:style>
    <style:style style:name="ro22" style:family="table-row">
      <style:table-row-properties style:row-height="6.449cm" fo:break-before="auto" style:use-optimal-row-height="true"/>
    </style:style>
    <style:style style:name="ro23" style:family="table-row">
      <style:table-row-properties style:row-height="2.473cm" fo:break-before="auto" style:use-optimal-row-height="true"/>
    </style:style>
    <style:style style:name="ro24" style:family="table-row">
      <style:table-row-properties style:row-height="3.21cm" fo:break-before="auto" style:use-optimal-row-height="true"/>
    </style:style>
    <style:style style:name="ro25" style:family="table-row">
      <style:table-row-properties style:row-height="3.605cm" fo:break-before="auto" style:use-optimal-row-height="true"/>
    </style:style>
    <style:style style:name="ro26" style:family="table-row">
      <style:table-row-properties style:row-height="2.369cm" fo:break-before="auto" style:use-optimal-row-height="true"/>
    </style:style>
    <style:style style:name="ro27" style:family="table-row">
      <style:table-row-properties style:row-height="4.316cm" fo:break-before="auto" style:use-optimal-row-height="true"/>
    </style:style>
    <style:style style:name="ro28" style:family="table-row">
      <style:table-row-properties style:row-height="3.526cm" fo:break-before="auto" style:use-optimal-row-height="true"/>
    </style:style>
    <style:style style:name="ro29" style:family="table-row">
      <style:table-row-properties style:row-height="1.711cm" fo:break-before="auto" style:use-optimal-row-height="true"/>
    </style:style>
    <style:style style:name="ro30" style:family="table-row">
      <style:table-row-properties style:row-height="2.027cm" fo:break-before="auto" style:use-optimal-row-height="true"/>
    </style:style>
    <style:style style:name="ro31" style:family="table-row">
      <style:table-row-properties style:row-height="2.895cm" fo:break-before="auto" style:use-optimal-row-height="true"/>
    </style:style>
    <style:style style:name="ro32" style:family="table-row">
      <style:table-row-properties style:row-height="1.632cm" fo:break-before="auto" style:use-optimal-row-height="true"/>
    </style:style>
    <style:style style:name="ro33" style:family="table-row">
      <style:table-row-properties style:row-height="1.974cm" fo:break-before="auto" style:use-optimal-row-height="true"/>
    </style:style>
    <style:style style:name="ro34" style:family="table-row">
      <style:table-row-properties style:row-height="3.08cm" fo:break-before="auto" style:use-optimal-row-height="true"/>
    </style:style>
    <style:style style:name="ro35" style:family="table-row">
      <style:table-row-properties style:row-height="5.239cm" fo:break-before="auto" style:use-optimal-row-height="true"/>
    </style:style>
    <style:style style:name="ro36" style:family="table-row">
      <style:table-row-properties style:row-height="3.106cm" fo:break-before="auto" style:use-optimal-row-height="true"/>
    </style:style>
    <style:style style:name="ro37" style:family="table-row">
      <style:table-row-properties style:row-height="1.579cm" fo:break-before="auto" style:use-optimal-row-height="true"/>
    </style:style>
    <style:style style:name="ro38" style:family="table-row">
      <style:table-row-properties style:row-height="2.579cm" fo:break-before="auto" style:use-optimal-row-height="false"/>
    </style:style>
    <style:style style:name="ro39" style:family="table-row">
      <style:table-row-properties style:row-height="1.947cm" fo:break-before="auto" style:use-optimal-row-height="true"/>
    </style:style>
    <style:style style:name="ro40" style:family="table-row">
      <style:table-row-properties style:row-height="1.369cm" fo:break-before="auto" style:use-optimal-row-height="true"/>
    </style:style>
    <style:style style:name="ro41" style:family="table-row">
      <style:table-row-properties style:row-height="4.133cm" fo:break-before="auto" style:use-optimal-row-height="true"/>
    </style:style>
    <style:style style:name="ro42" style:family="table-row">
      <style:table-row-properties style:row-height="0.841cm" fo:break-before="auto" style:use-optimal-row-height="true"/>
    </style:style>
    <style:style style:name="ro43" style:family="table-row">
      <style:table-row-properties style:row-height="4.29cm" fo:break-before="auto" style:use-optimal-row-height="true"/>
    </style:style>
    <style:style style:name="ro44" style:family="table-row">
      <style:table-row-properties style:row-height="0.877cm" fo:break-before="auto" style:use-optimal-row-height="true"/>
    </style:style>
    <style:style style:name="ro45" style:family="table-row">
      <style:table-row-properties style:row-height="4.68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5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 style:data-style-name="N111"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9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0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1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3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ext-properties fo:font-size="15pt" style:font-size-asian="15pt" style:font-size-complex="15pt"/>
    </style:style>
    <style:style style:name="ce15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7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1" style:font-size-complex="18pt" style:language-complex="en" style:country-complex="US"/>
    </style:style>
    <style:style style:name="ce18" style:family="table-cell" style:parent-style-name="Default">
      <style:table-cell-properties fo:wrap-option="wrap" fo:border="0.002cm solid #000000"/>
      <style:text-properties fo:font-size="16pt" style:font-size-asian="16pt" style:font-size-complex="16pt"/>
    </style:style>
    <style:style style:name="ce19" style:family="table-cell" style:parent-style-name="Default">
      <style:table-cell-properties fo:wrap-option="wrap" fo:border="0.002cm solid #000000"/>
      <style:text-properties fo:font-size="18pt" style:font-size-asian="18pt" style:font-size-complex="14pt"/>
    </style:style>
    <style:style style:name="ce20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21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Times New Roman" style:font-size-asian="18pt" style:language-asian="en" style:country-asian="US" style:font-name-complex="Tahoma1" style:font-size-complex="18pt" style:language-complex="en" style:country-complex="US"/>
    </style:style>
    <style:style style:name="ce22" style:family="table-cell" style:parent-style-name="Default">
      <style:table-cell-properties fo:wrap-option="wrap" fo:border="0.002cm solid #000000"/>
      <style:text-properties style:font-name="Arial" fo:font-size="20pt" fo:language="en" fo:country="US" style:font-name-asian="Times New Roman" style:font-size-asian="20pt" style:language-asian="en" style:country-asian="US" style:font-name-complex="Arial" style:font-size-complex="20pt" style:language-complex="en" style:country-complex="US"/>
    </style:style>
    <style:style style:name="ce23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24" style:family="table-cell" style:parent-style-name="Default">
      <style:table-cell-properties fo:wrap-option="wrap" fo:border="0.002cm solid #000000"/>
      <style:text-properties style:font-name="Verdana" fo:font-size="18pt" fo:language="en" fo:country="US" style:font-name-asian="Times New Roman" style:font-size-asian="18pt" style:language-asian="en" style:country-asian="US" style:font-name-complex="Tahoma1" style:font-size-complex="18pt" style:language-complex="en" style:country-complex="US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26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27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28" style:family="table-cell" style:parent-style-name="Default">
      <style:table-cell-properties fo:wrap-option="wrap" fo:border="0.002cm solid #000000"/>
      <style:text-properties fo:font-size="14pt" style:font-size-asian="14pt" style:font-size-complex="14pt"/>
    </style:style>
    <style:style style:name="ce29" style:family="table-cell" style:parent-style-name="Default">
      <style:table-cell-properties fo:wrap-option="wrap" fo:border="0.002cm solid #000000"/>
      <style:text-properties fo:font-size="18pt" style:font-size-asian="17pt" style:font-size-complex="14pt"/>
    </style:style>
    <style:style style:name="ce30" style:family="table-cell" style:parent-style-name="Default">
      <style:table-cell-properties fo:wrap-option="wrap" fo:border="0.002cm solid #000000"/>
      <style:text-properties style:font-name="Arial" fo:font-size="14pt" style:font-size-asian="14pt" style:font-size-complex="14pt"/>
    </style:style>
    <style:style style:name="ce31" style:family="table-cell" style:parent-style-name="Default">
      <style:table-cell-properties fo:wrap-option="wrap" fo:border="0.002cm solid #000000"/>
      <style:text-properties style:font-name="Batang" fo:font-size="14pt" style:font-size-asian="14pt" style:font-size-complex="14pt"/>
    </style:style>
    <style:style style:name="ce32" style:family="table-cell" style:parent-style-name="Default">
      <style:table-cell-properties fo:wrap-option="wrap" fo:border="0.002cm solid #000000"/>
      <style:text-properties fo:font-size="12pt" fo:language="en" fo:country="US" style:font-name-asian="Lucida Sans Unicode" style:font-size-asian="16pt" style:language-asian="en" style:country-asian="US" style:font-name-complex="Tahoma1" style:font-size-complex="6.80000019073486pt" style:language-complex="en" style:country-complex="US"/>
    </style:style>
    <style:style style:name="ce33" style:family="table-cell" style:parent-style-name="Default">
      <style:table-cell-properties fo:wrap-option="wrap" fo:border="0.002cm solid #000000"/>
      <style:text-properties fo:font-size="17pt" style:font-size-asian="14pt" style:font-size-complex="14pt"/>
    </style:style>
    <style:style style:name="ce34" style:family="table-cell" style:parent-style-name="Default">
      <style:table-cell-properties fo:wrap-option="wrap" fo:border="0.002cm solid #000000"/>
      <style:text-properties fo:font-size="14pt" style:font-size-asian="18pt" style:font-size-complex="14pt"/>
    </style:style>
    <style:style style:name="ce35" style:family="table-cell" style:parent-style-name="Default">
      <style:table-cell-properties fo:wrap-option="wrap" fo:border="0.002cm solid #000000"/>
      <style:text-properties fo:font-size="14pt" style:font-size-asian="20pt" style:font-size-complex="14pt"/>
    </style:style>
    <style:style style:name="ce36" style:family="table-cell" style:parent-style-name="Default">
      <style:table-cell-properties fo:wrap-option="wrap" fo:border="0.002cm solid #000000"/>
      <style:text-properties style:font-name="bArial" fo:font-size="14pt" style:font-size-asian="18pt" style:font-size-complex="14pt"/>
    </style:style>
    <style:style style:name="ce37" style:family="table-cell" style:parent-style-name="Default" style:data-style-name="N114">
      <style:table-cell-properties fo:wrap-option="wrap" fo:border="0.002cm solid #000000"/>
      <style:text-properties fo:font-size="14pt" style:font-size-asian="18pt" style:font-size-complex="14pt"/>
    </style:style>
    <style:style style:name="ce38" style:family="table-cell" style:parent-style-name="Default">
      <style:table-cell-properties fo:wrap-option="wrap" fo:border="0.002cm solid #000000"/>
      <style:text-properties fo:font-size="14pt" style:font-size-asian="15pt" style:font-size-complex="14pt"/>
    </style:style>
    <style:style style:name="ce39" style:family="table-cell" style:parent-style-name="Default">
      <style:table-cell-properties fo:wrap-option="wrap" fo:border="0.002cm solid #000000"/>
      <style:text-properties fo:font-size="15pt" style:font-name-asian="Arial" style:font-size-asian="15pt" style:font-size-complex="15pt"/>
    </style:style>
    <style:style style:name="ce40" style:family="table-cell" style:parent-style-name="Default">
      <style:table-cell-properties fo:wrap-option="wrap" fo:border="0.002cm solid #000000"/>
      <style:text-properties style:font-name="Verdana" fo:font-size="15pt" style:font-name-asian="Arial" style:font-size-asian="15pt" style:font-size-complex="15pt"/>
    </style:style>
    <style:style style:name="ce4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42" style:family="table-cell" style:parent-style-name="Default">
      <style:table-cell-properties fo:wrap-option="wrap" fo:border="0.002cm solid #000000"/>
      <style:text-properties style:font-name="Arial" fo:font-size="14pt" style:font-name-asian="Arial" style:font-size-asian="14pt" style:font-size-complex="14pt"/>
    </style:style>
    <style:style style:name="ce43" style:family="table-cell" style:parent-style-name="Default">
      <style:table-cell-properties fo:wrap-option="wrap" fo:border="0.002cm solid #000000"/>
      <style:text-properties style:font-name="Tahoma" fo:font-size="14pt" style:font-name-asian="Arial" style:font-size-asian="14pt" style:font-size-complex="14pt"/>
    </style:style>
    <style:style style:name="ce44" style:family="table-cell" style:parent-style-name="Default">
      <style:table-cell-properties fo:wrap-option="wrap" fo:border="0.002cm solid #000000"/>
      <style:text-properties style:font-name="Arial" fo:font-size="17pt" style:font-size-asian="14pt" style:font-size-complex="14pt"/>
    </style:style>
    <style:style style:name="ce45" style:family="table-cell" style:parent-style-name="Default">
      <style:table-cell-properties fo:wrap-option="wrap" fo:border="0.002cm solid #000000"/>
      <style:text-properties style:font-name="Arial" fo:font-size="14pt" style:font-size-asian="18pt" style:font-size-complex="14pt"/>
    </style:style>
    <style:style style:name="ce46" style:family="table-cell" style:parent-style-name="Default">
      <style:table-cell-properties fo:wrap-option="wrap" fo:border="0.002cm solid #000000"/>
      <style:text-properties style:font-name="Arial" fo:font-size="15pt" style:font-name-asian="Arial" style:font-size-asian="15pt" style:font-size-complex="15pt"/>
    </style:style>
    <style:style style:name="ce47" style:family="table-cell" style:parent-style-name="Default">
      <style:table-cell-properties fo:border="0.002cm solid #000000"/>
      <style:text-properties style:font-name="Arial" fo:font-size="14pt" style:font-size-asian="17pt" style:font-size-complex="14pt"/>
    </style:style>
    <style:style style:name="ce48" style:family="table-cell" style:parent-style-name="Default">
      <style:table-cell-properties fo:wrap-option="wrap" fo:border="0.002cm solid #000000"/>
      <style:text-properties style:font-name="Arial" fo:font-size="22pt" style:font-size-asian="22pt" style:font-name-complex="Arial" style:font-size-complex="22pt"/>
    </style:style>
    <style:style style:name="ce49" style:family="table-cell" style:parent-style-name="Default">
      <style:table-cell-properties fo:wrap-option="wrap" fo:border="0.002cm solid #000000"/>
      <style:text-properties style:font-name="Arial" fo:font-size="20pt" style:font-size-asian="20pt" style:font-name-complex="Arial" style:font-size-complex="20pt"/>
    </style:style>
    <style:style style:name="ce50" style:family="table-cell" style:parent-style-name="Default">
      <style:table-cell-properties fo:wrap-option="wrap" fo:border="0.002cm solid #000000"/>
      <style:text-properties style:font-name="Arial" fo:font-size="14pt" style:font-size-asian="18pt" style:font-name-complex="Arial" style:font-size-complex="14pt"/>
    </style:style>
    <style:style style:name="ce51" style:family="table-cell" style:parent-style-name="Default">
      <style:table-cell-properties fo:border="0.002cm solid #000000"/>
      <style:text-properties style:font-name="Arial" fo:font-size="14pt" style:font-size-asian="14pt" style:font-name-complex="Arial" style:font-size-complex="14pt"/>
    </style:style>
    <style:style style:name="ce52" style:family="table-cell" style:parent-style-name="Default">
      <style:table-cell-properties fo:wrap-option="wrap" fo:border="0.002cm solid #000000"/>
      <style:text-properties style:font-name="Arial" fo:font-size="14pt" style:font-size-asian="20pt" style:font-size-complex="14pt"/>
    </style:style>
    <style:style style:name="ce53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54" style:family="table-cell" style:parent-style-name="Default">
      <style:table-cell-properties fo:wrap-option="wrap" fo:border="0.002cm solid #000000"/>
      <style:text-properties style:font-name="Arial" fo:font-size="14pt" style:font-name-asian="Arial" style:font-size-asian="20pt" style:font-size-complex="14pt"/>
    </style:style>
    <style:style style:name="ce55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4pt" style:font-size-asian="14pt" style:font-size-complex="14pt"/>
    </style:style>
    <style:style style:name="ce56" style:family="table-cell" style:parent-style-name="Default" style:data-style-name="N100">
      <style:table-cell-properties style:text-align-source="fix" style:repeat-content="false" fo:background-color="transparent" fo:wrap-option="wrap" fo:border="0.002cm solid #000000"/>
      <style:paragraph-properties fo:text-align="center" fo:margin-left="0cm"/>
      <style:text-properties fo:font-size="14pt" style:font-size-asian="14pt" style:font-size-complex="14pt"/>
    </style:style>
    <style:style style:name="ce57" style:family="table-cell" style:parent-style-name="Default" style:data-style-name="N100">
      <style:table-cell-properties style:text-align-source="fix" style:repeat-content="false" fo:background-color="transparent" fo:wrap-option="wrap" fo:border="0.002cm solid #000000"/>
      <style:paragraph-properties fo:text-align="center" fo:margin-left="0cm"/>
      <style:text-properties fo:font-size="14pt" style:font-size-asian="18pt" style:font-size-complex="14pt"/>
    </style:style>
    <style:style style:name="ce58" style:family="table-cell" style:parent-style-name="Default" style:data-style-name="N100">
      <style:table-cell-properties style:text-align-source="fix" style:repeat-content="false" fo:background-color="transparent" fo:wrap-option="wrap" fo:border="0.002cm solid #000000"/>
      <style:paragraph-properties fo:text-align="center" fo:margin-left="0cm"/>
      <style:text-properties style:font-name="Verdana" fo:font-size="14pt" style:font-size-asian="18pt" style:font-size-complex="14pt"/>
    </style:style>
    <style:style style:name="ce59" style:family="table-cell" style:parent-style-name="Default" style:data-style-name="N100">
      <style:table-cell-properties style:text-align-source="fix" style:repeat-content="false" fo:background-color="transparent" fo:wrap-option="wrap" fo:border="0.002cm solid #000000"/>
      <style:paragraph-properties fo:text-align="center" fo:margin-left="0cm"/>
      <style:text-properties style:font-name="Arial" fo:font-size="20pt" style:font-size-asian="20pt" style:font-name-complex="Arial" style:font-size-complex="20pt"/>
    </style:style>
    <style:style style:name="ce60" style:family="table-cell" style:parent-style-name="Default" style:data-style-name="N100">
      <style:table-cell-properties style:text-align-source="fix" style:repeat-content="false" fo:background-color="transparent" fo:wrap-option="wrap" fo:border="0.002cm solid #000000"/>
      <style:paragraph-properties fo:text-align="center" fo:margin-left="0cm"/>
      <style:text-properties style:font-name="Arial" fo:font-size="14pt" style:font-size-asian="18pt" style:font-name-complex="Arial" style:font-size-complex="14pt"/>
    </style:style>
    <style:style style:name="ce61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font-name="Arial" fo:font-size="14pt" style:font-size-asian="14pt" style:font-name-complex="Arial" style:font-size-complex="14pt"/>
    </style:style>
    <style:style style:name="ce62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font-name="Tahoma" fo:font-size="14pt" style:font-name-asian="Tahoma" style:font-size-asian="14pt" style:font-name-complex="Tahoma" style:font-size-complex="14pt"/>
    </style:style>
    <style:style style:name="ce63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font-name="Arial" fo:font-size="14pt" style:font-name-asian="Arial" style:font-size-asian="14pt" style:font-size-complex="14pt"/>
    </style:style>
    <style:style style:name="ce64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font-name="Tahoma" fo:font-size="14pt" style:font-name-asian="Tahoma" style:font-size-asian="14pt" style:font-size-complex="14pt"/>
    </style:style>
    <style:style style:name="ce65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20pt" style:font-size-asian="20pt" style:font-name-complex="Arial" style:font-size-complex="20pt"/>
    </style:style>
    <style:style style:name="ce6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4pt" style:font-size-asian="14pt" style:font-name-complex="Arial" style:font-size-complex="14pt"/>
    </style:style>
    <style:style style:name="ce67" style:family="table-cell" style:parent-style-name="Default" style:data-style-name="N111">
      <style:table-cell-properties style:text-align-source="fix" style:repeat-content="false" fo:wrap-option="wrap" fo:border="0.002cm solid #000000"/>
      <style:paragraph-properties fo:text-align="center" fo:margin-left="0cm"/>
      <style:text-properties fo:font-size="18pt" style:font-size-asian="14pt" style:font-size-complex="14pt"/>
    </style:style>
    <style:style style:name="ce68" style:family="table-cell" style:parent-style-name="Default" style:data-style-name="N111">
      <style:table-cell-properties style:text-align-source="fix" style:repeat-content="false" fo:wrap-option="wrap" fo:border="0.002cm solid #000000"/>
      <style:paragraph-properties fo:text-align="center" fo:margin-left="0cm"/>
      <style:text-properties style:font-name="Tahoma" fo:font-size="18pt" style:font-name-asian="Tahoma" style:font-size-asian="14pt" style:font-name-complex="Tahoma" style:font-size-complex="14pt"/>
    </style:style>
    <style:style style:name="ce69" style:family="table-cell" style:parent-style-name="Default" style:data-style-name="N111">
      <style:table-cell-properties style:text-align-source="fix" style:repeat-content="false" fo:wrap-option="wrap" fo:border="0.002cm solid #000000"/>
      <style:paragraph-properties fo:text-align="center" fo:margin-left="0cm"/>
      <style:text-properties style:font-name="Arial" fo:font-size="18pt" style:font-name-asian="Arial" style:font-size-asian="14pt" style:font-size-complex="14pt"/>
    </style:style>
    <style:style style:name="ce70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style:font-name="Tahoma" fo:font-size="14pt" style:font-name-asian="Tahoma" style:font-size-asian="14pt" style:font-name-complex="Tahoma" style:font-size-complex="14pt"/>
    </style:style>
    <style:style style:name="ce71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style:font-name="Tahoma" fo:font-size="14pt" style:font-name-asian="Tahoma" style:font-size-asian="14pt" style:font-size-complex="14pt"/>
    </style:style>
    <style:style style:name="ce72" style:family="table-cell" style:parent-style-name="Default" style:data-style-name="N111">
      <style:table-cell-properties style:text-align-source="value-type" style:repeat-content="false" fo:wrap-option="no-wrap" fo:border="0.002cm solid #000000"/>
      <style:paragraph-properties fo:margin-left="0cm"/>
      <style:text-properties fo:font-size="14pt" style:font-size-asian="14pt" style:font-size-complex="14pt"/>
    </style:style>
    <style:style style:name="ce73" style:family="table-cell" style:parent-style-name="Default" style:data-style-name="N111">
      <style:table-cell-properties style:text-align-source="value-type" style:repeat-content="false" fo:border="0.002cm solid #000000"/>
      <style:paragraph-properties fo:margin-left="0cm"/>
      <style:text-properties fo:font-size="14pt" style:font-size-asian="14pt" style:font-size-complex="14pt"/>
    </style:style>
    <style:style style:name="ce7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style:font-name="Tahoma" fo:font-size="15pt" style:font-name-asian="Tahoma" style:font-size-asian="15pt" style:font-name-complex="Tahoma" style:font-size-complex="15pt"/>
    </style:style>
    <style:style style:name="ce75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style:font-name="Tahoma" fo:font-size="15pt" style:font-name-asian="Tahoma" style:font-size-asian="15pt" style:font-size-complex="15pt"/>
    </style:style>
    <style:style style:name="T1" style:family="text">
      <style:text-properties fo:font-size="12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4"/>
        <table:table-column table:style-name="co8" table:default-cell-style-name="ce1"/>
        <table:table-column table:style-name="co9" table:number-columns-repeated="1011" table:default-cell-style-name="ce1"/>
        <table:table-row table:style-name="ro1">
          <table:table-cell table:number-columns-repeated="11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0)">
            <text:p>(0)</text:p>
          </table:table-cell>
          <table:table-cell table:style-name="ce4" office:value-type="string">
            <text:p>entry</text:p>
          </table:table-cell>
          <table:table-cell table:style-name="ce7" table:formula="of:=CONCATENATE(&quot;s.n. (&quot;;MAX([.D3:.D7]);&quot;)&quot;)" office:value-type="string" office:string-value="s.n. (0)">
            <text:p>s.n. (0)</text:p>
          </table:table-cell>
          <table:table-cell table:style-name="ce4" office:value-type="string">
            <text:p>sentence</text:p>
          </table:table-cell>
          <table:table-cell table:style-name="ce4" office:value-type="string">
            <text:p>written</text:p>
          </table:table-cell>
          <table:table-cell table:style-name="ce4"/>
          <table:table-cell table:style-name="ce4" office:value-type="string">
            <text:p>langs</text:p>
          </table:table-cell>
          <table:table-cell table:style-name="ce4" office:value-type="string">
            <text:p>entry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diff</text:p>
          </table:table-cell>
          <table:table-cell table:style-name="ce15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/>
          <table:table-cell table:style-name="ce5" office:value-type="date" office:date-value="2021-04-29T15:15:36.43">
            <text:p>0429</text:p>
          </table:table-cell>
          <table:table-cell table:style-name="ce8" office:value-type="string">
            <text:p>c</text:p>
          </table:table-cell>
          <table:table-cell table:style-name="ce9" office:value-type="string">
            <text:p>消しゴム以外に、何を売っていますか？</text:p>
          </table:table-cell>
          <table:table-cell table:style-name="ce10" office:value-type="date" office:date-value="2021-04-29T16:41:16.94">
            <text:p>0429</text:p>
          </table:table-cell>
          <table:table-cell table:style-name="ce11" table:number-columns-repeated="2"/>
          <table:table-cell table:style-name="ce5" office:value-type="date" office:date-value="2021-03-25T13:08:31.82">
            <text:p>0325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8T12:28:24.27">
            <text:p>0528 <text:s/>1228</text:p>
          </table:table-cell>
          <table:table-cell table:number-columns-repeated="1011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3"/>
          <table:table-cell table:style-name="ce5"/>
          <table:table-cell table:style-name="ce8" office:value-type="string">
            <text:p>v</text:p>
          </table:table-cell>
          <table:table-cell table:style-name="ce9" office:value-type="string">
            <text:p>頭から、血が出ています。</text:p>
          </table:table-cell>
          <table:table-cell table:style-name="ce10"/>
          <table:table-cell table:style-name="ce11" office:value-type="string">
            <text:p>injury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8T12:28:24.27">
            <text:p>0528 <text:s/>1228</text:p>
          </table:table-cell>
          <table:table-cell table:number-columns-repeated="1011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3"/>
          <table:table-cell table:style-name="ce5" office:value-type="date" office:date-value="2021-05-01T10:24:21.49">
            <text:p>0501</text:p>
          </table:table-cell>
          <table:table-cell table:style-name="ce8"/>
          <table:table-cell table:style-name="ce9" office:value-type="string">
            <text:p>昨日は、ぐっすりと眠りました。それなのに、今朝は眠いのです。</text:p>
          </table:table-cell>
          <table:table-cell table:style-name="ce10" office:value-type="date" office:date-value="2021-05-01T10:24:21.49">
            <text:p>0501</text:p>
          </table:table-cell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8T12:28:24.27">
            <text:p>0528 <text:s/>1228</text:p>
          </table:table-cell>
          <table:table-cell table:number-columns-repeated="1011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3"/>
          <table:table-cell table:style-name="ce5" office:value-type="date" office:date-value="2021-05-01T10:43:01.47">
            <text:p>0501</text:p>
          </table:table-cell>
          <table:table-cell table:style-name="ce8"/>
          <table:table-cell table:style-name="ce9" office:value-type="string">
            <text:p>部屋の中は暑くて、とても寝ていられません。</text:p>
          </table:table-cell>
          <table:table-cell table:style-name="ce10" office:value-type="date" office:date-value="2021-05-01T10:43:01.47">
            <text:p>0501</text:p>
          </table:table-cell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8T12:28:24.27">
            <text:p>0528 <text:s/>1228</text:p>
          </table:table-cell>
          <table:table-cell table:number-columns-repeated="1011"/>
        </table:table-row>
        <table:table-row table:style-name="ro4">
          <table:table-cell table:style-name="ce3" office:value-type="float" office:value="5">
            <text:p>5</text:p>
          </table:table-cell>
          <table:table-cell table:style-name="ce3"/>
          <table:table-cell table:style-name="ce5" office:value-type="date" office:date-value="2021-05-01T10:43:01.47">
            <text:p>0501</text:p>
          </table:table-cell>
          <table:table-cell table:style-name="ce8"/>
          <table:table-cell table:style-name="ce9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8T12:28:24.27">
            <text:p>0528 <text:s/>12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/>
          <table:table-cell table:style-name="ce5" office:value-type="date" office:date-value="2021-05-01T10:57:49.5">
            <text:p>0501</text:p>
          </table:table-cell>
          <table:table-cell table:style-name="ce8"/>
          <table:table-cell table:style-name="ce9" office:value-type="string">
            <text:p>私は公園へ行く時、自転車を使います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8T12:28:24.27">
            <text:p>0528 <text:s/>12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/>
          <table:table-cell table:style-name="ce5" office:value-type="date" office:date-value="2021-05-01T11:06:58.59">
            <text:p>0501</text:p>
          </table:table-cell>
          <table:table-cell table:style-name="ce8"/>
          <table:table-cell table:style-name="ce9" office:value-type="string">
            <text:p>落花生が好き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8T12:28:24.28">
            <text:p>0528 <text:s/>12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/>
          <table:table-cell table:style-name="ce5" office:value-type="date" office:date-value="2021-05-01T11:18:36.9">
            <text:p>0501</text:p>
          </table:table-cell>
          <table:table-cell table:style-name="ce8"/>
          <table:table-cell table:style-name="ce9" office:value-type="string">
            <text:p>傷の手当ての、新しい方法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8T12:28:24.28">
            <text:p>0528 <text:s/>12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/>
          <table:table-cell table:style-name="ce5" office:value-type="date" office:date-value="2021-05-02T08:48:06.19">
            <text:p>0502</text:p>
          </table:table-cell>
          <table:table-cell table:style-name="ce8"/>
          <table:table-cell table:style-name="ce9" office:value-type="string">
            <text:p>何時から始まるか、知っていますか。</text:p>
          </table:table-cell>
          <table:table-cell table:style-name="ce10"/>
          <table:table-cell table:style-name="ce11" office:value-type="string">
            <text:p>when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8T12:28:24.28">
            <text:p>0528 <text:s/>12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/>
          <table:table-cell table:style-name="ce5" office:value-type="date" office:date-value="2021-05-02T08:55:32.04">
            <text:p>0502</text:p>
          </table:table-cell>
          <table:table-cell table:style-name="ce8"/>
          <table:table-cell table:style-name="ce9" office:value-type="string">
            <text:p>眠いですか。疲れています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8T12:28:24.28">
            <text:p>0528 <text:s/>12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/>
          <table:table-cell table:style-name="ce5" office:value-type="date" office:date-value="2021-05-02T08:55:32.04">
            <text:p>0502</text:p>
          </table:table-cell>
          <table:table-cell table:style-name="ce8"/>
          <table:table-cell table:style-name="ce9" office:value-type="string">
            <text:p>水を飲みたいですか。何か食べたいです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8T12:28:24.28">
            <text:p>0528 <text:s/>12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/>
          <table:table-cell table:style-name="ce5" office:value-type="date" office:date-value="2021-05-02T08:55:32.04">
            <text:p>0502</text:p>
          </table:table-cell>
          <table:table-cell table:style-name="ce8"/>
          <table:table-cell table:style-name="ce9" office:value-type="string">
            <text:p>お腹が空いていますか。食事は、何時に食べました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8T12:28:24.28">
            <text:p>0528 <text:s/>122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5">
            <text:p>15</text:p>
          </table:table-cell>
          <table:table-cell table:style-name="ce3"/>
          <table:table-cell table:style-name="ce5" office:value-type="date" office:date-value="2021-05-03T08:16:33.92">
            <text:p>0503</text:p>
          </table:table-cell>
          <table:table-cell table:style-name="ce8"/>
          <table:table-cell table:style-name="ce9" office:value-type="string">
            <text:p>何時に終わるか、知っていますか。午後４時に、終わりま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8T12:28:24.28">
            <text:p>0528 <text:s/>12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/>
          <table:table-cell table:style-name="ce5" office:value-type="date" office:date-value="2021-05-03T08:16:33.92">
            <text:p>0503</text:p>
          </table:table-cell>
          <table:table-cell table:style-name="ce8"/>
          <table:table-cell table:style-name="ce9" office:value-type="string">
            <text:p>今日はとても暑いです。少し休みましょう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8T12:28:24.28">
            <text:p>0528 <text:s/>12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7">
            <text:p>17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あなたの名前はなんですか？</text:p>
          </table:table-cell>
          <table:table-cell table:style-name="ce10"/>
          <table:table-cell table:style-name="ce11" office:value-type="string">
            <text:p>name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8T12:28:24.29">
            <text:p>0528 <text:s/>12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日本には、いつ来たのですか？</text:p>
          </table:table-cell>
          <table:table-cell table:style-name="ce10"/>
          <table:table-cell table:style-name="ce11" office:value-type="string">
            <text:p>when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8T12:28:24.29">
            <text:p>0528 <text:s/>12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日本に来て、どのくらい経ちますか？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8T12:28:24.29">
            <text:p>0528 <text:s/>122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0">
            <text:p>20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how do you come here? do you use railway?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8T12:28:24.29">
            <text:p>0528 <text:s/>122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1">
            <text:p>21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see you again.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8T12:28:24.29">
            <text:p>0528 <text:s/>12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2">
            <text:p>22</text:p>
          </table:table-cell>
          <table:table-cell table:style-name="ce3"/>
          <table:table-cell table:style-name="ce5" office:value-type="date" office:date-value="2021-05-08T08:37:01.46">
            <text:p>0508</text:p>
          </table:table-cell>
          <table:table-cell table:style-name="ce8"/>
          <table:table-cell table:style-name="ce9" office:value-type="string">
            <text:p>この床は、広いです。あの壁は、高い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8T12:28:24.29">
            <text:p>0528 <text:s/>122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3">
            <text:p>23</text:p>
          </table:table-cell>
          <table:table-cell table:style-name="ce3"/>
          <table:table-cell table:style-name="ce5" office:value-type="date" office:date-value="2021-05-10T09:01:37.55">
            <text:p>0510</text:p>
          </table:table-cell>
          <table:table-cell table:style-name="ce8"/>
          <table:table-cell table:style-name="ce9" office:value-type="string">
            <text:p>今日はとても暑いです。 / I drink water very much.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8T12:28:24.29">
            <text:p>0528 <text:s/>12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4">
            <text:p>24</text:p>
          </table:table-cell>
          <table:table-cell table:style-name="ce3"/>
          <table:table-cell table:style-name="ce5" office:value-type="date" office:date-value="2021-05-10T09:01:37.55">
            <text:p>0510</text:p>
          </table:table-cell>
          <table:table-cell table:style-name="ce8"/>
          <table:table-cell table:style-name="ce9" office:value-type="string">
            <text:p>今日は、コンクリートがとても多い。いつ終わるか？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8T12:28:24.29">
            <text:p>0528 <text:s/>12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5">
            <text:p>25</text:p>
          </table:table-cell>
          <table:table-cell table:style-name="ce3"/>
          <table:table-cell table:style-name="ce5" office:value-type="date" office:date-value="2021-05-11T09:16:50.6">
            <text:p>0511</text:p>
          </table:table-cell>
          <table:table-cell table:style-name="ce8"/>
          <table:table-cell table:style-name="ce9" office:value-type="string">
            <text:p>今日は、風が吹いている。とても寒い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8T12:28:24.29">
            <text:p>0528 <text:s/>12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6">
            <text:p>26</text:p>
          </table:table-cell>
          <table:table-cell table:style-name="ce3"/>
          <table:table-cell table:style-name="ce5" office:value-type="date" office:date-value="2021-05-11T09:16:50.6">
            <text:p>0511</text:p>
          </table:table-cell>
          <table:table-cell table:style-name="ce8"/>
          <table:table-cell table:style-name="ce9" office:value-type="string">
            <text:p>今日は雲がない。とても暑い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8T12:28:24.29">
            <text:p>0528 <text:s/>12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7">
            <text:p>27</text:p>
          </table:table-cell>
          <table:table-cell table:style-name="ce3"/>
          <table:table-cell table:style-name="ce5" office:value-type="date" office:date-value="2021-05-13T10:39:52.06">
            <text:p>0513</text:p>
          </table:table-cell>
          <table:table-cell table:style-name="ce8"/>
          <table:table-cell table:style-name="ce9" office:value-type="string">
            <text:p>風が吹いている。風が吹いていない。どっちですか？</text:p>
          </table:table-cell>
          <table:table-cell table:style-name="ce10"/>
          <table:table-cell table:style-name="ce11" office:value-type="string">
            <text:p>A or B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8T12:28:24.3">
            <text:p>0528 <text:s/>122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8">
            <text:p>28</text:p>
          </table:table-cell>
          <table:table-cell table:style-name="ce3"/>
          <table:table-cell table:style-name="ce5" office:value-type="date" office:date-value="2021-05-13T10:39:52.06">
            <text:p>0513</text:p>
          </table:table-cell>
          <table:table-cell table:style-name="ce8"/>
          <table:table-cell table:style-name="ce9" office:value-type="string">
            <text:p>ネジを回すための道具。持っていますか？/ ネジ。回す。道具。持っている。</text:p>
          </table:table-cell>
          <table:table-cell table:style-name="ce10"/>
          <table:table-cell table:style-name="ce12" office:value-type="string">
            <text:p>have ; 도구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8T12:28:24.3">
            <text:p>0528 <text:s/>122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9">
            <text:p>29</text:p>
          </table:table-cell>
          <table:table-cell table:style-name="ce3"/>
          <table:table-cell table:style-name="ce5" office:value-type="date" office:date-value="2021-05-13T10:39:52.06">
            <text:p>0513</text:p>
          </table:table-cell>
          <table:table-cell table:style-name="ce8"/>
          <table:table-cell table:style-name="ce9" office:value-type="string">
            <text:p>I like peanuts</text:p>
          </table:table-cell>
          <table:table-cell table:style-name="ce10"/>
          <table:table-cell table:style-name="ce12" office:value-type="string">
            <text:p>like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8T12:28:24.3">
            <text:p>0528 <text:s/>122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30">
            <text:p>30</text:p>
          </table:table-cell>
          <table:table-cell table:style-name="ce3"/>
          <table:table-cell table:style-name="ce5" office:value-type="date" office:date-value="2021-05-14">
            <text:p>0514</text:p>
          </table:table-cell>
          <table:table-cell table:style-name="ce8"/>
          <table:table-cell table:style-name="ce9" office:value-type="string">
            <text:p>I like coconut milk.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8T12:28:24.3">
            <text:p>0528 <text:s/>122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31">
            <text:p>31</text:p>
          </table:table-cell>
          <table:table-cell table:style-name="ce3"/>
          <table:table-cell table:style-name="ce5" office:value-type="date" office:date-value="2021-05-14">
            <text:p>0514</text:p>
          </table:table-cell>
          <table:table-cell table:style-name="ce8"/>
          <table:table-cell table:style-name="ce9" office:value-type="string">
            <text:p>I like the sound of flute.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8T12:28:24.3">
            <text:p>0528 <text:s/>122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32">
            <text:p>32</text:p>
          </table:table-cell>
          <table:table-cell table:style-name="ce3"/>
          <table:table-cell table:style-name="ce5" office:value-type="date" office:date-value="2021-05-14">
            <text:p>0514</text:p>
          </table:table-cell>
          <table:table-cell table:style-name="ce8"/>
          <table:table-cell table:style-name="ce9" office:value-type="string">
            <text:p>I do not like creaking sound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8T12:28:24.3">
            <text:p>0528 <text:s/>122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33">
            <text:p>33</text:p>
          </table:table-cell>
          <table:table-cell table:style-name="ce3"/>
          <table:table-cell table:style-name="ce5" office:value-type="date" office:date-value="2021-05-15T10:48:37.7">
            <text:p>0515</text:p>
          </table:table-cell>
          <table:table-cell table:style-name="ce8"/>
          <table:table-cell table:style-name="ce9" office:value-type="string">
            <text:p>he got injured. / he needs help.</text:p>
          </table:table-cell>
          <table:table-cell table:style-name="ce10"/>
          <table:table-cell table:style-name="ce11"/>
          <table:table-cell table:style-name="ce11" office:value-type="string">
            <text:p>vt</text:p>
          </table:table-cell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8T12:28:24.3">
            <text:p>0528 <text:s/>122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4">
            <text:p>34</text:p>
          </table:table-cell>
          <table:table-cell table:style-name="ce3"/>
          <table:table-cell table:style-name="ce5" office:value-type="date" office:date-value="2021-05-16T08:24:27.410001">
            <text:p>0516</text:p>
          </table:table-cell>
          <table:table-cell table:style-name="ce8"/>
          <table:table-cell table:style-name="ce9" office:value-type="string">
            <text:p>指を怪我しました。肩を壁にぶつけました。足を角材にぶつけました。</text:p>
          </table:table-cell>
          <table:table-cell table:style-name="ce10"/>
          <table:table-cell table:style-name="ce11" office:value-type="string">
            <text:p>injury</text:p>
          </table:table-cell>
          <table:table-cell table:style-name="ce11" office:value-type="string">
            <text:p>vt</text:p>
          </table:table-cell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8T12:28:24.3">
            <text:p>0528 <text:s/>12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5">
            <text:p>35</text:p>
          </table:table-cell>
          <table:table-cell table:style-name="ce3"/>
          <table:table-cell table:style-name="ce5" office:value-type="date" office:date-value="2021-05-19T10:22:43.07">
            <text:p>0519</text:p>
          </table:table-cell>
          <table:table-cell table:style-name="ce8"/>
          <table:table-cell table:style-name="ce9" office:value-type="string">
            <text:p>上の階へ行きます。下の階から来ました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8T12:28:24.3">
            <text:p>0528 <text:s/>12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6">
            <text:p>36</text:p>
          </table:table-cell>
          <table:table-cell table:style-name="ce3"/>
          <table:table-cell table:style-name="ce5" office:value-type="date" office:date-value="2021-05-21T10:28:54.81">
            <text:p>0521</text:p>
          </table:table-cell>
          <table:table-cell table:style-name="ce8"/>
          <table:table-cell table:style-name="ce9" office:value-type="string">
            <text:p>今日は、雨が降りま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8T12:28:24.3">
            <text:p>0528 <text:s/>12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7">
            <text:p>37</text:p>
          </table:table-cell>
          <table:table-cell table:style-name="ce3"/>
          <table:table-cell table:style-name="ce5" office:value-type="date" office:date-value="2021-05-22T12:24:23.05">
            <text:p>0522</text:p>
          </table:table-cell>
          <table:table-cell table:style-name="ce8"/>
          <table:table-cell table:style-name="ce9" office:value-type="string">
            <text:p>救急車を呼びま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8T12:28:24.3">
            <text:p>0528 <text:s/>12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8">
            <text:p>38</text:p>
          </table:table-cell>
          <table:table-cell table:style-name="ce3"/>
          <table:table-cell table:style-name="ce5" office:value-type="date" office:date-value="2021-05-22T12:24:23.05">
            <text:p>0522</text:p>
          </table:table-cell>
          <table:table-cell table:style-name="ce8"/>
          <table:table-cell table:style-name="ce9" office:value-type="string">
            <text:p>病院に行きます。救急車を呼びま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8T12:28:24.3">
            <text:p>0528 <text:s/>122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39">
            <text:p>39</text:p>
          </table:table-cell>
          <table:table-cell table:style-name="ce3"/>
          <table:table-cell table:style-name="ce5" office:value-type="date" office:date-value="2021-05-24T13:05:56.06">
            <text:p>0524</text:p>
          </table:table-cell>
          <table:table-cell table:style-name="ce8"/>
          <table:table-cell table:style-name="ce9" office:value-type="string">
            <text:p>it takes another 2 hours. / I am sorry.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8T12:28:24.3">
            <text:p>0528 <text:s/>122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/>
          <table:table-cell table:style-name="ce5" office:value-type="date" office:date-value="2021-05-24T13:05:56.06">
            <text:p>0524</text:p>
          </table:table-cell>
          <table:table-cell table:style-name="ce8"/>
          <table:table-cell table:style-name="ce9" office:value-type="string">
            <text:p>頭を動かす。 / 顔を出す。 / 眼が見えない。 / 鼻が痛い。 / 口から泡が出る。/ 熱中症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8T12:28:24.3">
            <text:p>0528 <text:s/>122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1">
            <text:p>41</text:p>
          </table:table-cell>
          <table:table-cell table:style-name="ce3"/>
          <table:table-cell table:style-name="ce5" office:value-type="date" office:date-value="2021-05-24T13:05:56.06">
            <text:p>0524</text:p>
          </table:table-cell>
          <table:table-cell table:style-name="ce8"/>
          <table:table-cell table:style-name="ce9" office:value-type="string">
            <text:p>お金を持っていますか？いくら持っていますか？財布を落としました。財布を拾いましたか？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8T12:28:24.3">
            <text:p>0528 <text:s/>12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2">
            <text:p>42</text:p>
          </table:table-cell>
          <table:table-cell table:style-name="ce3"/>
          <table:table-cell table:style-name="ce5" office:value-type="date" office:date-value="2021-05-26T09:55:56.39">
            <text:p>0526</text:p>
          </table:table-cell>
          <table:table-cell table:style-name="ce8"/>
          <table:table-cell table:style-name="ce9" office:value-type="string">
            <text:p>休みの日。何をします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8T12:28:24.3">
            <text:p>0528 <text:s/>122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43">
            <text:p>43</text:p>
          </table:table-cell>
          <table:table-cell table:style-name="ce3"/>
          <table:table-cell table:style-name="ce5" office:value-type="date" office:date-value="2021-05-26T09:55:56.39">
            <text:p>0526</text:p>
          </table:table-cell>
          <table:table-cell table:style-name="ce8"/>
          <table:table-cell table:style-name="ce9" office:value-type="string">
            <text:p>聞く。書く。見る。知る。分かる。　=&gt;　を使った、文</text:p>
          </table:table-cell>
          <table:table-cell table:style-name="ce10"/>
          <table:table-cell table:style-name="ce11"/>
          <table:table-cell table:style-name="ce11" office:value-type="string">
            <text:p>po</text:p>
          </table:table-cell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8T12:28:24.32">
            <text:p>0528 <text:s/>122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44">
            <text:p>44</text:p>
          </table:table-cell>
          <table:table-cell table:style-name="ce3"/>
          <table:table-cell table:style-name="ce5" office:value-type="date" office:date-value="2021-05-27">
            <text:p>0527</text:p>
          </table:table-cell>
          <table:table-cell table:style-name="ce8"/>
          <table:table-cell table:style-name="ce9" office:value-type="string">
            <text:p>can you hold his arm? please hold his body.</text:p>
          </table:table-cell>
          <table:table-cell table:style-name="ce10"/>
          <table:table-cell table:style-name="ce11" office:value-type="string">
            <text:p>injury</text:p>
          </table:table-cell>
          <table:table-cell table:style-name="ce11" office:value-type="string">
            <text:p>vt</text:p>
          </table:table-cell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8T12:28:24.32">
            <text:p>0528 <text:s/>12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5">
            <text:p>45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8T12:28:24.32">
            <text:p>0528 <text:s/>12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6">
            <text:p>46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8T12:28:24.34">
            <text:p>0528 <text:s/>12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7">
            <text:p>47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8T12:28:24.34">
            <text:p>0528 <text:s/>12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8">
            <text:p>48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8T12:28:24.34">
            <text:p>0528 <text:s/>12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9">
            <text:p>49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8T12:28:24.34">
            <text:p>0528 <text:s/>12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0">
            <text:p>50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8T12:28:24.34">
            <text:p>0528 <text:s/>12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1">
            <text:p>51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8T12:28:24.34">
            <text:p>0528 <text:s/>12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2">
            <text:p>52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8T12:28:24.34">
            <text:p>0528 <text:s/>12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3">
            <text:p>53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8T12:28:24.34">
            <text:p>0528 <text:s/>12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8T12:28:24.34">
            <text:p>0528 <text:s/>12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5">
            <text:p>55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8T12:28:24.34">
            <text:p>0528 <text:s/>1228</text:p>
          </table:table-cell>
          <table:table-cell table:number-columns-repeated="1011"/>
        </table:table-row>
        <table:table-row table:style-name="ro8">
          <table:table-cell table:number-columns-repeated="2" office:value-type="string">
            <text:p>*</text:p>
          </table:table-cell>
          <table:table-cell table:style-name="ce6" table:formula="of:=NOW()" office:value-type="date" office:date-value="2021-05-28T12:28:24.34">
            <text:p>0528 <text:s/>1228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5-28T12:28:24.34">
            <text:p>2021/5/28 12:28</text:p>
          </table:table-cell>
          <table:table-cell table:number-columns-repeated="2" office:value-type="string">
            <text:p>*</text:p>
          </table:table-cell>
          <table:table-cell table:style-name="ce6" table:formula="of:=NOW()" office:value-type="date" office:date-value="2021-05-28T12:28:24.34">
            <text:p>0528 <text:s/>1228</text:p>
          </table:table-cell>
          <table:table-cell table:style-name="ce6" table:formula="of:=NOW()" office:value-type="date" office:date-value="2021-05-28T12:28:24.34">
            <text:p>0528 <text:s/>1228</text:p>
          </table:table-cell>
          <table:table-cell office:value-type="string">
            <text:p>*</text:p>
          </table:table-cell>
          <table:table-cell table:style-name="ce6" table:formula="of:=NOW()" office:value-type="date" office:date-value="2021-05-28T12:28:24.34">
            <text:p>0528 <text:s/>1228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6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6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6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6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6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6"/>
          <table:table-cell table:number-columns-repeated="1012"/>
        </table:table-row>
        <table:table-row table:style-name="ro8">
          <table:table-cell table:number-columns-repeated="11"/>
          <table:table-cell table:style-name="ce6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6"/>
          <table:table-cell table:number-columns-repeated="1012"/>
        </table:table-row>
        <table:table-row table:style-name="ro2" table:number-rows-repeated="10484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2" table:default-cell-style-name="ce1"/>
        <table:table-column table:style-name="co9" table:default-cell-style-name="ce1"/>
        <table:table-column table:style-name="co8" table:default-cell-style-name="ce14"/>
        <table:table-column table:style-name="co8" table:default-cell-style-name="ce1"/>
        <table:table-column table:style-name="co9" table:number-columns-repeated="1010" table:default-cell-style-name="ce1"/>
        <table:table-row table:style-name="ro1">
          <table:table-cell table:number-columns-repeated="12"/>
          <table:table-cell table:formula="of:=COUNTA(i#ref!:i#ref!)" office:value-type="string" office:string-value="エラー:508">
            <text:p>エラー:508</text:p>
          </table:table-cell>
          <table:table-cell table:number-columns-repeated="1011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4" office:value-type="string">
            <text:p>entry</text:p>
          </table:table-cell>
          <table:table-cell table:style-name="ce7" table:formula="of:=CONCATENATE(&quot;s.n. (&quot;;MAX([.D3:.D7]);&quot;)&quot;)" office:value-type="string" office:string-value="s.n. (2)">
            <text:p>s.n. (2)</text:p>
          </table:table-cell>
          <table:table-cell table:style-name="ce4" office:value-type="string">
            <text:p>sentence</text:p>
          </table:table-cell>
          <table:table-cell table:style-name="ce4" table:number-columns-repeated="3"/>
          <table:table-cell table:style-name="ce4" office:value-type="string">
            <text:p>id</text:p>
          </table:table-cell>
          <table:table-cell table:style-name="ce4" table:number-columns-repeated="3"/>
          <table:table-cell table:style-name="ce15"/>
          <table:table-cell office:value-type="string">
            <text:p>*</text:p>
          </table:table-cell>
          <table:table-cell table:number-columns-repeated="1010"/>
        </table:table-row>
        <table:table-row table:style-name="ro9">
          <table:table-cell table:number-columns-repeated="2" table:style-name="ce3" office:value-type="float" office:value="1">
            <text:p>1</text:p>
          </table:table-cell>
          <table:table-cell table:style-name="ce5" office:value-type="date" office:date-value="2021-05-02T08:53:55.770001">
            <text:p>0502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bạn có biết khi nào nó sẽ bắt dầu.</text:p>
          </table:table-cell>
          <table:table-cell table:style-name="ce17" office:value-type="string">
            <text:p>何時から始まるか、知っていますか。</text:p>
          </table:table-cell>
          <table:table-cell table:style-name="ce11" office:value-type="string" table:number-columns-spanned="2" table:number-rows-spanned="1">
            <text:p>언제부터 시작될지 알고 있어요?</text:p>
          </table:table-cell>
          <table:covered-table-cell table:style-name="ce11"/>
          <table:table-cell table:style-name="ce55" office:value-type="string">
            <text:p>s-id=11</text:p>
          </table:table-cell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41">
            <text:p>0528 <text:s/>1228</text:p>
          </table:table-cell>
          <table:table-cell table:number-columns-repeated="1010"/>
        </table:table-row>
        <table:table-row table:style-name="ro9">
          <table:table-cell table:style-name="ce3" table:formula="of:=ROW()-2" office:value-type="float" office:value="2">
            <text:p>2</text:p>
          </table:table-cell>
          <table:table-cell table:style-name="ce3" table:formula="of:=[.B3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bạn có bùôn[want ngủ[sleep không. / bạn có mệt không.</text:p>
          </table:table-cell>
          <table:table-cell table:style-name="ce17" office:value-type="string">
            <text:p>眠いですか。疲れていますか。</text:p>
          </table:table-cell>
          <table:table-cell table:style-name="ce11" table:number-columns-repeated="2"/>
          <table:table-cell table:style-name="ce55" office:value-type="string">
            <text:p>s-id=12</text:p>
          </table:table-cell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42">
            <text:p>0528 <text:s/>1228</text:p>
          </table:table-cell>
          <table:table-cell table:number-columns-repeated="1010"/>
        </table:table-row>
        <table:table-row table:style-name="ro10">
          <table:table-cell table:style-name="ce3" table:formula="of:=ROW()-2" office:value-type="float" office:value="3">
            <text:p>3</text:p>
          </table:table-cell>
          <table:table-cell table:style-name="ce3" table:formula="of:=[.B4]+1" office:value-type="float" office:value="3">
            <text:p>3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7" office:value-type="string">
            <text:p>두 마리. / 비가 내리고 있다. / 울타리를 통해 페이스트. / 크로는 먼저부터 미케의 먹이를 먹으려고 하지않는다. / 떨어진 곳에 가만히 보고있다.</text:p>
          </table:table-cell>
          <table:table-cell table:style-name="ce3"/>
          <table:table-cell table:style-name="ce11" office:value-type="string" table:number-columns-spanned="2" table:number-rows-spanned="1">
            <text:p>Dwa. / Pada deszcz. / Wklej przez płot. / Crowe nie próbuje najpierw zjeść jedzenia Mike'a. / Patrząc w odległe miejsce.</text:p>
          </table:table-cell>
          <table:covered-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42">
            <text:p>0528 <text:s/>1228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4">
            <text:p>4</text:p>
          </table:table-cell>
          <table:table-cell table:style-name="ce3" table:formula="of:=[.B5]+1" office:value-type="float" office:value="4">
            <text:p>4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7" office:value-type="string">
            <text:p>반창고의 천 부분. 여기에 세이지를 담근 소주를 좀 붙인다.</text:p>
          </table:table-cell>
          <table:table-cell table:style-name="ce28" office:value-type="string" table:number-columns-spanned="2" table:number-rows-spanned="1">
            <text:p>Tkanina opaski. Dodaj trochę wódki nasączonej szałwią.</text:p>
          </table:table-cell>
          <table:covered-table-cell table:style-name="ce11"/>
          <table:table-cell table:style-name="ce11"/>
          <table:table-cell table:style-name="ce55" office:value-type="string">
            <text:p>cake-id.47694</text:p>
          </table:table-cell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42">
            <text:p>0528 <text:s/>122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5">
            <text:p>5</text:p>
          </table:table-cell>
          <table:table-cell table:style-name="ce3" table:formula="of:=[.B6]+1" office:value-type="float" office:value="5">
            <text:p>5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7" office:value-type="string">
            <text:p>była sobota, pierwszy maja.</text:p>
          </table:table-cell>
          <table:table-cell table:style-name="ce3"/>
          <table:table-cell table:style-name="ce11" table:number-columns-repeated="2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42">
            <text:p>0528 <text:s/>122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6">
            <text:p>6</text:p>
          </table:table-cell>
          <table:table-cell table:style-name="ce3" table:formula="of:=[.B7]+1" office:value-type="float" office:value="6">
            <text:p>6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7" office:value-type="string">
            <text:p>shino : ćwiczenie. głośność dźwięków. </text:p>
          </table:table-cell>
          <table:table-cell table:style-name="ce3"/>
          <table:table-cell table:style-name="ce11" table:number-columns-repeated="2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42">
            <text:p>0528 <text:s/>1228</text:p>
          </table:table-cell>
          <table:table-cell table:number-columns-repeated="1010"/>
        </table:table-row>
        <table:table-row table:style-name="ro10">
          <table:table-cell table:style-name="ce3" table:formula="of:=ROW()-2" office:value-type="float" office:value="7">
            <text:p>7</text:p>
          </table:table-cell>
          <table:table-cell table:style-name="ce3" table:formula="of:=[.B8]+1" office:value-type="float" office:value="7">
            <text:p>7</text:p>
          </table:table-cell>
          <table:table-cell table:style-name="ce5"/>
          <table:table-cell table:style-name="ce8" office:value-type="float" office:value="3">
            <text:p>3</text:p>
          </table:table-cell>
          <table:table-cell table:style-name="ce17" office:value-type="string">
            <text:p>napisałem na papierze wskazówki dotyczące glośności dźwięków. jak napisałem? wymyśliłem symbole na miejscu.</text:p>
          </table:table-cell>
          <table:table-cell table:style-name="ce28" office:value-type="string" table:number-columns-spanned="2" table:number-rows-spanned="1">
            <text:p>Я написал на бумаге заметку о громкости звуков. как я писал? Я прикинул символы на месте.</text:p>
          </table:table-cell>
          <table:covered-table-cell table:style-name="ce11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43">
            <text:p>0528 <text:s/>1228</text:p>
          </table:table-cell>
          <table:table-cell table:number-columns-repeated="1010"/>
        </table:table-row>
        <table:table-row table:style-name="ro10">
          <table:table-cell table:style-name="ce3" table:formula="of:=ROW()-2" office:value-type="float" office:value="8">
            <text:p>8</text:p>
          </table:table-cell>
          <table:table-cell table:style-name="ce3" table:formula="of:=[.B9]+1" office:value-type="float" office:value="8">
            <text:p>8</text:p>
          </table:table-cell>
          <table:table-cell table:style-name="ce5"/>
          <table:table-cell table:style-name="ce8" office:value-type="string">
            <text:p>r1</text:p>
          </table:table-cell>
          <table:table-cell table:style-name="ce17" office:value-type="string">
            <text:p>كان يوم السبت، الأول من مايو.</text:p>
          </table:table-cell>
          <table:table-cell table:style-name="ce3" office:value-type="string">
            <text:p>a'sapti / al'awaal / maayi</text:p>
          </table:table-cell>
          <table:table-cell table:style-name="ce17" office:value-type="string">
            <text:p>była sobota, pierwszy maja.</text:p>
          </table:table-cell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43">
            <text:p>0528 <text:s/>122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9">
            <text:p>9</text:p>
          </table:table-cell>
          <table:table-cell table:style-name="ce3" table:formula="of:=[.B10]+1" office:value-type="float" office:value="9">
            <text:p>9</text:p>
          </table:table-cell>
          <table:table-cell table:style-name="ce5"/>
          <table:table-cell table:style-name="ce8" office:value-type="string">
            <text:p>r2</text:p>
          </table:table-cell>
          <table:table-cell table:style-name="ce17" office:value-type="string">
            <text:p>ذهبت مرة أخرى إلى الحديقة.</text:p>
          </table:table-cell>
          <table:table-cell table:style-name="ce3"/>
          <table:table-cell table:style-name="ce11" office:value-type="string">
            <text:p>poszedłem do parku.</text:p>
          </table:table-cell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43">
            <text:p>0528 <text:s/>1228</text:p>
          </table:table-cell>
          <table:table-cell table:number-columns-repeated="1010"/>
        </table:table-row>
        <table:table-row table:style-name="ro11">
          <table:table-cell table:style-name="ce3" table:formula="of:=ROW()-2" office:value-type="float" office:value="10">
            <text:p>10</text:p>
          </table:table-cell>
          <table:table-cell table:style-name="ce3" table:formula="of:=[.B11]+1" office:value-type="float" office:value="10">
            <text:p>10</text:p>
          </table:table-cell>
          <table:table-cell table:style-name="ce5"/>
          <table:table-cell table:style-name="ce8" office:value-type="string">
            <text:p>r3</text:p>
          </table:table-cell>
          <table:table-cell table:style-name="ce17" office:value-type="string">
            <text:p>لم أشتري أي شيء</text:p>
          </table:table-cell>
          <table:table-cell table:style-name="ce3" office:value-type="string">
            <text:p>ashtari[buy / ayu[kto`ry / shayi[rzecz</text:p>
          </table:table-cell>
          <table:table-cell table:style-name="ce11" table:number-columns-repeated="2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43">
            <text:p>0528 <text:s/>122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1">
            <text:p>11</text:p>
          </table:table-cell>
          <table:table-cell table:style-name="ce3" table:formula="of:=[.B12]+1" office:value-type="float" office:value="11">
            <text:p>11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شنبه، اول مه بود.</text:p>
          </table:table-cell>
          <table:table-cell table:style-name="ce3" office:value-type="string">
            <text:p>awal[pierwszy / me[maja</text:p>
          </table:table-cell>
          <table:table-cell table:style-name="ce11" office:value-type="string" table:number-columns-spanned="2" table:number-rows-spanned="1">
            <text:p>była sobota, pierwszy maja.</text:p>
          </table:table-cell>
          <table:covered-table-cell table:style-name="ce11" office:value-type="string">
            <text:p>była sobota, pierwszy maja.</text:p>
          </table:covered-table-cell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43">
            <text:p>0528 <text:s/>1228</text:p>
          </table:table-cell>
          <table:table-cell table:number-columns-repeated="1010"/>
        </table:table-row>
        <table:table-row table:style-name="ro11">
          <table:table-cell table:style-name="ce3" table:formula="of:=ROW()-2" office:value-type="float" office:value="12">
            <text:p>12</text:p>
          </table:table-cell>
          <table:table-cell table:style-name="ce3" table:formula="of:=[.B13]+1" office:value-type="float" office:value="12">
            <text:p>12</text:p>
          </table:table-cell>
          <table:table-cell table:style-name="ce5"/>
          <table:table-cell table:style-name="ce8" office:value-type="string">
            <text:p>f2</text:p>
          </table:table-cell>
          <table:table-cell table:style-name="ce17" office:value-type="string">
            <text:p>من فلوت ژاپني می زدم</text:p>
          </table:table-cell>
          <table:table-cell table:style-name="ce3" office:value-type="string">
            <text:p>fluwt[flet / zadam[zagrac`</text:p>
          </table:table-cell>
          <table:table-cell table:style-name="ce11" office:value-type="string" table:number-columns-spanned="2" table:number-rows-spanned="1">
            <text:p>zagrałem japoński flet.</text:p>
          </table:table-cell>
          <table:covered-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43">
            <text:p>0528 <text:s/>1228</text:p>
          </table:table-cell>
          <table:table-cell table:number-columns-repeated="1010"/>
        </table:table-row>
        <table:table-row table:style-name="ro9">
          <table:table-cell table:style-name="ce3" table:formula="of:=ROW()-2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2T15:48:56.38">
            <text:p>0502</text:p>
          </table:table-cell>
          <table:table-cell table:style-name="ce8" office:value-type="string">
            <text:p>c1</text:p>
          </table:table-cell>
          <table:table-cell table:style-name="ce17" office:value-type="string">
            <text:p>让我来做 “民间音乐”。比 “能乐” 等豪华音乐悦乐的很多。这种音乐呢，对我来说，更有趣。我觉得我的心理更开放且展开。</text:p>
          </table:table-cell>
          <table:table-cell table:style-name="ce3"/>
          <table:table-cell table:style-name="ce11" table:number-columns-repeated="2"/>
          <table:table-cell table:style-name="ce55" office:value-type="string">
            <text:p>cake-47236</text:p>
          </table:table-cell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43">
            <text:p>0528 <text:s/>122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4">
            <text:p>14</text:p>
          </table:table-cell>
          <table:table-cell table:style-name="ce3" table:formula="of:=[.B15]+1" office:value-type="float" office:value="2">
            <text:p>2</text:p>
          </table:table-cell>
          <table:table-cell table:style-name="ce5"/>
          <table:table-cell table:style-name="ce8" office:value-type="string">
            <text:p>r1</text:p>
          </table:table-cell>
          <table:table-cell table:style-name="ce17" office:value-type="string">
            <text:p>это была суббота, первое мая.</text:p>
          </table:table-cell>
          <table:table-cell table:style-name="ce3" office:value-type="string" table:number-columns-spanned="2" table:number-rows-spanned="1">
            <text:p>it was saturday, march first.</text:p>
          </table:table-cell>
          <table:covered-table-cell table:style-name="ce11" office:value-type="string">
            <text:p>it was saturday, march first.</text:p>
          </table:covered-table-cell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44">
            <text:p>0528 <text:s/>1228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5">
            <text:p>15</text:p>
          </table:table-cell>
          <table:table-cell table:style-name="ce3" table:formula="of:=[.B16]+1" office:value-type="float" office:value="3">
            <text:p>3</text:p>
          </table:table-cell>
          <table:table-cell table:style-name="ce5"/>
          <table:table-cell table:style-name="ce8" office:value-type="string">
            <text:p>r2</text:p>
          </table:table-cell>
          <table:table-cell table:style-name="ce17" office:value-type="string">
            <text:p>чтобы что'-то продо'лжить : вам нужна мотивация и ме'тод.</text:p>
          </table:table-cell>
          <table:table-cell table:style-name="ce29" office:value-type="string" table:number-columns-spanned="2" table:number-rows-spanned="1">
            <text:p>계속하려면 동기와 ​​방법이 필요합니다.</text:p>
          </table:table-cell>
          <table:covered-table-cell table:style-name="ce11"/>
          <table:table-cell table:style-name="ce11"/>
          <table:table-cell table:style-name="ce55" office:value-type="string">
            <text:p>cake-47657</text:p>
          </table:table-cell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44">
            <text:p>0528 <text:s/>1228</text:p>
          </table:table-cell>
          <table:table-cell table:number-columns-repeated="1010"/>
        </table:table-row>
        <table:table-row table:style-name="ro12">
          <table:table-cell table:style-name="ce3" table:formula="of:=ROW()-2" office:value-type="float" office:value="16">
            <text:p>16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3T08:17:17.020001">
            <text:p>0503</text:p>
          </table:table-cell>
          <table:table-cell table:style-name="ce8" office:value-type="float" office:value="1">
            <text:p>1</text:p>
          </table:table-cell>
          <table:table-cell table:style-name="ce17" office:value-type="string">
            <text:p>bạn có biết mấy giờ nó sẽ kết thức không?</text:p>
          </table:table-cell>
          <table:table-cell table:style-name="ce28" office:value-type="string">
            <text:p>何時に終わるか、知っていますか。</text:p>
          </table:table-cell>
          <table:table-cell table:style-name="ce30" office:value-type="string" table:number-columns-spanned="2" table:number-rows-spanned="1">
            <text:p>언제 끝날지 아십니까?</text:p>
          </table:table-cell>
          <table:covered-table-cell table:style-name="ce11" office:value-type="string">
            <text:p>언제 끝날지 아십니까?</text:p>
          </table:covered-table-cell>
          <table:table-cell table:style-name="ce55" office:value-type="string">
            <text:p>s-15</text:p>
          </table:table-cell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44">
            <text:p>0528 <text:s/>1228</text:p>
          </table:table-cell>
          <table:table-cell table:number-columns-repeated="1010"/>
        </table:table-row>
        <table:table-row table:style-name="ro12">
          <table:table-cell table:style-name="ce3" table:formula="of:=ROW()-2" office:value-type="float" office:value="17">
            <text:p>17</text:p>
          </table:table-cell>
          <table:table-cell table:style-name="ce3" table:formula="of:=[.B18]+1" office:value-type="float" office:value="2">
            <text:p>2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7" office:value-type="string">
            <text:p>hôm nay trời rất nóng.</text:p>
          </table:table-cell>
          <table:table-cell table:style-name="ce28" office:value-type="string">
            <text:p>今日はとても暑いです。</text:p>
          </table:table-cell>
          <table:table-cell table:style-name="ce30" office:value-type="string" table:number-columns-spanned="2" table:number-rows-spanned="1">
            <text:p>오늘은 매우 덥습니다.</text:p>
          </table:table-cell>
          <table:covered-table-cell table:style-name="ce11"/>
          <table:table-cell table:style-name="ce55" office:value-type="string">
            <text:p>s-16</text:p>
          </table:table-cell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44">
            <text:p>0528 <text:s/>1228</text:p>
          </table:table-cell>
          <table:table-cell table:number-columns-repeated="1010"/>
        </table:table-row>
        <table:table-row table:style-name="ro13">
          <table:table-cell table:style-name="ce3" table:formula="of:=ROW()-2" office:value-type="float" office:value="18">
            <text:p>18</text:p>
          </table:table-cell>
          <table:table-cell table:style-name="ce3" table:formula="of:=[.B19]+1" office:value-type="float" office:value="3">
            <text:p>3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7" office:value-type="string">
            <text:p>두 마리. / 크로는 먼저 약간 옹벽 위 보도 쪽으로 이동한 후 멈춘다. / 내가 팔을 뻗으면 다시 움직기 시작한다. / 하지만, 지상에서 몇번 좌우로 움직 후 빨리 보도쪽으로 돌아가서 버린다.</text:p>
          </table:table-cell>
          <table:table-cell table:style-name="ce28"/>
          <table: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44">
            <text:p>0528 <text:s/>1228</text:p>
          </table:table-cell>
          <table:table-cell table:number-columns-repeated="1010"/>
        </table:table-row>
        <table:table-row table:style-name="ro14">
          <table:table-cell table:style-name="ce3" table:formula="of:=ROW()-2" office:value-type="float" office:value="19">
            <text:p>19</text:p>
          </table:table-cell>
          <table:table-cell table:style-name="ce3" table:formula="of:=[.B20]+1" office:value-type="float" office:value="4">
            <text:p>4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7" office:value-type="string">
            <text:p>“잊지 않도록 주의하자” 이 아니라, 기억을 다시 호출 할 수 있도록 메모를 쓰고 어디 그곳에 두고 두자.</text:p>
          </table:table-cell>
          <table:table-cell table:style-name="ce28" office:value-type="string" table:number-columns-spanned="2" table:number-rows-spanned="1">
            <text:p>Zamiast „uważać, żeby nie zapomnieć”, napiszmy notatkę i zostawmy ją tam, abyśmy mogli przywołać wspomnienie.</text:p>
          </table:table-cell>
          <table:covered-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45">
            <text:p>0528 <text:s/>1228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20">
            <text:p>20</text:p>
          </table:table-cell>
          <table:table-cell table:style-name="ce3" table:formula="of:=[.B21]+1" office:value-type="float" office:value="5">
            <text:p>5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7" office:value-type="string">
            <text:p>była niedziela, drugi maja.</text:p>
          </table:table-cell>
          <table:table-cell table:style-name="ce30" office:value-type="string">
            <text:p>it was sunday, May second.</text:p>
          </table:table-cell>
          <table:table-cell table:style-name="ce30" office:value-type="string" table:number-columns-spanned="2" table:number-rows-spanned="1">
            <text:p>это было воскресенье, второе мая.</text:p>
          </table:table-cell>
          <table:covered-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45">
            <text:p>0528 <text:s/>1228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21">
            <text:p>21</text:p>
          </table:table-cell>
          <table:table-cell table:style-name="ce3" table:formula="of:=[.B22]+1" office:value-type="float" office:value="6">
            <text:p>6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7" office:value-type="string">
            <text:p>shino : ćwiczenie dla regulacji głośności. także dla wydmuchania każdej nuty w sposób niewiązana</text:p>
          </table:table-cell>
          <table:table-cell table:style-name="ce28"/>
          <table: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45">
            <text:p>0528 <text:s/>1228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22">
            <text:p>22</text:p>
          </table:table-cell>
          <table:table-cell table:style-name="ce3" table:formula="of:=[.B23]+1" office:value-type="float" office:value="7">
            <text:p>7</text:p>
          </table:table-cell>
          <table:table-cell table:style-name="ce5"/>
          <table:table-cell table:style-name="ce8" office:value-type="string">
            <text:p>r1</text:p>
          </table:table-cell>
          <table:table-cell table:style-name="ce17" office:value-type="string">
            <text:p>كان يوم الأحد، الثاني من مايو.</text:p>
          </table:table-cell>
          <table:table-cell table:style-name="ce28"/>
          <table:table-cell table:style-name="ce30" office:value-type="string">
            <text:p>it was sunday, May second.</text:p>
          </table:table-cell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45">
            <text:p>0528 <text:s/>122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23">
            <text:p>23</text:p>
          </table:table-cell>
          <table:table-cell table:style-name="ce3" table:formula="of:=[.B24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يکشنبه، دوم مه.</text:p>
          </table:table-cell>
          <table:table-cell table:style-name="ce28" office:value-type="string">
            <text:p>dowoom</text:p>
          </table:table-cell>
          <table: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45">
            <text:p>0528 <text:s/>122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24">
            <text:p>2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5T08:49:59.45">
            <text:p>0505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tên của bạn là gì?</text:p>
          </table:table-cell>
          <table:table-cell table:style-name="ce28" office:value-type="string" table:number-columns-spanned="2" table:number-rows-spanned="1">
            <text:p>あなたの名前はなんですか？</text:p>
          </table:table-cell>
          <table:covered-table-cell table:style-name="ce30" office:value-type="string">
            <text:p>あなたの名前はなんですか？</text:p>
          </table:covered-table-cell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45">
            <text:p>0528 <text:s/>1228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25">
            <text:p>25</text:p>
          </table:table-cell>
          <table:table-cell table:style-name="ce3" table:formula="of:=[.B26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bạn có muốn uống nước không? / bạn có muốn ăn thư gi đo</text:p>
          </table:table-cell>
          <table:table-cell table:style-name="ce28" office:value-type="string" table:number-columns-spanned="2" table:number-rows-spanned="1">
            <text:p>水を飲みたいですか。何か食べたいですか。</text:p>
          </table:table-cell>
          <table:covered-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45">
            <text:p>0528 <text:s/>1228</text:p>
          </table:table-cell>
          <table:table-cell table:number-columns-repeated="1010"/>
        </table:table-row>
        <table:table-row table:style-name="ro16">
          <table:table-cell table:style-name="ce3" table:formula="of:=ROW()-2" office:value-type="float" office:value="26">
            <text:p>26</text:p>
          </table:table-cell>
          <table:table-cell table:style-name="ce3" table:formula="of:=[.B27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모두 지상에 내려왔다. / 크로가 먼저. / 크로는 "뒹굴" 을 몇 번 했다. / 미케가 오면, 잠시 후 보도 쪽으러 가서 버렸다.</text:p>
          </table:table-cell>
          <table:table-cell table:style-name="ce28" office:value-type="string" table:number-columns-spanned="2" table:number-rows-spanned="1">
            <text:p>Dwa. Wszyscy spadli na ziemię. / Najpierw Cro. / Crowe kilka razy nagrał "Road". / Kiedy przyszedł Mike, po chwili wyszedł na chodnik i wyszedł.</text:p>
          </table:table-cell>
          <table:covered-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46">
            <text:p>0528 <text:s/>1228</text:p>
          </table:table-cell>
          <table:table-cell table:number-columns-repeated="1010"/>
        </table:table-row>
        <table:table-row table:style-name="ro16">
          <table:table-cell table:style-name="ce3" table:formula="of:=ROW()-2" office:value-type="float" office:value="27">
            <text:p>27</text:p>
          </table:table-cell>
          <table:table-cell table:style-name="ce3" table:formula="of:=[.B28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아침에 일어나면 눈이 아프다. 왼쪽 눈. 간략하게 설명하면, 그 후 택시를 불러 미조조구치에 갔다. 안과에 간다.</text:p>
          </table:table-cell>
          <table:table-cell table:style-name="ce28" office:value-type="string" table:number-columns-spanned="2" table:number-rows-spanned="1">
            <text:p>Oczy mnie bolą, kiedy budzę się rano. Lewe oko. po tym wezwałem taksówkę i pojechałem do Mizojoguchi. Idę do okulisty.</text:p>
          </table:table-cell>
          <table:covered-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46">
            <text:p>0528 <text:s/>1228</text:p>
          </table:table-cell>
          <table:table-cell table:number-columns-repeated="1010"/>
        </table:table-row>
        <table:table-row table:style-name="ro13">
          <table:table-cell table:style-name="ce3" table:formula="of:=ROW()-2" office:value-type="float" office:value="28">
            <text:p>28</text:p>
          </table:table-cell>
          <table:table-cell table:style-name="ce3" table:formula="of:=[.B29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shino : ustawienie palca dla niższych nut, zwłaszcza dla dziury jeden. / stało się łatwiejsze, to jakie poczułem. prawa ręka jest teraz mniej napięka.</text:p>
          </table:table-cell>
          <table:table-cell table:style-name="ce28" office:value-type="string" table:number-columns-spanned="2" table:number-rows-spanned="1">
            <text:p>shino : 낮은 음표, 특히 홀 1에 손가락을 설정함. 내가 느꼈던 방식이 더 쉬워졌습니다. 오른손은 이제 덜 긴장됩니다.</text:p>
          </table:table-cell>
          <table:covered-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46">
            <text:p>0528 <text:s/>1228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29">
            <text:p>29</text:p>
          </table:table-cell>
          <table:table-cell table:style-name="ce3" table:formula="of:=[.B30]+1" office:value-type="float" office:value="6">
            <text:p>6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ثلاثاء، الخامس من مايو</text:p>
          </table:table-cell>
          <table:table-cell table:style-name="ce31" office:value-type="string">
            <text:p>a'thlathaaI / maayu</text:p>
          </table:table-cell>
          <table:table-cell table:style-name="ce30" office:value-type="string">
            <text:p>it was tuesday, fifth of May</text:p>
          </table:table-cell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46">
            <text:p>0528 <text:s/>1228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30">
            <text:p>30</text:p>
          </table:table-cell>
          <table:table-cell table:style-name="ce3" table:formula="of:=[.B31]+1" office:value-type="float" office:value="7">
            <text:p>7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سه شنبه، پنجم ماه مه بود.</text:p>
          </table:table-cell>
          <table:table-cell table:style-name="ce28" office:value-type="string">
            <text:p>panjoo / mo_h[month / me</text:p>
          </table:table-cell>
          <table: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46">
            <text:p>0528 <text:s/>1228</text:p>
          </table:table-cell>
          <table:table-cell table:number-columns-repeated="1010"/>
        </table:table-row>
        <table:table-row table:style-name="ro18">
          <table:table-cell table:style-name="ce3" table:formula="of:=ROW()-2" office:value-type="float" office:value="31">
            <text:p>31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6T08:25:00.35">
            <text:p>0506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bạn đến Nhật Bản khi nào? / Bạn đã ơ Nhật Bản bao lâu rồi[then;already</text:p>
          </table:table-cell>
          <table:table-cell table:style-name="ce32" office:value-type="string" table:number-columns-spanned="2" table:number-rows-spanned="1">
            <text:p><text:span text:style-name="T1">日本には、いつ来たのですか？ </text:span><text:span text:style-name="T1">/ </text:span><text:span text:style-name="T1">日本に来て、どのく</text:span><text:span text:style-name="T1">らい経ちますか？</text:span></text:p>
            <text:p><text:span text:style-name="T1"/></text:p>
          </table:table-cell>
          <table:covered-table-cell table:style-name="ce30"/>
          <table:table-cell table:style-name="ce47" office:value-type="string" table:number-columns-spanned="2" table:number-rows-spanned="1">
            <text:p>일본에 언제 왔습니까? / 일본에 얼마나 있었습니까?</text:p>
          </table:table-cell>
          <table:covered-table-cell table:style-name="ce55"/>
          <table:table-cell table:style-name="ce13" table:number-columns-repeated="3"/>
          <table:table-cell table:style-name="ce16"/>
          <table:table-cell table:style-name="ce6"/>
          <table:table-cell table:number-columns-repeated="1010"/>
        </table:table-row>
        <table:table-row table:style-name="ro5">
          <table:table-cell table:style-name="ce3" table:formula="of:=ROW()-2" office:value-type="float" office:value="32">
            <text:p>32</text:p>
          </table:table-cell>
          <table:table-cell table:style-name="ce3" table:formula="of:=[.B33]+1" office:value-type="float" office:value="2">
            <text:p>2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/ 크로는 다시 내려오지 않는다.</text:p>
          </table:table-cell>
          <table:table-cell table:style-name="ce28"/>
          <table: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/>
          <table:table-cell table:number-columns-repeated="1010"/>
        </table:table-row>
        <table:table-row table:style-name="ro5">
          <table:table-cell table:style-name="ce3" table:formula="of:=ROW()-2" office:value-type="float" office:value="33">
            <text:p>33</text:p>
          </table:table-cell>
          <table:table-cell table:style-name="ce3" table:formula="of:=[.B34]+1" office:value-type="float" office:value="3">
            <text:p>3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미케는 페이스트 후 다시 내려왔다.</text:p>
          </table:table-cell>
          <table:table-cell table:style-name="ce28"/>
          <table: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/>
          <table:table-cell table:number-columns-repeated="1010"/>
        </table:table-row>
        <table:table-row table:style-name="ro5">
          <table:table-cell table:style-name="ce3" table:formula="of:=ROW()-2" office:value-type="float" office:value="34">
            <text:p>34</text:p>
          </table:table-cell>
          <table:table-cell table:style-name="ce3" table:formula="of:=[.B35]+1" office:value-type="float" office:value="4">
            <text:p>4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a środa, piąty maja.</text:p>
          </table:table-cell>
          <table:table-cell table:style-name="ce28"/>
          <table: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/>
          <table:table-cell table:number-columns-repeated="1010"/>
        </table:table-row>
        <table:table-row table:style-name="ro10">
          <table:table-cell table:style-name="ce3" table:formula="of:=ROW()-2" office:value-type="float" office:value="35">
            <text:p>35</text:p>
          </table:table-cell>
          <table:table-cell table:style-name="ce3" table:formula="of:=[.B36]+1" office:value-type="float" office:value="5">
            <text:p>5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ćwiczenie dla wysokich i niskich dźwięków. a potem kompozycja. Dodatek do poprzedniego.</text:p>
          </table:table-cell>
          <table:table-cell table:style-name="ce33" office:value-type="string" table:number-columns-spanned="2" table:number-rows-spanned="1">
            <text:p>shino : 고음과 저음 운동. 그런 다음 구성. 이전 항목에 추가.</text:p>
          </table:table-cell>
          <table:covered-table-cell table:style-name="ce44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/>
          <table:table-cell table:number-columns-repeated="1010"/>
        </table:table-row>
        <table:table-row table:style-name="ro7">
          <table:table-cell table:style-name="ce3" table:formula="of:=ROW()-2" office:value-type="float" office:value="36">
            <text:p>36</text:p>
          </table:table-cell>
          <table:table-cell table:style-name="ce3" table:formula="of:=[.B37]+1" office:value-type="float" office:value="6">
            <text:p>6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kompozycja, to jest zabawa. podoba mi się to bardzo. czas płynie szybko.</text:p>
          </table:table-cell>
          <table:table-cell table:style-name="ce33" office:value-type="string" table:number-columns-spanned="2" table:number-rows-spanned="1">
            <text:p>구성, 재미 있습니다. 나는 그것을 아주 많이 좋아. 시간은 빨리 간다.</text:p>
          </table:table-cell>
          <table:covered-table-cell table:style-name="ce44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/>
          <table:table-cell table:number-columns-repeated="1010"/>
        </table:table-row>
        <table:table-row table:style-name="ro17">
          <table:table-cell table:style-name="ce3" table:formula="of:=ROW()-2" office:value-type="float" office:value="37">
            <text:p>37</text:p>
          </table:table-cell>
          <table:table-cell table:style-name="ce3" table:formula="of:=[.B38]+1" office:value-type="float" office:value="7">
            <text:p>7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أربعاء، الخامس من مايو</text:p>
          </table:table-cell>
          <table:table-cell table:style-name="ce28" office:value-type="string">
            <text:p>al'chaamisi / maayu</text:p>
          </table:table-cell>
          <table:table-cell table:style-name="ce30" office:value-type="string">
            <text:p>it was wednesday, fifth of May</text:p>
          </table:table-cell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/>
          <table:table-cell table:number-columns-repeated="1010"/>
        </table:table-row>
        <table:table-row table:style-name="ro5">
          <table:table-cell table:style-name="ce3" table:formula="of:=ROW()-2" office:value-type="float" office:value="38">
            <text:p>38</text:p>
          </table:table-cell>
          <table:table-cell table:style-name="ce3" table:formula="of:=[.B39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چهارشنبه، پنجم ماه مه بود. </text:p>
          </table:table-cell>
          <table:table-cell table:style-name="ce28" office:value-type="string">
            <text:p>panjoom / ma_h</text:p>
          </table:table-cell>
          <table: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/>
          <table:table-cell table:number-columns-repeated="1010"/>
        </table:table-row>
        <table:table-row table:style-name="ro15">
          <table:table-cell table:style-name="ce3" table:formula="of:=ROW()-2" office:value-type="float" office:value="39">
            <text:p>39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6T16:02:09.23">
            <text:p>0506</text:p>
          </table:table-cell>
          <table:table-cell table:style-name="ce8" office:value-type="string">
            <text:p>b.k1</text:p>
          </table:table-cell>
          <table:table-cell table:style-name="ce17" office:value-type="string">
            <text:p>다시 한 번 말씀 해주시겠어요?</text:p>
          </table:table-cell>
          <table:table-cell table:style-name="ce28" office:value-type="string" table:number-columns-spanned="2" table:number-rows-spanned="1">
            <text:p>もう一度言ってくださるでしょうか？</text:p>
          </table:table-cell>
          <table:covered-table-cell table:style-name="ce30"/>
          <table:table-cell table:style-name="ce28" office:value-type="string">
            <text:p>https://marisha39.com/phrase/phrase1314/</text:p>
          </table:table-cell>
          <table:table-cell table:style-name="ce55"/>
          <table:table-cell table:style-name="ce13" table:number-columns-repeated="3"/>
          <table:table-cell table:style-name="ce16"/>
          <table:table-cell table:style-name="ce6"/>
          <table:table-cell table:number-columns-repeated="1010"/>
        </table:table-row>
        <table:table-row table:style-name="ro12">
          <table:table-cell table:style-name="ce3" table:formula="of:=ROW()-2" office:value-type="float" office:value="40">
            <text:p>40</text:p>
          </table:table-cell>
          <table:table-cell table:style-name="ce3" table:formula="of:=[.B41]+1" office:value-type="float" office:value="2">
            <text:p>2</text:p>
          </table:table-cell>
          <table:table-cell table:style-name="ce5"/>
          <table:table-cell table:style-name="ce8" office:value-type="string">
            <text:p>b.k2</text:p>
          </table:table-cell>
          <table:table-cell table:style-name="ce17" office:value-type="string">
            <text:p>괜찮으시다면, 물어보고 싶은 게 하나 있는데요.</text:p>
          </table:table-cell>
          <table:table-cell table:style-name="ce28" office:value-type="string" table:number-columns-spanned="2" table:number-rows-spanned="1">
            <text:p>よろしければ、聞いてみたいことが一つありますが。</text:p>
          </table:table-cell>
          <table:covered-table-cell table:style-name="ce30"/>
          <table:table-cell table:style-name="ce11" office:value-type="string">
            <text:p>https://marisha39.com/grammar/umi_damyun/</text:p>
          </table:table-cell>
          <table:table-cell table:style-name="ce55"/>
          <table:table-cell table:style-name="ce13" table:number-columns-repeated="3"/>
          <table:table-cell table:style-name="ce16"/>
          <table:table-cell table:style-name="ce6"/>
          <table:table-cell table:number-columns-repeated="1010"/>
        </table:table-row>
        <table:table-row table:style-name="ro7">
          <table:table-cell table:style-name="ce3" table:formula="of:=ROW()-2" office:value-type="float" office:value="41">
            <text:p>41</text:p>
          </table:table-cell>
          <table:table-cell table:style-name="ce3" table:formula="of:=[.B42]+1" office:value-type="float" office:value="3">
            <text:p>3</text:p>
          </table:table-cell>
          <table:table-cell table:style-name="ce5"/>
          <table:table-cell table:style-name="ce8" office:value-type="string">
            <text:p>b.k3</text:p>
          </table:table-cell>
          <table:table-cell table:style-name="ce17" office:value-type="string">
            <text:p>만약 시간 괜찮으시다면, 오전 열시에 뵙고 싶은데.</text:p>
          </table:table-cell>
          <table:table-cell table:style-name="ce28" office:value-type="string" table:number-columns-spanned="2" table:number-rows-spanned="1">
            <text:p>もし時間よろしければ、午前十時にお会いしたいのですが。 </text:p>
          </table:table-cell>
          <table:covered-table-cell table:style-name="ce30"/>
          <table:table-cell table:style-name="ce11" office:value-type="string">
            <text:p>https://marisha39.com/grammar/umi_damyun/</text:p>
          </table:table-cell>
          <table:table-cell table:style-name="ce55"/>
          <table:table-cell table:style-name="ce13" table:number-columns-repeated="3"/>
          <table:table-cell table:style-name="ce16"/>
          <table:table-cell table:style-name="ce6"/>
          <table:table-cell table:number-columns-repeated="1010"/>
        </table:table-row>
        <table:table-row table:style-name="ro5">
          <table:table-cell table:style-name="ce3" table:formula="of:=ROW()-2" office:value-type="float" office:value="42">
            <text:p>42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7T09:41:19">
            <text:p>0507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hẹn gặp lại.</text:p>
          </table:table-cell>
          <table:table-cell table:style-name="ce9" office:value-type="string">
            <text:p>see you again.</text:p>
          </table:table-cell>
          <table:table-cell table:style-name="ce30" office:value-type="string" table:number-columns-spanned="2" table:number-rows-spanned="1">
            <text:p>увидимся снова.</text:p>
          </table:table-cell>
          <table:covered-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/>
          <table:table-cell table:number-columns-repeated="1010"/>
        </table:table-row>
        <table:table-row table:style-name="ro4">
          <table:table-cell table:style-name="ce3" table:formula="of:=ROW()-2" office:value-type="float" office:value="43">
            <text:p>43</text:p>
          </table:table-cell>
          <table:table-cell table:style-name="ce3" table:formula="of:=[.B44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9" office:value-type="string">
            <text:p>tên cua bạn là gì?</text:p>
          </table:table-cell>
          <table:table-cell table:style-name="ce9" office:value-type="string">
            <text:p>あなたの名前はなんですか？</text:p>
          </table:table-cell>
          <table:table-cell table:style-name="ce30" office:value-type="string" table:number-columns-spanned="2" table:number-rows-spanned="1">
            <text:p>как тебя зовут</text:p>
          </table:table-cell>
          <table:covered-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/>
          <table:table-cell table:number-columns-repeated="1010"/>
        </table:table-row>
        <table:table-row table:style-name="ro19">
          <table:table-cell table:style-name="ce3" table:formula="of:=ROW()-2" office:value-type="float" office:value="44">
            <text:p>44</text:p>
          </table:table-cell>
          <table:table-cell table:style-name="ce3" table:formula="of:=[.B45]+1" office:value-type="float" office:value="3">
            <text:p>3</text:p>
          </table:table-cell>
          <table:table-cell table:style-name="ce5"/>
          <table:table-cell table:style-name="ce8" office:value-type="string">
            <text:p>v3</text:p>
          </table:table-cell>
          <table:table-cell table:style-name="ce17" office:value-type="string">
            <text:p>bạn có buồn ngủ không?</text:p>
          </table:table-cell>
          <table:table-cell table:style-name="ce9" office:value-type="string">
            <text:p>眠いですか。疲れていますか。</text:p>
          </table:table-cell>
          <table: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/>
          <table:table-cell table:number-columns-repeated="1010"/>
        </table:table-row>
        <table:table-row table:style-name="ro5">
          <table:table-cell table:style-name="ce3" table:formula="of:=ROW()-2" office:value-type="float" office:value="45">
            <text:p>45</text:p>
          </table:table-cell>
          <table:table-cell table:style-name="ce3" table:formula="of:=[.B46]+1" office:value-type="float" office:value="4">
            <text:p>4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크로는 내려오지않다.</text:p>
          </table:table-cell>
          <table:table-cell table:style-name="ce28"/>
          <table: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/>
          <table:table-cell table:number-columns-repeated="1010"/>
        </table:table-row>
        <table:table-row table:style-name="ro17">
          <table:table-cell table:style-name="ce3" table:formula="of:=ROW()-2" office:value-type="float" office:value="46">
            <text:p>46</text:p>
          </table:table-cell>
          <table:table-cell table:style-name="ce3" table:formula="of:=[.B47]+1" office:value-type="float" office:value="5">
            <text:p>5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제 1 회의 고체주기. 그 도중에서 미케가 먹기를 중단해 내려온다. / 마사지를 다시 해주었다.</text:p>
          </table:table-cell>
          <table:table-cell table:style-name="ce28" office:value-type="string" table:number-columns-spanned="2" table:number-rows-spanned="1">
            <text:p>1. cykl pełny. Po drodze Mi-ke przestaje jeść. / Znowu zrobiłem masaż.</text:p>
          </table:table-cell>
          <table:covered-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/>
          <table:table-cell table:number-columns-repeated="1010"/>
        </table:table-row>
        <table:table-row table:style-name="ro5">
          <table:table-cell table:style-name="ce3" table:formula="of:=ROW()-2" office:value-type="float" office:value="47">
            <text:p>47</text:p>
          </table:table-cell>
          <table:table-cell table:style-name="ce3" table:formula="of:=[.B48]+1" office:value-type="float" office:value="6">
            <text:p>6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 czwartek, szósty maja.</text:p>
          </table:table-cell>
          <table:table-cell table:style-name="ce28" office:value-type="string" table:number-columns-spanned="2" table:number-rows-spanned="1">
            <text:p>это был четверг, шесто'е мая.</text:p>
          </table:table-cell>
          <table:covered-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/>
          <table:table-cell table:number-columns-repeated="1010"/>
        </table:table-row>
        <table:table-row table:style-name="ro7">
          <table:table-cell table:style-name="ce3" table:formula="of:=ROW()-2" office:value-type="float" office:value="48">
            <text:p>48</text:p>
          </table:table-cell>
          <table:table-cell table:style-name="ce3" table:formula="of:=[.B49]+1" office:value-type="float" office:value="7">
            <text:p>7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trzymanie pierwszego dzuiry. to jest łatwiej teraz. </text:p>
          </table:table-cell>
          <table:table-cell table:style-name="ce34" office:value-type="string" table:number-columns-spanned="2" table:number-rows-spanned="1">
            <text:p>shino : 첫 번째 구멍을 잡고. 지금은 더 쉽습니다.</text:p>
          </table:table-cell>
          <table:covered-table-cell table:style-name="ce45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/>
          <table:table-cell table:number-columns-repeated="1010"/>
        </table:table-row>
        <table:table-row table:style-name="ro20">
          <table:table-cell table:style-name="ce3" table:formula="of:=ROW()-2" office:value-type="float" office:value="49">
            <text:p>49</text:p>
          </table:table-cell>
          <table:table-cell table:style-name="ce3" table:formula="of:=[.B50]+1" office:value-type="float" office:value="8">
            <text:p>8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położuję palec na dziurze miękko. wcześniej włożyłem dużo wysiłku w trzymaniem pierwszego dziury.</text:p>
          </table:table-cell>
          <table:table-cell table:style-name="ce34" office:value-type="string" table:number-columns-spanned="2" table:number-rows-spanned="1">
            <text:p>나는 구멍에 손가락을 부드럽게 댑니다. 그 전에는 첫 번째 홀을 잡기 위해 많은 노력을 기울였습니다.</text:p>
          </table:table-cell>
          <table:covered-table-cell table:style-name="ce45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48">
            <text:p>0528 <text:s/>1228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50">
            <text:p>50</text:p>
          </table:table-cell>
          <table:table-cell table:style-name="ce3" table:formula="of:=[.B51]+1" office:value-type="float" office:value="9">
            <text:p>9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خميس، السادس من مايو.</text:p>
          </table:table-cell>
          <table:table-cell table:style-name="ce28"/>
          <table:table-cell table:style-name="ce30" office:value-type="string">
            <text:p>it was thursday, sixth of May</text:p>
          </table:table-cell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48">
            <text:p>0528 <text:s/>122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51">
            <text:p>51</text:p>
          </table:table-cell>
          <table:table-cell table:style-name="ce3" table:formula="of:=[.B52]+1" office:value-type="float" office:value="10">
            <text:p>10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پنج شنبه، ششم ماه مه بود.</text:p>
          </table:table-cell>
          <table:table-cell table:style-name="ce28"/>
          <table: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48">
            <text:p>0528 <text:s/>1228</text:p>
          </table:table-cell>
          <table:table-cell table:number-columns-repeated="1010"/>
        </table:table-row>
        <table:table-row table:style-name="ro12">
          <table:table-cell table:style-name="ce3" table:formula="of:=ROW()-2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7T17:52:26.19">
            <text:p>0507</text:p>
          </table:table-cell>
          <table:table-cell table:style-name="ce8" office:value-type="string">
            <text:p>b.k1</text:p>
          </table:table-cell>
          <table:table-cell table:style-name="ce17" office:value-type="string">
            <text:p>좀 전까지 계셨는데, 어딜 가셨지.</text:p>
          </table:table-cell>
          <table:table-cell table:style-name="ce28" office:value-type="string" table:number-columns-spanned="2" table:number-rows-spanned="1">
            <text:p>ちょっと前までおられたが、どこに行かれて</text:p>
          </table:table-cell>
          <table:covered-table-cell table:style-name="ce30"/>
          <table:table-cell table:style-name="ce11"/>
          <table:table-cell table:style-name="ce55"/>
          <table:table-cell table:style-name="ce11" office:value-type="string">
            <text:p>https://marisha39.com/grammar/umi_ssneunde/</text:p>
          </table:table-cell>
          <table:table-cell table:style-name="ce11" table:number-columns-repeated="2"/>
          <table:table-cell table:style-name="ce16"/>
          <table:table-cell table:style-name="ce6" table:formula="of:=NOW()" office:value-type="date" office:date-value="2021-05-28T12:28:24.52">
            <text:p>0528 <text:s/>1228</text:p>
          </table:table-cell>
          <table:table-cell table:number-columns-repeated="1010"/>
        </table:table-row>
        <table:table-row table:style-name="ro12">
          <table:table-cell table:style-name="ce3" table:formula="of:=ROW()-2" office:value-type="float" office:value="53">
            <text:p>53</text:p>
          </table:table-cell>
          <table:table-cell table:style-name="ce3" table:formula="of:=[.B54]+1" office:value-type="float" office:value="2">
            <text:p>2</text:p>
          </table:table-cell>
          <table:table-cell table:style-name="ce5"/>
          <table:table-cell table:style-name="ce8" office:value-type="string">
            <text:p>b.k2</text:p>
          </table:table-cell>
          <table:table-cell table:style-name="ce17" office:value-type="string">
            <text:p>기다렸는데 손님은 안 왔어요.</text:p>
          </table:table-cell>
          <table:table-cell table:style-name="ce28" office:value-type="string" table:number-columns-spanned="2" table:number-rows-spanned="1">
            <text:p>待っていましたが、お客さんが来ませんでした。</text:p>
          </table:table-cell>
          <table:covered-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52">
            <text:p>0528 <text:s/>1228</text:p>
          </table:table-cell>
          <table:table-cell table:number-columns-repeated="1010"/>
        </table:table-row>
        <table:table-row table:style-name="ro12">
          <table:table-cell table:style-name="ce3" table:formula="of:=ROW()-2" office:value-type="float" office:value="54">
            <text:p>54</text:p>
          </table:table-cell>
          <table:table-cell table:style-name="ce3" table:formula="of:=[.B55]+1" office:value-type="float" office:value="3">
            <text:p>3</text:p>
          </table:table-cell>
          <table:table-cell table:style-name="ce5"/>
          <table:table-cell table:style-name="ce8" office:value-type="string">
            <text:p>b.k3</text:p>
          </table:table-cell>
          <table:table-cell table:style-name="ce17" office:value-type="string">
            <text:p>도중까지 본만한 영화였는데, 끝이 안 좋았어요.</text:p>
          </table:table-cell>
          <table:table-cell table:style-name="ce28" office:value-type="string" table:number-columns-spanned="2" table:number-rows-spanned="1">
            <text:p>途中まで面白い映画だったけど、最後がよくなかったです。</text:p>
          </table:table-cell>
          <table:covered-table-cell table:style-name="ce30"/>
          <table:table-cell table:style-name="ce11" office:value-type="string">
            <text:p>n: “元々休みだったけど”</text:p>
          </table:table-cell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52">
            <text:p>0528 <text:s/>1228</text:p>
          </table:table-cell>
          <table:table-cell table:number-columns-repeated="1010"/>
        </table:table-row>
        <table:table-row table:style-name="ro12">
          <table:table-cell table:style-name="ce3" table:formula="of:=ROW()-2" office:value-type="float" office:value="55">
            <text:p>55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8T08:26:38.53">
            <text:p>0508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bạn có biết khi nào nó sẽ bắt đầu</text:p>
          </table:table-cell>
          <table:table-cell table:style-name="ce28" office:value-type="string" table:number-columns-spanned="2" table:number-rows-spanned="1">
            <text:p>何時から始まるか、知っていますか。</text:p>
          </table:table-cell>
          <table:covered-table-cell table:style-name="ce30" office:value-type="string">
            <text:p>何時から始まるか、知っていますか。</text:p>
          </table:covered-table-cell>
          <table:table-cell table:style-name="ce45" office:value-type="string" table:number-columns-spanned="2" table:number-rows-spanned="1">
            <text:p>언제 시작되는지 아십니까</text:p>
          </table:table-cell>
          <table:covered-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52">
            <text:p>0528 <text:s/>1228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56">
            <text:p>56</text:p>
          </table:table-cell>
          <table:table-cell table:style-name="ce3" table:formula="of:=[.B57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làm thế nào để bạn đến đây? / bạn có sủ dụng đường sắt không</text:p>
          </table:table-cell>
          <table:table-cell table:style-name="ce28" office:value-type="string" table:number-columns-spanned="2" table:number-rows-spanned="1">
            <text:p>how do you come here? do you use railway?</text:p>
          </table:table-cell>
          <table:covered-table-cell table:style-name="ce30" office:value-type="string">
            <text:p>how do you come here? do you use railway?</text:p>
          </table:covered-table-cell>
          <table:table-cell table:style-name="ce45" office:value-type="string" table:number-columns-spanned="2" table:number-rows-spanned="1">
            <text:p>여기에 어떻게 오나요? / 당신은 철도를 사용합니까</text:p>
          </table:table-cell>
          <table:covered-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52">
            <text:p>0528 <text:s/>1228</text:p>
          </table:table-cell>
          <table:table-cell table:number-columns-repeated="1010"/>
        </table:table-row>
        <table:table-row table:style-name="ro14">
          <table:table-cell table:style-name="ce3" table:formula="of:=ROW()-2" office:value-type="float" office:value="57">
            <text:p>57</text:p>
          </table:table-cell>
          <table:table-cell table:style-name="ce3" table:formula="of:=[.B58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내가 계단을 지날 무렵에는 미케가 운동장 근처의 평평하게 지기 시작할 장소에 이미 와 있었다.</text:p>
          </table:table-cell>
          <table:table-cell table:style-name="ce28"/>
          <table: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52">
            <text:p>0528 <text:s/>1228</text:p>
          </table:table-cell>
          <table:table-cell table:number-columns-repeated="1010"/>
        </table:table-row>
        <table:table-row table:style-name="ro21">
          <table:table-cell table:style-name="ce3" table:formula="of:=ROW()-2" office:value-type="float" office:value="58">
            <text:p>58</text:p>
          </table:table-cell>
          <table:table-cell table:style-name="ce3" table:formula="of:=[.B59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어제는 오랜만에 돈이 왔다. / 마사지를 했었더니, 미케가 앞으로의 나무 뿌리를 가만히 보고 있다. / 나도 그 방향을 보면 거기에 한 마리 고양이가 있다. / 그 그림자의 형태으로 돈이라고 알 수 있다.</text:p>
          </table:table-cell>
          <table:table-cell table:style-name="ce28" office:value-type="string" table:number-columns-spanned="2" table:number-rows-spanned="1">
            <text:p>Wczoraj pieniądze przyszły po długim czasie. / Po masażu Mike przygląda się korzeniom drzewa w przyszłości. / Jeśli spojrzę w tamtą stronę, tam jest kot. / Można to postrzegać jako pieniądze w postaci tego cienia.</text:p>
          </table:table-cell>
          <table:covered-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52">
            <text:p>0528 <text:s/>1228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59">
            <text:p>59</text:p>
          </table:table-cell>
          <table:table-cell table:style-name="ce3" table:formula="of:=[.B60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 piątek, siódmy maja.</text:p>
          </table:table-cell>
          <table:table-cell table:style-name="ce28" office:value-type="string">
            <text:p>была пятница, седьмое мая.</text:p>
          </table:table-cell>
          <table:table-cell table:style-name="ce30" office:value-type="string">
            <text:p>it was friday, seventh of May.</text:p>
          </table:table-cell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52">
            <text:p>0528 <text:s/>1228</text:p>
          </table:table-cell>
          <table:table-cell table:number-columns-repeated="1010"/>
        </table:table-row>
        <table:table-row table:style-name="ro22">
          <table:table-cell table:style-name="ce3" table:formula="of:=ROW()-2" office:value-type="float" office:value="60">
            <text:p>60</text:p>
          </table:table-cell>
          <table:table-cell table:style-name="ce3" table:formula="of:=[.B61]+1" office:value-type="float" office:value="6">
            <text:p>6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trzymanie pierwszego dziury. kiedy zaczynam od trzecia dziury dół do pierwszego, mogę prawidłowo przytrzymać tego dziurze. / natomiast, kiedy gram najpierw wysokie nuty, a następnie przechodzę do, n.p., pierwszego dziury, mój palec, który jest małym palecem, ląduje w lekko przesuniętym miejscu.</text:p>
          </table:table-cell>
          <table:table-cell table:style-name="ce35" office:value-type="string" table:number-columns-spanned="2" table:number-rows-spanned="1">
            <text:p>shino : 첫 번째 구멍을 잡고. 세 번째 홀에서 첫 번째 홀로 시작할 때 그 홀을 제대로 잡을 수 있습니다. / 반면에 높은 음을 먼저 연주 한 다음 예를 들어 첫 번째 홀로 가면 새끼 손가락 인 내 손가락이 약간 이동 한 위치에 떨어집니다.</text:p>
          </table:table-cell>
          <table:covered-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52">
            <text:p>0528 <text:s/>1228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61">
            <text:p>61</text:p>
          </table:table-cell>
          <table:table-cell table:style-name="ce3" table:formula="of:=[.B62]+1" office:value-type="float" office:value="7">
            <text:p>7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جمعة، السابع من مايو.</text:p>
          </table:table-cell>
          <table:table-cell table:style-name="ce28"/>
          <table:table-cell table:style-name="ce30" office:value-type="string">
            <text:p>it was friday, seventh of May.</text:p>
          </table:table-cell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52">
            <text:p>0528 <text:s/>122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62">
            <text:p>62</text:p>
          </table:table-cell>
          <table:table-cell table:style-name="ce3" table:formula="of:=[.B63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جمعه، هفتم ماه مه.</text:p>
          </table:table-cell>
          <table:table-cell table:style-name="ce28" office:value-type="string">
            <text:p>dhumu'e</text:p>
          </table:table-cell>
          <table: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52">
            <text:p>0528 <text:s/>1228</text:p>
          </table:table-cell>
          <table:table-cell table:number-columns-repeated="1010"/>
        </table:table-row>
        <table:table-row table:style-name="ro23">
          <table:table-cell table:style-name="ce3" table:formula="of:=ROW()-2" office:value-type="float" office:value="63">
            <text:p>63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9T09:02:15.41">
            <text:p>0509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tầng này là rộng. / bức tường đó cao.</text:p>
          </table:table-cell>
          <table:table-cell table:style-name="ce9" office:value-type="string">
            <text:p>この床は、広いです。あの壁は、高いです。</text:p>
          </table:table-cell>
          <table:table-cell table:style-name="ce30" office:value-type="string" table:number-columns-spanned="2" table:number-rows-spanned="1">
            <text:p>Ta podłoga jest szeroka. / ta ściana jest wysoka.</text:p>
          </table:table-cell>
          <table:covered-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54">
            <text:p>0528 <text:s/>1228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64">
            <text:p>64</text:p>
          </table:table-cell>
          <table:table-cell table:style-name="ce3" table:formula="of:=[.B65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hôm nay trời rất nóng.</text:p>
          </table:table-cell>
          <table:table-cell table:style-name="ce9" office:value-type="string">
            <text:p>今日はとても暑いです。</text:p>
          </table:table-cell>
          <table:table-cell table:style-name="ce30" office:value-type="string" table:number-columns-spanned="2" table:number-rows-spanned="1">
            <text:p>Dziś jest bardzo gorąco.</text:p>
          </table:table-cell>
          <table:covered-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54">
            <text:p>0528 <text:s/>1228</text:p>
          </table:table-cell>
          <table:table-cell table:number-columns-repeated="1010"/>
        </table:table-row>
        <table:table-row table:style-name="ro24">
          <table:table-cell table:style-name="ce3" table:formula="of:=ROW()-2" office:value-type="float" office:value="65">
            <text:p>65</text:p>
          </table:table-cell>
          <table:table-cell table:style-name="ce3" table:formula="of:=[.B66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먼저 크로만. 미케는 없어. / 크로는 지상에 와서 "뒹굴" 을 계속 하고 있다. / 도중에 내가 좀 강하게 쓰다듬으면 일어나 보도 쪽으로 가서 옹벽으로 돌아갔다.</text:p>
          </table:table-cell>
          <table:table-cell table:style-name="ce28"/>
          <table: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54">
            <text:p>0528 <text:s/>1228</text:p>
          </table:table-cell>
          <table:table-cell table:number-columns-repeated="1010"/>
        </table:table-row>
        <table:table-row table:style-name="ro14">
          <table:table-cell table:style-name="ce3" table:formula="of:=ROW()-2" office:value-type="float" office:value="66">
            <text:p>66</text:p>
          </table:table-cell>
          <table:table-cell table:style-name="ce3" table:formula="of:=[.B67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크로가 옹벽으로 돌아간 무렵에 돌출 뒤에서 미케가 나온다. / 뒷다리를 가볍게 두드려 "내려오자" 라고 재촉한다.</text:p>
          </table:table-cell>
          <table:table-cell table:style-name="ce28"/>
          <table: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54">
            <text:p>0528 <text:s/>1228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67">
            <text:p>67</text:p>
          </table:table-cell>
          <table:table-cell table:style-name="ce3" table:formula="of:=[.B68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a sobota, ósmy maja.</text:p>
          </table:table-cell>
          <table:table-cell table:style-name="ce28" office:value-type="string" table:number-columns-spanned="2" table:number-rows-spanned="1">
            <text:p>это была суббота, восьмое мая.</text:p>
          </table:table-cell>
          <table:covered-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56">
            <text:p>0528 <text:s/>1228</text:p>
          </table:table-cell>
          <table:table-cell table:number-columns-repeated="1010"/>
        </table:table-row>
        <table:table-row table:style-name="ro13">
          <table:table-cell table:style-name="ce3" table:formula="of:=ROW()-2" office:value-type="float" office:value="68">
            <text:p>68</text:p>
          </table:table-cell>
          <table:table-cell table:style-name="ce3" table:formula="of:=[.B69]+1" office:value-type="float" office:value="6">
            <text:p>6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niskie dźwięki. nowe odkrycie -&gt; kiedy przytrzymam pierwsze dziurze, wczoraj, trzymałem mój czwarty palec raczej prosto, zamiast się zginać. </text:p>
          </table:table-cell>
          <table:table-cell table:style-name="ce28" office:value-type="string">
            <text:p>i kept my forth finger rather straight, instead of being bent. i kept it tight.</text:p>
          </table:table-cell>
          <table: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56">
            <text:p>0528 <text:s/>1228</text:p>
          </table:table-cell>
          <table:table-cell table:number-columns-repeated="1010"/>
        </table:table-row>
        <table:table-row table:style-name="ro25">
          <table:table-cell table:style-name="ce3" table:formula="of:=ROW()-2" office:value-type="float" office:value="69">
            <text:p>69</text:p>
          </table:table-cell>
          <table:table-cell table:style-name="ce3" table:formula="of:=[.B70]+1" office:value-type="float" office:value="7">
            <text:p>7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w ten sposób, kiedy dodatkowo przytrzymam pierwszego dziurze, najniższy dźwięk wychodzi dobrze, to znaczy, cały korpus fletu wibruje.</text:p>
          </table:table-cell>
          <table:table-cell table:style-name="ce35" office:value-type="string" table:number-columns-spanned="2" table:number-rows-spanned="1">
            <text:p>이렇게하면 제1 구멍을 추가로 누르고 있을 때 가장 낮은 음이 잘 나옵니다. 즉, 플루트의 몸 전체가 진동하고있다.</text:p>
          </table:table-cell>
          <table:covered-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56">
            <text:p>0528 <text:s/>1228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70">
            <text:p>70</text:p>
          </table:table-cell>
          <table:table-cell table:style-name="ce3" table:formula="of:=[.B71]+1" office:value-type="float" office:value="8">
            <text:p>8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سبت، الثامن من مايو.</text:p>
          </table:table-cell>
          <table:table-cell table:style-name="ce28" office:value-type="string">
            <text:p>a'thaamini</text:p>
          </table:table-cell>
          <table:table-cell table:style-name="ce30" office:value-type="string">
            <text:p>it was saturday, eighth of May.</text:p>
          </table:table-cell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56">
            <text:p>0528 <text:s/>122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71">
            <text:p>71</text:p>
          </table:table-cell>
          <table:table-cell table:style-name="ce3" table:formula="of:=[.B72]+1" office:value-type="float" office:value="9">
            <text:p>9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شنبه، هشتم ماه مه بود.</text:p>
          </table:table-cell>
          <table:table-cell table:style-name="ce28"/>
          <table: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56">
            <text:p>0528 <text:s/>1228</text:p>
          </table:table-cell>
          <table:table-cell table:number-columns-repeated="1010"/>
        </table:table-row>
        <table:table-row table:style-name="ro19">
          <table:table-cell table:style-name="ce3" table:formula="of:=ROW()-2" office:value-type="float" office:value="72">
            <text:p>72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0T08:49:46.32">
            <text:p>0510</text:p>
          </table:table-cell>
          <table:table-cell table:style-name="ce8" office:value-type="string">
            <text:p>v1</text:p>
          </table:table-cell>
          <table:table-cell table:style-name="ce18" office:value-type="string">
            <text:p>bạn đã ở Nhật Bản bao lâu rời</text:p>
          </table:table-cell>
          <table:table-cell table:style-name="ce9" office:value-type="string">
            <text:p>日本に来て、どのくらい経ちますか？</text:p>
          </table:table-cell>
          <table: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56">
            <text:p>0528 <text:s/>1228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73">
            <text:p>73</text:p>
          </table:table-cell>
          <table:table-cell table:style-name="ce3" table:formula="of:=[.B74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tên của bạn là gì?</text:p>
          </table:table-cell>
          <table:table-cell table:style-name="ce9" office:value-type="string">
            <text:p>あなたの名前はなんですか？</text:p>
          </table:table-cell>
          <table: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56">
            <text:p>0528 <text:s/>1228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74">
            <text:p>74</text:p>
          </table:table-cell>
          <table:table-cell table:style-name="ce3" table:formula="of:=[.B75]+1" office:value-type="float" office:value="3">
            <text:p>3</text:p>
          </table:table-cell>
          <table:table-cell table:style-name="ce5"/>
          <table:table-cell table:style-name="ce8" office:value-type="string">
            <text:p>v3</text:p>
          </table:table-cell>
          <table:table-cell table:style-name="ce17" office:value-type="string">
            <text:p>hôm nay rất nóng. / tôi uống nước rất nhiều.</text:p>
          </table:table-cell>
          <table:table-cell table:style-name="ce9" office:value-type="string" table:number-columns-spanned="2" table:number-rows-spanned="1">
            <text:p>今日はとても暑いです。 / I drink water very much.</text:p>
          </table:table-cell>
          <table:covered-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56">
            <text:p>0528 <text:s/>1228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75">
            <text:p>75</text:p>
          </table:table-cell>
          <table:table-cell table:style-name="ce3" table:formula="of:=[.B76]+1" office:value-type="float" office:value="4">
            <text:p>4</text:p>
          </table:table-cell>
          <table:table-cell table:style-name="ce5"/>
          <table:table-cell table:style-name="ce8" office:value-type="string">
            <text:p>v4</text:p>
          </table:table-cell>
          <table:table-cell table:style-name="ce17" office:value-type="string">
            <text:p>ngày nay có rất nhiều bê tông. <text:s/>/ khi[when~3 nào thì kết[end~1 thức?</text:p>
          </table:table-cell>
          <table:table-cell table:style-name="ce28" office:value-type="string" table:number-columns-spanned="2" table:number-rows-spanned="1">
            <text:p>今日は、コンクリートがとても多い。いつ終わるか？</text:p>
          </table:table-cell>
          <table:covered-table-cell table:style-name="ce30" office:value-type="string">
            <text:p>今日は、コンクリートがとても多い。いつ終わるか？</text:p>
          </table:covered-table-cell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56">
            <text:p>0528 <text:s/>1228</text:p>
          </table:table-cell>
          <table:table-cell table:number-columns-repeated="1010"/>
        </table:table-row>
        <table:table-row table:style-name="ro26">
          <table:table-cell table:style-name="ce3" table:formula="of:=ROW()-2" office:value-type="float" office:value="76">
            <text:p>76</text:p>
          </table:table-cell>
          <table:table-cell table:style-name="ce3" table:formula="of:=[.B77]+1" office:value-type="float" office:value="5">
            <text:p>5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먼저 크로는 옹벽에서 머물고있다. 내가 손을 내밀면 얼굴을 붙인다.</text:p>
          </table:table-cell>
          <table:table-cell table:style-name="ce28" office:value-type="string" table:number-columns-spanned="2" table:number-rows-spanned="1">
            <text:p>Dwa. Najpierw Kro zostaje na ścianie oporowej. Kiedy wyciągam rękę, przyczepiam twarz.</text:p>
          </table:table-cell>
          <table:covered-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56">
            <text:p>0528 <text:s/>1228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77">
            <text:p>77</text:p>
          </table:table-cell>
          <table:table-cell table:style-name="ce3" table:formula="of:=[.B78]+1" office:value-type="float" office:value="6">
            <text:p>6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이어 내가 손을 돌리면 지상에 내려왔다.</text:p>
          </table:table-cell>
          <table:table-cell table:style-name="ce28" office:value-type="string" table:number-columns-spanned="2" table:number-rows-spanned="1">
            <text:p>Potem, kiedy odwróciłem rękę, spadła na ziemię.</text:p>
          </table:table-cell>
          <table:covered-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56">
            <text:p>0528 <text:s/>122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78">
            <text:p>78</text:p>
          </table:table-cell>
          <table:table-cell table:style-name="ce3" table:formula="of:=[.B79]+1" office:value-type="float" office:value="7">
            <text:p>7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to był niedziele, dziewiąty maja.</text:p>
          </table:table-cell>
          <table:table-cell table:style-name="ce28"/>
          <table: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56">
            <text:p>0528 <text:s/>1228</text:p>
          </table:table-cell>
          <table:table-cell table:number-columns-repeated="1010"/>
        </table:table-row>
        <table:table-row table:style-name="ro10">
          <table:table-cell table:style-name="ce3" table:formula="of:=ROW()-2" office:value-type="float" office:value="79">
            <text:p>79</text:p>
          </table:table-cell>
          <table:table-cell table:style-name="ce3" table:formula="of:=[.B80]+1" office:value-type="float" office:value="8">
            <text:p>8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ćwiczenie. dla wysokich dźwięków, to znaczy, "o-cu" dźwięków. w europejskiej notacji muzucznej, dźwięków z zakresu "C5".</text:p>
          </table:table-cell>
          <table:table-cell table:style-name="ce28"/>
          <table: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56">
            <text:p>0528 <text:s/>1228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80">
            <text:p>80</text:p>
          </table:table-cell>
          <table:table-cell table:style-name="ce3" table:formula="of:=[.B81]+1" office:value-type="float" office:value="9">
            <text:p>9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szczególnie, wczoraj, ćwiczenie dla wydmuchania pięknych dźwięków.</text:p>
          </table:table-cell>
          <table:table-cell table:style-name="ce35" office:value-type="string" table:number-columns-spanned="2" table:number-rows-spanned="1">
            <text:p>특히 어제는 아름다운 소리를 날려주는 운동.</text:p>
          </table:table-cell>
          <table:covered-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57">
            <text:p>0528 <text:s/>1228</text:p>
          </table:table-cell>
          <table:table-cell table:number-columns-repeated="1010"/>
        </table:table-row>
        <table:table-row table:style-name="ro27">
          <table:table-cell table:style-name="ce3" table:formula="of:=ROW()-2" office:value-type="float" office:value="81">
            <text:p>81</text:p>
          </table:table-cell>
          <table:table-cell table:style-name="ce3" table:formula="of:=[.B82]+1" office:value-type="float" office:value="10">
            <text:p>10</text:p>
          </table:table-cell>
          <table:table-cell table:style-name="ce5"/>
          <table:table-cell table:style-name="ce8" office:value-type="string">
            <text:p>p4</text:p>
          </table:table-cell>
          <table:table-cell table:style-name="ce17" office:value-type="string">
            <text:p>jak to zrobić? kiedy wydmuchasz, trzymasz górną wargę raczej nisko, jakbyś powstrzymywał powietrze, które wychodzi z twoich ust, przed jego tendecją do unoszenia się w górę.</text:p>
          </table:table-cell>
          <table:table-cell table:style-name="ce35" office:value-type="string" table:number-columns-spanned="2" table:number-rows-spanned="1">
            <text:p>어떻게하나요? 당신이 바람을 불어 넣을 때, 당신은 입에서 나오는 공기가 위로 올라가는 경향을 억제하는 것처럼 윗입술을 다소 낮게 유지합니다.</text:p>
          </table:table-cell>
          <table:covered-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57">
            <text:p>0528 <text:s/>1228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82">
            <text:p>82</text:p>
          </table:table-cell>
          <table:table-cell table:style-name="ce3" table:formula="of:=[.B83]+1" office:value-type="float" office:value="11">
            <text:p>11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أحد، التاسع من مايو.</text:p>
          </table:table-cell>
          <table:table-cell table:style-name="ce28"/>
          <table:table-cell table:style-name="ce30" office:value-type="string">
            <text:p>it was sunday, ninth of May.</text:p>
          </table:table-cell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57">
            <text:p>0528 <text:s/>122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83">
            <text:p>83</text:p>
          </table:table-cell>
          <table:table-cell table:style-name="ce3" table:formula="of:=[.B84]+1" office:value-type="float" office:value="12">
            <text:p>12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یکشنبه، نهم ماه مه بود.</text:p>
          </table:table-cell>
          <table:table-cell table:style-name="ce28"/>
          <table: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57">
            <text:p>0528 <text:s/>1228</text:p>
          </table:table-cell>
          <table:table-cell table:number-columns-repeated="1010"/>
        </table:table-row>
        <table:table-row table:style-name="ro23">
          <table:table-cell table:style-name="ce3" table:formula="of:=ROW()-2" office:value-type="float" office:value="84">
            <text:p>8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1T09:15:07.03">
            <text:p>0511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hôm nay gió[바람 thổi mạnh / rất lạnh.</text:p>
          </table:table-cell>
          <table:table-cell table:style-name="ce9" office:value-type="string">
            <text:p>今日は、風が吹いている。とても寒いです。</text:p>
          </table:table-cell>
          <table:table-cell table:style-name="ce30" office:value-type="string" table:number-columns-spanned="2" table:number-rows-spanned="1">
            <text:p>Dziś wieje wiatr / bardzo zimny.</text:p>
          </table:table-cell>
          <table:covered-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57">
            <text:p>0528 <text:s/>1228</text:p>
          </table:table-cell>
          <table:table-cell table:number-columns-repeated="1010"/>
        </table:table-row>
        <table:table-row table:style-name="ro19">
          <table:table-cell table:style-name="ce3" table:formula="of:=ROW()-2" office:value-type="float" office:value="85">
            <text:p>85</text:p>
          </table:table-cell>
          <table:table-cell table:style-name="ce3" table:formula="of:=[.B86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hôm nay không có mây. nó rất nóng.</text:p>
          </table:table-cell>
          <table:table-cell table:style-name="ce9" office:value-type="string">
            <text:p>今日は雲がない。とても暑いです。</text:p>
          </table:table-cell>
          <table:table-cell table:style-name="ce30" office:value-type="string" table:number-columns-spanned="2" table:number-rows-spanned="1">
            <text:p>Dziś nie ma chmur. jest bardzo gorąco.</text:p>
          </table:table-cell>
          <table:covered-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57">
            <text:p>0528 <text:s/>1228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86">
            <text:p>86</text:p>
          </table:table-cell>
          <table:table-cell table:style-name="ce3" table:formula="of:=[.B87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/ 운동장 근처에 갔다.</text:p>
          </table:table-cell>
          <table:table-cell table:style-name="ce28" office:value-type="string" table:number-columns-spanned="2" table:number-rows-spanned="1">
            <text:p>Dwa. / Podszedłem do placu zabaw.</text:p>
          </table:table-cell>
          <table:covered-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57">
            <text:p>0528 <text:s/>1228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87">
            <text:p>87</text:p>
          </table:table-cell>
          <table:table-cell table:style-name="ce3" table:formula="of:=[.B88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왼손. 그제 돈이 손등을 긁었다.</text:p>
          </table:table-cell>
          <table:table-cell table:style-name="ce28" office:value-type="string" table:number-columns-spanned="2" table:number-rows-spanned="1">
            <text:p>Lewa ręka. Wczoraj pieniądze podrapały mi grzbiet dłoni.</text:p>
          </table:table-cell>
          <table:covered-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57">
            <text:p>0528 <text:s/>1228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88">
            <text:p>88</text:p>
          </table:table-cell>
          <table:table-cell table:style-name="ce3" table:formula="of:=[.B89]+1" office:value-type="float" office:value="5">
            <text:p>5</text:p>
          </table:table-cell>
          <table:table-cell table:style-name="ce5"/>
          <table:table-cell table:style-name="ce8" office:value-type="string">
            <text:p>k3</text:p>
          </table:table-cell>
          <table:table-cell table:style-name="ce17" office:value-type="string">
            <text:p>상처받은 위치에 반창고를 붙이고있다.</text:p>
          </table:table-cell>
          <table:table-cell table:style-name="ce28" office:value-type="string" table:number-columns-spanned="2" table:number-rows-spanned="1">
            <text:p>Na miejsce zranienia zakładany jest bandaż.</text:p>
          </table:table-cell>
          <table:covered-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57">
            <text:p>0528 <text:s/>122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89">
            <text:p>89</text:p>
          </table:table-cell>
          <table:table-cell table:style-name="ce3" table:formula="of:=[.B90]+1" office:value-type="float" office:value="6">
            <text:p>6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to był poniedziałek, dziesiąty maja.</text:p>
          </table:table-cell>
          <table:table-cell table:style-name="ce28"/>
          <table: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57">
            <text:p>0528 <text:s/>1228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90">
            <text:p>90</text:p>
          </table:table-cell>
          <table:table-cell table:style-name="ce3" table:formula="of:=[.B91]+1" office:value-type="float" office:value="7">
            <text:p>7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zrobiłem kontynuację, który skomponowałem na poprzedniej sesji.</text:p>
          </table:table-cell>
          <table:table-cell table:style-name="ce35" office:value-type="string" table:number-columns-spanned="2" table:number-rows-spanned="1">
            <text:p>저는 이전 세션에서 작곡 한 내용을 계속했습니다.</text:p>
          </table:table-cell>
          <table:covered-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57">
            <text:p>0528 <text:s/>1228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91">
            <text:p>91</text:p>
          </table:table-cell>
          <table:table-cell table:style-name="ce3" table:formula="of:=[.B92]+1" office:value-type="float" office:value="8">
            <text:p>8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اثنين، العاشر من مايو.</text:p>
          </table:table-cell>
          <table:table-cell table:style-name="ce28" office:value-type="string">
            <text:p>ithnayni / al'AAshri</text:p>
          </table:table-cell>
          <table:table-cell table:style-name="ce30" office:value-type="string">
            <text:p>it was monday, the tenth of May</text:p>
          </table:table-cell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57">
            <text:p>0528 <text:s/>122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92">
            <text:p>92</text:p>
          </table:table-cell>
          <table:table-cell table:style-name="ce3" table:formula="of:=[.B93]+1" office:value-type="float" office:value="9">
            <text:p>9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دوشنبه، دهم ماه مه.</text:p>
          </table:table-cell>
          <table:table-cell table:style-name="ce28" office:value-type="string">
            <text:p>dahoom</text:p>
          </table:table-cell>
          <table: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57">
            <text:p>0528 <text:s/>1228</text:p>
          </table:table-cell>
          <table:table-cell table:number-columns-repeated="1010"/>
        </table:table-row>
        <table:table-row table:style-name="ro28">
          <table:table-cell table:style-name="ce3" table:formula="of:=ROW()-2" office:value-type="float" office:value="93">
            <text:p>93</text:p>
          </table:table-cell>
          <table:table-cell table:style-name="ce3" table:formula="of:=[.B94]+1" office:value-type="float" office:value="10">
            <text:p>10</text:p>
          </table:table-cell>
          <table:table-cell table:style-name="ce5"/>
          <table:table-cell table:style-name="ce8" office:value-type="string">
            <text:p>f2</text:p>
          </table:table-cell>
          <table:table-cell table:style-name="ce17" office:value-type="string">
            <text:p>من بادام زمينی را دوست دارم</text:p>
          </table:table-cell>
          <table:table-cell table:style-name="ce28" office:value-type="string">
            <text:p>baadaam[almond / zamiyniy?[earth / raa[make / duwst[fellow / dooram[have</text:p>
          </table:table-cell>
          <table:table-cell table:style-name="ce28" office:value-type="string">
            <text:p>I like peanuts</text:p>
          </table:table-cell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57">
            <text:p>0528 <text:s/>1228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94">
            <text:p>94</text:p>
          </table:table-cell>
          <table:table-cell table:style-name="ce3" table:formula="of:=[.B95]+1" office:value-type="float" office:value="11">
            <text:p>11</text:p>
          </table:table-cell>
          <table:table-cell table:style-name="ce5"/>
          <table:table-cell table:style-name="ce8" office:value-type="string">
            <text:p>f3</text:p>
          </table:table-cell>
          <table:table-cell table:style-name="ce17" office:value-type="string">
            <text:p>من شکر سياه دوست دارم.</text:p>
          </table:table-cell>
          <table:table-cell table:style-name="ce28" office:value-type="string">
            <text:p>shekjaar[sugar / siyaa_h[black</text:p>
          </table:table-cell>
          <table:table-cell table:style-name="ce30" office:value-type="string">
            <text:p>I like black sugar.</text:p>
          </table:table-cell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57">
            <text:p>0528 <text:s/>1228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95">
            <text:p>95</text:p>
          </table:table-cell>
          <table:table-cell table:style-name="ce3" table:formula="of:=[.B96]+1" office:value-type="float" office:value="12">
            <text:p>12</text:p>
          </table:table-cell>
          <table:table-cell table:style-name="ce5"/>
          <table:table-cell table:style-name="ce8" office:value-type="string">
            <text:p>f4</text:p>
          </table:table-cell>
          <table:table-cell table:style-name="ce17" office:value-type="string">
            <text:p>من ادبيات کلاسيک ژاپنی را دوست دارم.</text:p>
          </table:table-cell>
          <table:table-cell table:style-name="ce28" office:value-type="string">
            <text:p>adabiyaat[literature / dhapaniy</text:p>
          </table:table-cell>
          <table:table-cell table:style-name="ce30" office:value-type="string">
            <text:p>I like japanese classic literature.</text:p>
          </table:table-cell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57">
            <text:p>0528 <text:s/>1228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96">
            <text:p>96</text:p>
          </table:table-cell>
          <table:table-cell table:style-name="ce3" table:formula="of:=[.B97]+1" office:value-type="float" office:value="13">
            <text:p>13</text:p>
          </table:table-cell>
          <table:table-cell table:style-name="ce5"/>
          <table:table-cell table:style-name="ce8" office:value-type="string">
            <text:p>f5</text:p>
          </table:table-cell>
          <table:table-cell table:style-name="ce17" office:value-type="string">
            <text:p>چرا آن را دوست داری</text:p>
          </table:table-cell>
          <table:table-cell table:style-name="ce28" office:value-type="string">
            <text:p>cheraa[why / aan[it / dooriy[you-have</text:p>
          </table:table-cell>
          <table:table-cell table:style-name="ce30" office:value-type="string">
            <text:p>why do you like it?</text:p>
          </table:table-cell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59">
            <text:p>0528 <text:s/>1228</text:p>
          </table:table-cell>
          <table:table-cell table:number-columns-repeated="1010"/>
        </table:table-row>
        <table:table-row table:style-name="ro21">
          <table:table-cell table:style-name="ce3" table:formula="of:=ROW()-2" office:value-type="float" office:value="97">
            <text:p>97</text:p>
          </table:table-cell>
          <table:table-cell table:style-name="ce3" table:formula="of:=[.B98]+1" office:value-type="float" office:value="14">
            <text:p>14</text:p>
          </table:table-cell>
          <table:table-cell table:style-name="ce5"/>
          <table:table-cell table:style-name="ce8" office:value-type="string">
            <text:p>f6</text:p>
          </table:table-cell>
          <table:table-cell table:style-name="ce17" office:value-type="string">
            <text:p>زيرا اين جهانی را به من نشان می دهد.</text:p>
          </table:table-cell>
          <table:table-cell table:style-name="ce28" office:value-type="string">
            <text:p>ziyraa[because / uwn[this / dhahaaniy[world / <text:s/>raa[make / nashaan[show / mei[? / dahad[give</text:p>
          </table:table-cell>
          <table:table-cell table:style-name="ce30" office:value-type="string">
            <text:p>because it shows me a world.</text:p>
          </table:table-cell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59">
            <text:p>0528 <text:s/>1228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98">
            <text:p>98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3">
            <text:p>0513</text:p>
          </table:table-cell>
          <table:table-cell table:style-name="ce8" office:value-type="string">
            <text:p>v1</text:p>
          </table:table-cell>
          <table:table-cell table:style-name="ce19" office:value-type="string">
            <text:p>cơn[wind~1 gió đang[is thổi[blow. / đó là cái nào?</text:p>
          </table:table-cell>
          <table:table-cell table:style-name="ce28" office:value-type="string" table:number-columns-spanned="2" table:number-rows-spanned="1">
            <text:p>風が吹いている。風が吹いていない。どっちですか？</text:p>
          </table:table-cell>
          <table:covered-table-cell table:style-name="ce30" office:value-type="string">
            <text:p>風が吹いている。風が吹いていない。どっちですか？</text:p>
          </table:covered-table-cell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59">
            <text:p>0528 <text:s/>1228</text:p>
          </table:table-cell>
          <table:table-cell table:number-columns-repeated="1010"/>
        </table:table-row>
        <table:table-row table:style-name="ro29">
          <table:table-cell table:style-name="ce3" table:formula="of:=ROW()-2" office:value-type="float" office:value="99">
            <text:p>99</text:p>
          </table:table-cell>
          <table:table-cell table:style-name="ce3" table:formula="of:=[.B100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9" office:value-type="string">
            <text:p>một công[도구~1 cụ để vặn[트위스트 vít[나사. / ̣đinh ốc. xoay. công cụ </text:p>
          </table:table-cell>
          <table:table-cell table:style-name="ce28" office:value-type="string" table:number-columns-spanned="2" table:number-rows-spanned="1">
            <text:p>Vネジを回すための道具。持っていますか？/ ネジ。回す。道具。持っている。</text:p>
          </table:table-cell>
          <table:covered-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59">
            <text:p>0528 <text:s/>1228</text:p>
          </table:table-cell>
          <table:table-cell table:number-columns-repeated="1010"/>
        </table:table-row>
        <table:table-row table:style-name="ro28">
          <table:table-cell table:style-name="ce3" table:formula="of:=ROW()-2" office:value-type="float" office:value="100">
            <text:p>100</text:p>
          </table:table-cell>
          <table:table-cell table:style-name="ce3" table:formula="of:=[.B101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모두 지상에. 운동장 근처에까지 갔다. / 돌아갈 때 크로는 옹벽 앞에서 걸음을 푼다. / 크로를 안아하여 옹벽으로 올렸다.</text:p>
          </table:table-cell>
          <table:table-cell table:style-name="ce28" office:value-type="string" table:number-columns-spanned="2" table:number-rows-spanned="1">
            <text:p>Dwa. Wszystko na ziemi. Poszedłem na blisko placu zabaw. / Wracając, Kro odsuwa się przed mur oporowy. / Przytulił rogalika i podniósł go do muru oporowego.</text:p>
          </table:table-cell>
          <table:covered-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59">
            <text:p>0528 <text:s/>122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01">
            <text:p>101</text:p>
          </table:table-cell>
          <table:table-cell table:style-name="ce3" table:formula="of:=[.B102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이어 미케도 안아하여 옹벽위으로.</text:p>
          </table:table-cell>
          <table:table-cell table:style-name="ce28"/>
          <table: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61">
            <text:p>0528 <text:s/>122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02">
            <text:p>102</text:p>
          </table:table-cell>
          <table:table-cell table:style-name="ce3" table:formula="of:=[.B103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a środa, dwunasty maja.</text:p>
          </table:table-cell>
          <table:table-cell table:style-name="ce28"/>
          <table: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61">
            <text:p>0528 <text:s/>1228</text:p>
          </table:table-cell>
          <table:table-cell table:number-columns-repeated="1010"/>
        </table:table-row>
        <table:table-row table:style-name="ro30">
          <table:table-cell table:style-name="ce3" table:formula="of:=ROW()-2" office:value-type="float" office:value="103">
            <text:p>103</text:p>
          </table:table-cell>
          <table:table-cell table:style-name="ce3" table:formula="of:=[.B104]+1" office:value-type="float" office:value="6">
            <text:p>6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wysokie dźwięki. zaczynałem wydmuchanie na dziurach czwartym i piątym.</text:p>
          </table:table-cell>
          <table:table-cell table:style-name="ce36" office:value-type="string" table:number-columns-spanned="2" table:number-rows-spanned="1">
            <text:p>shino : 고음 소리. 나는 4 번째와 5 번째 구멍을 불기 시작했다.</text:p>
          </table:table-cell>
          <table:covered-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61">
            <text:p>0528 <text:s/>1228</text:p>
          </table:table-cell>
          <table:table-cell table:number-columns-repeated="1010"/>
        </table:table-row>
        <table:table-row table:style-name="ro26">
          <table:table-cell table:style-name="ce3" table:formula="of:=ROW()-2" office:value-type="float" office:value="104">
            <text:p>104</text:p>
          </table:table-cell>
          <table:table-cell table:style-name="ce3" table:formula="of:=[.B105]+1" office:value-type="float" office:value="7">
            <text:p>7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أربعاء، الثاني عشر من مايو.</text:p>
          </table:table-cell>
          <table:table-cell table:style-name="ce28"/>
          <table:table-cell table:style-name="ce30" office:value-type="string">
            <text:p>it was wednesday, the twelfth of May.</text:p>
          </table:table-cell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61">
            <text:p>0528 <text:s/>122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05">
            <text:p>105</text:p>
          </table:table-cell>
          <table:table-cell table:style-name="ce3" table:formula="of:=[.B106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چهارشنبه، دوازدهم ماه مه بود.</text:p>
          </table:table-cell>
          <table:table-cell table:style-name="ce28" office:value-type="string">
            <text:p>davooz'dahom</text:p>
          </table:table-cell>
          <table: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61">
            <text:p>0528 <text:s/>1228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106">
            <text:p>106</text:p>
          </table:table-cell>
          <table:table-cell table:style-name="ce3" table:formula="of:=[.B107]+1" office:value-type="float" office:value="9">
            <text:p>9</text:p>
          </table:table-cell>
          <table:table-cell table:style-name="ce5"/>
          <table:table-cell table:style-name="ce8" office:value-type="string">
            <text:p>f2</text:p>
          </table:table-cell>
          <table:table-cell table:style-name="ce17" office:value-type="string">
            <text:p>من شير نارگيل را دوست دارم.</text:p>
          </table:table-cell>
          <table:table-cell table:style-name="ce28" office:value-type="string">
            <text:p>shiyr / naar'giyl?[coconut</text:p>
          </table:table-cell>
          <table:table-cell table:style-name="ce30" office:value-type="string">
            <text:p>I like coconut milk.</text:p>
          </table:table-cell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61">
            <text:p>0528 <text:s/>1228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107">
            <text:p>107</text:p>
          </table:table-cell>
          <table:table-cell table:style-name="ce3" table:formula="of:=[.B108]+1" office:value-type="float" office:value="10">
            <text:p>10</text:p>
          </table:table-cell>
          <table:table-cell table:style-name="ce5"/>
          <table:table-cell table:style-name="ce8" office:value-type="string">
            <text:p>f3</text:p>
          </table:table-cell>
          <table:table-cell table:style-name="ce17" office:value-type="string">
            <text:p>من صدای فلوت را دوست دارم.</text:p>
          </table:table-cell>
          <table:table-cell table:style-name="ce28" office:value-type="string">
            <text:p>sedoye</text:p>
          </table:table-cell>
          <table:table-cell table:style-name="ce30" office:value-type="string">
            <text:p>I like the sound of flute.</text:p>
          </table:table-cell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61">
            <text:p>0528 <text:s/>1228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108">
            <text:p>108</text:p>
          </table:table-cell>
          <table:table-cell table:style-name="ce3" table:formula="of:=[.B109]+1" office:value-type="float" office:value="11">
            <text:p>11</text:p>
          </table:table-cell>
          <table:table-cell table:style-name="ce5"/>
          <table:table-cell table:style-name="ce8" office:value-type="string">
            <text:p>f4</text:p>
          </table:table-cell>
          <table:table-cell table:style-name="ce17" office:value-type="string">
            <text:p>من صدای چقزدن را دوست ندارم</text:p>
          </table:table-cell>
          <table:table-cell table:style-name="ce28" office:value-type="string">
            <text:p>tschaqzadan?</text:p>
          </table:table-cell>
          <table:table-cell table:style-name="ce30" office:value-type="string">
            <text:p>I do not like creeking sound</text:p>
          </table:table-cell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62">
            <text:p>0528 <text:s/>1228</text:p>
          </table:table-cell>
          <table:table-cell table:number-columns-repeated="1010"/>
        </table:table-row>
        <table:table-row table:style-name="ro19">
          <table:table-cell table:style-name="ce3" table:formula="of:=ROW()-2" office:value-type="float" office:value="109">
            <text:p>109</text:p>
          </table:table-cell>
          <table:table-cell table:style-name="ce3" table:formula="of:=[.B110]+1" office:value-type="float" office:value="12">
            <text:p>12</text:p>
          </table:table-cell>
          <table:table-cell table:style-name="ce5"/>
          <table:table-cell table:style-name="ce8" office:value-type="string">
            <text:p>f5</text:p>
          </table:table-cell>
          <table:table-cell table:style-name="ce17" office:value-type="string">
            <text:p>‍‍چه زمانی به ژاپن آمديد. </text:p>
          </table:table-cell>
          <table:table-cell table:style-name="ce28" office:value-type="string">
            <text:p>chezamani[언제 / amadiyd</text:p>
          </table:table-cell>
          <table:table-cell table:style-name="ce9" office:value-type="string">
            <text:p>日本には、いつ来たのですか？</text:p>
          </table:table-cell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62">
            <text:p>0528 <text:s/>122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10">
            <text:p>110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4T10:15:56.93">
            <text:p>0514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tên của bạn là gì?</text:p>
          </table:table-cell>
          <table:table-cell table:style-name="ce28" office:value-type="string" table:number-columns-spanned="2" table:number-rows-spanned="1">
            <text:p>あなたの名前はなんですか？</text:p>
          </table:table-cell>
          <table:covered-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62">
            <text:p>0528 <text:s/>1228</text:p>
          </table:table-cell>
          <table:table-cell table:number-columns-repeated="1010"/>
        </table:table-row>
        <table:table-row table:style-name="ro18">
          <table:table-cell table:style-name="ce3" table:formula="of:=ROW()-2" office:value-type="float" office:value="111">
            <text:p>111</text:p>
          </table:table-cell>
          <table:table-cell table:style-name="ce3" table:formula="of:=[.B112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khi nào đã đến Nhật Bản? / bạn đã ỡ Nhật Bản bao lâu rời?</text:p>
          </table:table-cell>
          <table:table-cell table:style-name="ce32" office:value-type="string" table:number-columns-spanned="2" table:number-rows-spanned="1">
            <text:p><text:span text:style-name="T1">日本には、いつ来たのですか？ </text:span><text:span text:style-name="T1">/ </text:span><text:span text:style-name="T1">日本に来て、どのく</text:span><text:span text:style-name="T1">らい経ちますか？</text:span></text:p>
            <text:p><text:span text:style-name="T1"/></text:p>
          </table:table-cell>
          <table:covered-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62">
            <text:p>0528 <text:s/>1228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12">
            <text:p>112</text:p>
          </table:table-cell>
          <table:table-cell table:style-name="ce3" table:formula="of:=[.B113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비가 내리고 있었다. 하지만 모두 옹벽에 나와 있었다. <text:s/>/ 게다가 모두 지상으로 내리고 왔다.</text:p>
          </table:table-cell>
          <table:table-cell table:style-name="ce28" office:value-type="string" table:number-columns-spanned="2" table:number-rows-spanned="1">
            <text:p>Dwa. Padało. Ale wszyscy byli na murze oporowym. / Poza tym wszyscy zeszli na ziemię.</text:p>
          </table:table-cell>
          <table:covered-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62">
            <text:p>0528 <text:s/>122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13">
            <text:p>113</text:p>
          </table:table-cell>
          <table:table-cell table:style-name="ce3" table:formula="of:=[.B114]+1" office:value-type="float" office:value="4">
            <text:p>4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to był czwartek, trzynasty maja.</text:p>
          </table:table-cell>
          <table:table-cell table:style-name="ce28"/>
          <table: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62">
            <text:p>0528 <text:s/>1228</text:p>
          </table:table-cell>
          <table:table-cell table:number-columns-repeated="1010"/>
        </table:table-row>
        <table:table-row table:style-name="ro31">
          <table:table-cell table:style-name="ce3" table:formula="of:=ROW()-2" office:value-type="float" office:value="114">
            <text:p>114</text:p>
          </table:table-cell>
          <table:table-cell table:style-name="ce3" table:formula="of:=[.B115]+1" office:value-type="float" office:value="5">
            <text:p>5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dźwięki, tak zwane "daj-kan". mogłem wydmuchać te dźwięki w dwie dziurach, drugim i trzecim.</text:p>
          </table:table-cell>
          <table:table-cell table:style-name="ce35" office:value-type="string" table:number-columns-spanned="2" table:number-rows-spanned="1">
            <text:p>shino : 소리, 소위 "Give-kan". 두 번째 구멍과 세 번째 구멍에서 이 소리를 날릴 수있었습니다.</text:p>
          </table:table-cell>
          <table:covered-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62">
            <text:p>0528 <text:s/>1228</text:p>
          </table:table-cell>
          <table:table-cell table:number-columns-repeated="1010"/>
        </table:table-row>
        <table:table-row table:style-name="ro13">
          <table:table-cell table:style-name="ce3" table:formula="of:=ROW()-2" office:value-type="float" office:value="115">
            <text:p>115</text:p>
          </table:table-cell>
          <table:table-cell table:style-name="ce3" table:formula="of:=[.B116]+1" office:value-type="float" office:value="6">
            <text:p>6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sposób : zamykasz twoich warg poziomo bardziej, bardziej niż kiedy wydmuchasz dźwięki "kan". kierunek poweitrza. kierujesz go prawie poziomo. / </text:p>
          </table:table-cell>
          <table:table-cell table:style-name="ce35" office:value-type="string" table:number-columns-spanned="2" table:number-rows-spanned="1">
            <text:p>방법 : "찬"소리를 날릴 때보 다 입술을 수평으로 더 닫습니다. 창의 방향. 거의 수평으로 조종합니다. /</text:p>
          </table:table-cell>
          <table:covered-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62">
            <text:p>0528 <text:s/>1228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16">
            <text:p>116</text:p>
          </table:table-cell>
          <table:table-cell table:style-name="ce3" table:formula="of:=[.B117]+1" office:value-type="float" office:value="7">
            <text:p>7</text:p>
          </table:table-cell>
          <table:table-cell table:style-name="ce5"/>
          <table:table-cell table:style-name="ce8" office:value-type="string">
            <text:p>p4</text:p>
          </table:table-cell>
          <table:table-cell table:style-name="ce17" office:value-type="string">
            <text:p>w ten sposób, twój oddech uderza w górę dźwięczącej dziury.</text:p>
          </table:table-cell>
          <table:table-cell table:style-name="ce35" office:value-type="string" table:number-columns-spanned="2" table:number-rows-spanned="1">
            <text:p>이런 식으로 숨이 징글 구멍의 상단에 닿습니다.</text:p>
          </table:table-cell>
          <table:covered-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62">
            <text:p>0528 <text:s/>1228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17">
            <text:p>117</text:p>
          </table:table-cell>
          <table:table-cell table:style-name="ce3" table:formula="of:=[.B118]+1" office:value-type="float" office:value="8">
            <text:p>8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خميس، الثالث عشر من مايو.</text:p>
          </table:table-cell>
          <table:table-cell table:style-name="ce28"/>
          <table:table-cell table:style-name="ce30" office:value-type="string">
            <text:p>it was thursday, thirteenth of May</text:p>
          </table:table-cell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62">
            <text:p>0528 <text:s/>122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18">
            <text:p>118</text:p>
          </table:table-cell>
          <table:table-cell table:style-name="ce3" table:formula="of:=[.B119]+1" office:value-type="float" office:value="9">
            <text:p>9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پنجشنبه، سيزدهم ماه مه بود.</text:p>
          </table:table-cell>
          <table:table-cell table:style-name="ce28"/>
          <table: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62">
            <text:p>0528 <text:s/>122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19">
            <text:p>119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5T10:49:04.76">
            <text:p>0515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anh ấy bị thương. / anh ấy cần giúp đỡ</text:p>
          </table:table-cell>
          <table:table-cell table:style-name="ce28" office:value-type="string" table:number-columns-spanned="2" table:number-rows-spanned="1">
            <text:p>he got injured. / he needs help.</text:p>
          </table:table-cell>
          <table:covered-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62">
            <text:p>0528 <text:s/>1228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20">
            <text:p>120</text:p>
          </table:table-cell>
          <table:table-cell table:style-name="ce3" table:formula="of:=[.B121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hôm nay trời rất nóng. / hãy[let's nghỉ[cease ngơi[rest~1 đi.</text:p>
          </table:table-cell>
          <table:table-cell table:style-name="ce28" office:value-type="string" table:number-columns-spanned="2" table:number-rows-spanned="1">
            <text:p>今日はとても暑いです。少し休みましょう。</text:p>
          </table:table-cell>
          <table:covered-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62">
            <text:p>0528 <text:s/>1228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21">
            <text:p>121</text:p>
          </table:table-cell>
          <table:table-cell table:style-name="ce3" table:formula="of:=[.B122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모두 지상에. 운동장 근처까지. / 크로는 스스로 돌아가기.</text:p>
          </table:table-cell>
          <table:table-cell table:style-name="ce28" office:value-type="string" table:number-columns-spanned="2" table:number-rows-spanned="1">
            <text:p>Dwa. Wszystko na ziemi. Do placu zabaw. / kuro wraciła sama.</text:p>
          </table:table-cell>
          <table:covered-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62">
            <text:p>0528 <text:s/>1228</text:p>
          </table:table-cell>
          <table:table-cell table:number-columns-repeated="1010"/>
        </table:table-row>
        <table:table-row table:style-name="ro28">
          <table:table-cell table:style-name="ce3" table:formula="of:=ROW()-2" office:value-type="float" office:value="122">
            <text:p>122</text:p>
          </table:table-cell>
          <table:table-cell table:style-name="ce3" table:formula="of:=[.B123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작문 : 가위를 사용해 종이를 자른다. / 그저께도 잘랐어요. &gt; 왜 종이를 잘라거야? / 종이를 잘라 본드로 붙여 메모로 사용한다.</text:p>
          </table:table-cell>
          <table:table-cell table:style-name="ce28" office:value-type="string" table:number-columns-spanned="2" table:number-rows-spanned="1">
            <text:p>Skład: Używam nożyczek, aby odciąć papier. / odciąłem go przedwczoraj. &gt; Dlaczego zamierzasz odciąć papier? / odciąję papier i sklejam je razem klejem, aby użyć je jako notatki.</text:p>
          </table:table-cell>
          <table:covered-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64">
            <text:p>0528 <text:s/>1228</text:p>
          </table:table-cell>
          <table:table-cell table:number-columns-repeated="1010"/>
        </table:table-row>
        <table:table-row table:style-name="ro32">
          <table:table-cell table:style-name="ce3" table:formula="of:=ROW()-2" office:value-type="float" office:value="123">
            <text:p>123</text:p>
          </table:table-cell>
          <table:table-cell table:style-name="ce3" table:formula="of:=[.B124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 piątek, czternasty maja.</text:p>
          </table:table-cell>
          <table:table-cell table:style-name="ce17" office:value-type="string" table:number-columns-spanned="2" table:number-rows-spanned="1">
            <text:p>كان يوم الجمعة الرابع عشر من مايو.</text:p>
          </table:table-cell>
          <table:covered-table-cell table:style-name="ce17" office:value-type="string">
            <text:p>كان يوم الخميس، الثالث عشر من مايو.</text:p>
          </table:covered-table-cell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64">
            <text:p>0528 <text:s/>1228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24">
            <text:p>124</text:p>
          </table:table-cell>
          <table:table-cell table:style-name="ce3" table:formula="of:=[.B125]+1" office:value-type="float" office:value="6">
            <text:p>6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dźwięki "kan"-u na dziurach od pierwszego do szóstego.</text:p>
          </table:table-cell>
          <table:table-cell table:style-name="ce34" office:value-type="string" table:number-columns-spanned="2" table:number-rows-spanned="1">
            <text:p>shino : "kan"-u는 첫 번째에서 여섯 번째 홀에서 소리가납니다.</text:p>
          </table:table-cell>
          <table:covered-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64">
            <text:p>0528 <text:s/>1228</text:p>
          </table:table-cell>
          <table:table-cell table:number-columns-repeated="1010"/>
        </table:table-row>
        <table:table-row table:style-name="ro27">
          <table:table-cell table:style-name="ce3" table:formula="of:=ROW()-2" office:value-type="float" office:value="125">
            <text:p>125</text:p>
          </table:table-cell>
          <table:table-cell table:style-name="ce3" table:formula="of:=[.B126]+1" office:value-type="float" office:value="7">
            <text:p>7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co zauważyłem : po wydmuchanie na wysokiej dziurze, moja dolna warga wygląda przesuwać do przodu na korpusie fletu, to znaczy, nad dziurą dźwiękową.</text:p>
          </table:table-cell>
          <table:table-cell table:style-name="ce35" office:value-type="string" table:number-columns-spanned="2" table:number-rows-spanned="1">
            <text:p>내가 알아 차린 사실 : 높은 구멍을 불고 난 후, 내 아랫 입술은 플루트의 몸체, 즉 사운드 구멍 위로 앞으로 미끄러지는 것처럼 보입니다.</text:p>
          </table:table-cell>
          <table:covered-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64">
            <text:p>0528 <text:s/>1228</text:p>
          </table:table-cell>
          <table:table-cell table:number-columns-repeated="1010"/>
        </table:table-row>
        <table:table-row table:style-name="ro27">
          <table:table-cell table:style-name="ce3" table:formula="of:=ROW()-2" office:value-type="float" office:value="126">
            <text:p>126</text:p>
          </table:table-cell>
          <table:table-cell table:style-name="ce3" table:formula="of:=[.B127]+1" office:value-type="float" office:value="8">
            <text:p>8</text:p>
          </table:table-cell>
          <table:table-cell table:style-name="ce5"/>
          <table:table-cell table:style-name="ce8" office:value-type="string">
            <text:p>p4</text:p>
          </table:table-cell>
          <table:table-cell table:style-name="ce17" office:value-type="string">
            <text:p>środki zapobiegawcze : kiedy wydmuchaję na wysokich dziurach, dociskuję moją dolną wargę do korpusu fletu, aby moja dolna warga nie przesuwać.</text:p>
          </table:table-cell>
          <table:table-cell table:style-name="ce35" office:value-type="string" table:number-columns-spanned="2" table:number-rows-spanned="1">
            <text:p>예방 조치 : 높은 구멍에 바람을 불어 넣을 때, 나는 아래 입술이 미끄러지는 것을 방지하기 위해 플루트 몸체에 대고 아래 입술을 누릅니다.</text:p>
          </table:table-cell>
          <table:covered-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64">
            <text:p>0528 <text:s/>1228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27">
            <text:p>127</text:p>
          </table:table-cell>
          <table:table-cell table:style-name="ce3" table:formula="of:=[.B128]+1" office:value-type="float" office:value="9">
            <text:p>9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جمعة، الرابع عشر من مايو.</text:p>
          </table:table-cell>
          <table:table-cell table:style-name="ce28"/>
          <table:table-cell table:style-name="ce30" office:value-type="string">
            <text:p>it was friday, fourteenth of May.</text:p>
          </table:table-cell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64">
            <text:p>0528 <text:s/>122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28">
            <text:p>128</text:p>
          </table:table-cell>
          <table:table-cell table:style-name="ce3" table:formula="of:=[.B129]+1" office:value-type="float" office:value="10">
            <text:p>10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جمعه، چهاردهم ماه مه بود.</text:p>
          </table:table-cell>
          <table:table-cell table:style-name="ce28"/>
          <table: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64">
            <text:p>0528 <text:s/>1228</text:p>
          </table:table-cell>
          <table:table-cell table:number-columns-repeated="1010"/>
        </table:table-row>
        <table:table-row table:style-name="ro19">
          <table:table-cell table:style-name="ce3" table:formula="of:=ROW()-2" office:value-type="float" office:value="129">
            <text:p>129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6T08:12:43.51">
            <text:p>0516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bạn có bùôn ngủ không? / bạn có mệt không.</text:p>
          </table:table-cell>
          <table:table-cell table:style-name="ce9" office:value-type="string">
            <text:p>眠いですか。疲れていますか。</text:p>
          </table:table-cell>
          <table: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64">
            <text:p>0528 <text:s/>1228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130">
            <text:p>130</text:p>
          </table:table-cell>
          <table:table-cell table:style-name="ce3" table:formula="of:=[.B131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máu chảy ra từ đầu của bạn.</text:p>
          </table:table-cell>
          <table:table-cell table:style-name="ce9" office:value-type="string">
            <text:p>頭から、血が出ています。</text:p>
          </table:table-cell>
          <table: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64">
            <text:p>0528 <text:s/>1228</text:p>
          </table:table-cell>
          <table:table-cell table:number-columns-repeated="1010"/>
        </table:table-row>
        <table:table-row table:style-name="ro16">
          <table:table-cell table:style-name="ce3" table:formula="of:=ROW()-2" office:value-type="float" office:value="131">
            <text:p>131</text:p>
          </table:table-cell>
          <table:table-cell table:style-name="ce3" table:formula="of:=[.B132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모두 거의 동시에 옹벽에서 내리고왔다. / 옹벽에 돌아가기. 크로도 내가 들고 가져갔다.</text:p>
          </table:table-cell>
          <table:table-cell table:style-name="ce28" office:value-type="string" table:number-columns-spanned="2" table:number-rows-spanned="1">
            <text:p>Dwa. Wszystko spadło z muru oporowego prawie w tym samym czasie. / Wróć do muru oporowego. Wziąłem ze sobą kuro.</text:p>
          </table:table-cell>
          <table:covered-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64">
            <text:p>0528 <text:s/>1228</text:p>
          </table:table-cell>
          <table:table-cell table:number-columns-repeated="1010"/>
        </table:table-row>
        <table:table-row table:style-name="ro28">
          <table:table-cell table:style-name="ce3" table:formula="of:=ROW()-2" office:value-type="float" office:value="132">
            <text:p>132</text:p>
          </table:table-cell>
          <table:table-cell table:style-name="ce3" table:formula="of:=[.B133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메모지의 자작. 이 습관은 이미 오래전에 시작한 일이다. / 어떤 책에서 이런 아이디어가 있는 걸 알았다. 그 책을 읽고 있었을 때 이 방법이 소개되어 있었다.</text:p>
          </table:table-cell>
          <table:table-cell table:style-name="ce28" office:value-type="string" table:number-columns-spanned="2" table:number-rows-spanned="1">
            <text:p>własny produkcja arkusze dla notatki. Ten nawyk zaczął em się dawno temu. / Znalazłem ten pomysł w książce. Kiedy czytałem książkę, ta metoda została wprowadzona.</text:p>
          </table:table-cell>
          <table:covered-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64">
            <text:p>0528 <text:s/>122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33">
            <text:p>133</text:p>
          </table:table-cell>
          <table:table-cell table:style-name="ce3" table:formula="of:=[.B134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a sobota, piętnasty maja.</text:p>
          </table:table-cell>
          <table:table-cell table:style-name="ce28"/>
          <table: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64">
            <text:p>0528 <text:s/>1228</text:p>
          </table:table-cell>
          <table:table-cell table:number-columns-repeated="1010"/>
        </table:table-row>
        <table:table-row table:style-name="ro13">
          <table:table-cell table:style-name="ce3" table:formula="of:=ROW()-2" office:value-type="float" office:value="134">
            <text:p>134</text:p>
          </table:table-cell>
          <table:table-cell table:style-name="ce3" table:formula="of:=[.B135]+1" office:value-type="float" office:value="6">
            <text:p>6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sekwencja złożona z kilku nut, które są rozproszone po oktawie. ćwiczenie dla manewru mięśni warg, szczegónie, <text:s/>dla manewru mięśni warga dolna.</text:p>
          </table:table-cell>
          <table:table-cell table:style-name="ce34" office:value-type="string" table:number-columns-spanned="2" table:number-rows-spanned="1">
            <text:p>shino : 한 옥타브에 걸쳐 펼쳐지는 일련의 여러 음표. 입술 근육의 운동, 특히 아랫 입술 근육 운동을 위한 <text:s/>연습.</text:p>
          </table:table-cell>
          <table:covered-table-cell table:style-name="ce45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66">
            <text:p>0528 <text:s/>1228</text:p>
          </table:table-cell>
          <table:table-cell table:number-columns-repeated="1010"/>
        </table:table-row>
        <table:table-row table:style-name="ro33">
          <table:table-cell table:style-name="ce3" table:formula="of:=ROW()-2" office:value-type="float" office:value="135">
            <text:p>135</text:p>
          </table:table-cell>
          <table:table-cell table:style-name="ce3" table:formula="of:=[.B136]+1" office:value-type="float" office:value="7">
            <text:p>7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ruch przejściowy od konfiguracji dla wyższych dziur do niższych, i odwrotnie.</text:p>
          </table:table-cell>
          <table:table-cell table:style-name="ce34" office:value-type="string" table:number-columns-spanned="2" table:number-rows-spanned="1">
            <text:p>더 높은 구멍에 위한 입술 모양에서 더 낮은 구멍으로의 움직임. 특히 아랫 입술의 근육</text:p>
          </table:table-cell>
          <table:covered-table-cell table:style-name="ce45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66">
            <text:p>0528 <text:s/>1228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36">
            <text:p>136</text:p>
          </table:table-cell>
          <table:table-cell table:style-name="ce3" table:formula="of:=[.B137]+1" office:value-type="float" office:value="8">
            <text:p>8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سبت، الخامس من مايو.</text:p>
          </table:table-cell>
          <table:table-cell table:style-name="ce28"/>
          <table:table-cell table:style-name="ce30" office:value-type="string">
            <text:p>it was saturday, fifteenth of May.</text:p>
          </table:table-cell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66">
            <text:p>0528 <text:s/>122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37">
            <text:p>137</text:p>
          </table:table-cell>
          <table:table-cell table:style-name="ce3" table:formula="of:=[.B138]+1" office:value-type="float" office:value="9">
            <text:p>9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شنبه، پانزدهم ماه مه بود.</text:p>
          </table:table-cell>
          <table:table-cell table:style-name="ce28"/>
          <table: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66">
            <text:p>0528 <text:s/>1228</text:p>
          </table:table-cell>
          <table:table-cell table:number-columns-repeated="1010"/>
        </table:table-row>
        <table:table-row table:style-name="ro34">
          <table:table-cell table:style-name="ce3" table:formula="of:=ROW()-2" office:value-type="float" office:value="138">
            <text:p>138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7T10:20:32.3">
            <text:p>0517</text:p>
          </table:table-cell>
          <table:table-cell table:style-name="ce8" office:value-type="string">
            <text:p>v1</text:p>
          </table:table-cell>
          <table:table-cell table:style-name="ce20" office:value-type="string">
            <text:p>tôi đau ngón[손가락 ~1 tay của tôi. / tôi đập vai[어깨 vào tường. / tôi đập chân vào cây[tree gỗ[wood vuông[square</text:p>
          </table:table-cell>
          <table:table-cell table:style-name="ce9" office:value-type="string">
            <text:p>指を怪我しました。肩を壁にぶつけました。足を角材にぶつけました。</text:p>
          </table:table-cell>
          <table: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69">
            <text:p>0528 <text:s/>1228</text:p>
          </table:table-cell>
          <table:table-cell table:number-columns-repeated="1010"/>
        </table:table-row>
        <table:table-row table:style-name="ro23">
          <table:table-cell table:style-name="ce3" table:formula="of:=ROW()-2" office:value-type="float" office:value="139">
            <text:p>139</text:p>
          </table:table-cell>
          <table:table-cell table:style-name="ce3" table:formula="of:=[.B140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21" office:value-type="string">
            <text:p>tầng này là rộng. bức tường đó là cao.</text:p>
          </table:table-cell>
          <table:table-cell table:style-name="ce9" office:value-type="string">
            <text:p>この床は、広いです。あの壁は、高いです。</text:p>
          </table:table-cell>
          <table: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69">
            <text:p>0528 <text:s/>1228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40">
            <text:p>140</text:p>
          </table:table-cell>
          <table:table-cell table:style-name="ce3" table:formula="of:=[.B141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비가 내리고있었다. 그렇게 많지 않다. <text:s/>/ 우산을 쓰지 않아도 어떻게 든 될 정도.</text:p>
          </table:table-cell>
          <table:table-cell table:style-name="ce28"/>
          <table: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69">
            <text:p>0528 <text:s/>1228</text:p>
          </table:table-cell>
          <table:table-cell table:number-columns-repeated="1010"/>
        </table:table-row>
        <table:table-row table:style-name="ro16">
          <table:table-cell table:style-name="ce3" table:formula="of:=ROW()-2" office:value-type="float" office:value="141">
            <text:p>141</text:p>
          </table:table-cell>
          <table:table-cell table:style-name="ce3" table:formula="of:=[.B142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평소 신고있는 운동화. 오른발의 한쪽. 바닥에 구멍 한 개 열려있다. / 발바닥의 앞부분의 중앙. / 거기에서 물이 스며 들어 온다.</text:p>
          </table:table-cell>
          <table:table-cell table:style-name="ce28" office:value-type="string" table:number-columns-spanned="2" table:number-rows-spanned="1">
            <text:p>Trampki, które zwykle nosię. Jedna strona prawej stopy. W dnie jest otwarta dziura. / Środek przedniej części podeszwy. / Stamtąd przedostaje się woda.</text:p>
          </table:table-cell>
          <table:covered-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7">
            <text:p>0528 <text:s/>122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42">
            <text:p>142</text:p>
          </table:table-cell>
          <table:table-cell table:style-name="ce3" table:formula="of:=[.B143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 niedziele, szósnasty maja.</text:p>
          </table:table-cell>
          <table:table-cell table:style-name="ce28"/>
          <table: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7">
            <text:p>0528 <text:s/>1228</text:p>
          </table:table-cell>
          <table:table-cell table:number-columns-repeated="1010"/>
        </table:table-row>
        <table:table-row table:style-name="ro35">
          <table:table-cell table:style-name="ce3" table:formula="of:=ROW()-2" office:value-type="float" office:value="143">
            <text:p>143</text:p>
          </table:table-cell>
          <table:table-cell table:style-name="ce3" table:formula="of:=[.B144]+1" office:value-type="float" office:value="6">
            <text:p>6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ćwiczenie dla ruchów mięśni ust. / przejście od niższego dźwięku do wyższego. / wykonałem jego ruch bardzo powoli, stopniowo, aby moje mięsnie i nerwy mogły rozpoznać, gdzie i ile się rozwinąć.</text:p>
          </table:table-cell>
          <table:table-cell table:style-name="ce37" office:value-type="string" table:number-columns-spanned="2" table:number-rows-spanned="1">
            <text:p>shino : 입 근육의 움직임을 위한 연습. / 낮은 소리에서 높은 소리로 전환함. 그리고 반대 방향도. 나는 그의 움직임을 아주 천천히, 점진적으로 만들어 내 근육과 신경이 어디에서 얼마나 발전해야 좋하는지 인식 할 수 있도록 했습니다.</text:p>
          </table:table-cell>
          <table:covered-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7">
            <text:p>0528 <text:s/>1228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44">
            <text:p>144</text:p>
          </table:table-cell>
          <table:table-cell table:style-name="ce3" table:formula="of:=[.B145]+1" office:value-type="float" office:value="7">
            <text:p>7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أحد، السادس عشر من مايو.</text:p>
          </table:table-cell>
          <table:table-cell table:style-name="ce28"/>
          <table:table-cell table:style-name="ce30" office:value-type="string">
            <text:p>it was sunday, sixteenth of May</text:p>
          </table:table-cell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7">
            <text:p>0528 <text:s/>122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45">
            <text:p>145</text:p>
          </table:table-cell>
          <table:table-cell table:style-name="ce3" table:formula="of:=[.B146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يکشنبه، شانزدهم ماه مه بود.</text:p>
          </table:table-cell>
          <table:table-cell table:style-name="ce28"/>
          <table: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7">
            <text:p>0528 <text:s/>1228</text:p>
          </table:table-cell>
          <table:table-cell table:number-columns-repeated="1010"/>
        </table:table-row>
        <table:table-row table:style-name="ro36">
          <table:table-cell table:style-name="ce3" table:formula="of:=ROW()-2" office:value-type="float" office:value="146">
            <text:p>146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8T10:59:43.4">
            <text:p>0518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hôm nay trời rất nóng. / tôi uống nước rất nhiều.</text:p>
          </table:table-cell>
          <table:table-cell table:style-name="ce9" office:value-type="string">
            <text:p>今日はとても暑いです。 / I drink water very much.</text:p>
          </table:table-cell>
          <table:table-cell table:style-name="ce45" office:value-type="string" table:number-columns-spanned="2" table:number-rows-spanned="1">
            <text:p>오늘은 매우 덥습니다. / 물을 많이 마셔요.</text:p>
          </table:table-cell>
          <table:covered-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7">
            <text:p>0528 <text:s/>1228</text:p>
          </table:table-cell>
          <table:table-cell table:number-columns-repeated="1010"/>
        </table:table-row>
        <table:table-row table:style-name="ro23">
          <table:table-cell table:style-name="ce3" table:formula="of:=ROW()-2" office:value-type="float" office:value="147">
            <text:p>147</text:p>
          </table:table-cell>
          <table:table-cell table:style-name="ce3" table:formula="of:=[.B148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hôm nay có rất nhiều bê tông. / khi[언제~3 nào thì kết[종료~1 <text:s/>thúc</text:p>
          </table:table-cell>
          <table:table-cell table:style-name="ce9" office:value-type="string">
            <text:p>今日は、コンクリートがとても多い。いつ終わるか？</text:p>
          </table:table-cell>
          <table:table-cell table:style-name="ce45" office:value-type="string" table:number-columns-spanned="2" table:number-rows-spanned="1">
            <text:p>언제 끝날까요?</text:p>
          </table:table-cell>
          <table:covered-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71">
            <text:p>0528 <text:s/>1228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148">
            <text:p>148</text:p>
          </table:table-cell>
          <table:table-cell table:style-name="ce3" table:formula="of:=[.B149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먼저 크로만. 마사지, "뒹굴".</text:p>
          </table:table-cell>
          <table:table-cell table:style-name="ce28" office:value-type="string" table:number-columns-spanned="2" table:number-rows-spanned="1">
            <text:p>Po pierwsze, Chroman. Masaż, „Staczanie w dół”.</text:p>
          </table:table-cell>
          <table:covered-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71">
            <text:p>0528 <text:s/>1228</text:p>
          </table:table-cell>
          <table:table-cell table:number-columns-repeated="1010"/>
        </table:table-row>
        <table:table-row table:style-name="ro37">
          <table:table-cell table:style-name="ce3" table:formula="of:=ROW()-2" office:value-type="float" office:value="149">
            <text:p>149</text:p>
          </table:table-cell>
          <table:table-cell table:style-name="ce3" table:formula="of:=[.B150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크로는 페이스트를 먹은 후 다시 지상으로 내리고 와 버린다. 다시 마사지.</text:p>
          </table:table-cell>
          <table:table-cell table:style-name="ce28" office:value-type="string" table:number-columns-spanned="2" table:number-rows-spanned="1">
            <text:p>Po zjedzeniu pasty Kuro kładzie się na ziemię. Masaż jeszcze raz.</text:p>
          </table:table-cell>
          <table:covered-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71">
            <text:p>0528 <text:s/>1228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50">
            <text:p>150</text:p>
          </table:table-cell>
          <table:table-cell table:style-name="ce3" table:formula="of:=[.B151]+1" office:value-type="float" office:value="5">
            <text:p>5</text:p>
          </table:table-cell>
          <table:table-cell table:style-name="ce5"/>
          <table:table-cell table:style-name="ce8" office:value-type="string">
            <text:p>k3</text:p>
          </table:table-cell>
          <table:table-cell table:style-name="ce17" office:value-type="string">
            <text:p>이윽고 크로가 계단 방향을 가만히 보기 시작한다. 나도 그 방향을 본다.</text:p>
          </table:table-cell>
          <table:table-cell table:style-name="ce28" office:value-type="string" table:number-columns-spanned="2" table:number-rows-spanned="1">
            <text:p>Wkrótce Kro zaczął uważnie patrzeć w kierunku schodów. Ja też widzę ten kierunek.</text:p>
          </table:table-cell>
          <table:covered-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71">
            <text:p>0528 <text:s/>1228</text:p>
          </table:table-cell>
          <table:table-cell table:number-columns-repeated="1010"/>
        </table:table-row>
        <table:table-row table:style-name="ro28">
          <table:table-cell table:style-name="ce3" table:formula="of:=ROW()-2" office:value-type="float" office:value="151">
            <text:p>151</text:p>
          </table:table-cell>
          <table:table-cell table:style-name="ce3" table:formula="of:=[.B152]+1" office:value-type="float" office:value="6">
            <text:p>6</text:p>
          </table:table-cell>
          <table:table-cell table:style-name="ce5"/>
          <table:table-cell table:style-name="ce8" office:value-type="string">
            <text:p>k4</text:p>
          </table:table-cell>
          <table:table-cell table:style-name="ce17" office:value-type="string">
            <text:p>조금 후 고양이의 목소리. 먼저 돈이라고 생각했지만, 그 모습을 보고 있으면 그 몸의 색깔은 검은 색이 아니다. <text:s/>그래서 미케라고 알 수 있었다.</text:p>
          </table:table-cell>
          <table:table-cell table:style-name="ce28" office:value-type="string" table:number-columns-spanned="2" table:number-rows-spanned="1">
            <text:p>Głos kota trochę później. Przede wszystkim myślałem, że to byłby Don, ale kiedy na nie patrzę, wiem, że kolor korpusu był czarny. Więc mogłem wiedzieć, że to był Mike.</text:p>
          </table:table-cell>
          <table:covered-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72">
            <text:p>0528 <text:s/>1228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152">
            <text:p>152</text:p>
          </table:table-cell>
          <table:table-cell table:style-name="ce3" table:formula="of:=[.B153]+1" office:value-type="float" office:value="7">
            <text:p>7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 poniedziałek, siedemnasty maja.</text:p>
          </table:table-cell>
          <table:table-cell table:style-name="ce28" office:value-type="string" table:number-columns-spanned="2" table:number-rows-spanned="1">
            <text:p>это был понедельник, семнадцать мая.</text:p>
          </table:table-cell>
          <table:covered-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72">
            <text:p>0528 <text:s/>1228</text:p>
          </table:table-cell>
          <table:table-cell table:number-columns-repeated="1010"/>
        </table:table-row>
        <table:table-row table:style-name="ro26">
          <table:table-cell table:style-name="ce3" table:formula="of:=ROW()-2" office:value-type="float" office:value="153">
            <text:p>153</text:p>
          </table:table-cell>
          <table:table-cell table:style-name="ce3" table:formula="of:=[.B154]+1" office:value-type="float" office:value="8">
            <text:p>8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znowu sekwencja kilku nut, od pierwszego dziury do zera.</text:p>
          </table:table-cell>
          <table:table-cell table:style-name="ce28" office:value-type="string" table:number-columns-spanned="2" table:number-rows-spanned="1">
            <text:p>сино: снова последовательность из нескольких нот, от первой лу'нки до ну'ля.</text:p>
          </table:table-cell>
          <table:covered-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72">
            <text:p>0528 <text:s/>1228</text:p>
          </table:table-cell>
          <table:table-cell table:number-columns-repeated="1010"/>
        </table:table-row>
        <table:table-row table:style-name="ro38">
          <table:table-cell table:style-name="ce3" table:formula="of:=ROW()-2" office:value-type="float" office:value="154">
            <text:p>154</text:p>
          </table:table-cell>
          <table:table-cell table:style-name="ce3" table:formula="of:=[.B155]+1" office:value-type="float" office:value="9">
            <text:p>9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dźwięki "daj-kan"-u(słowa japońska). kształt ust, to pozostaje pionowo cienki, a także, poziomo, wąski.</text:p>
          </table:table-cell>
          <table:table-cell table:style-name="ce34" office:value-type="string" table:number-columns-spanned="2" table:number-rows-spanned="1">
            <text:p>give-kan-u (일본어 단어) 소리. 입의 모양은 수직으로 얇고 수평으로 좁습니다.</text:p>
          </table:table-cell>
          <table:covered-table-cell table:style-name="ce30"/>
          <table:table-cell table:style-name="ce30" office:value-type="string" table:number-columns-spanned="2" table:number-rows-spanned="1">
            <text:p>звучит «дай-кан» -у (японские слова). форма рта остается тонкой по вертикали и узкой по горизонтали.</text:p>
          </table:table-cell>
          <table:covered-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72">
            <text:p>0528 <text:s/>1228</text:p>
          </table:table-cell>
          <table:table-cell table:number-columns-repeated="1010"/>
        </table:table-row>
        <table:table-row table:style-name="ro26">
          <table:table-cell table:style-name="ce3" table:formula="of:=ROW()-2" office:value-type="float" office:value="155">
            <text:p>155</text:p>
          </table:table-cell>
          <table:table-cell table:style-name="ce3" table:formula="of:=[.B156]+1" office:value-type="float" office:value="10">
            <text:p>10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اثنين، السابع عشر من مايو.</text:p>
          </table:table-cell>
          <table:table-cell table:style-name="ce34" office:value-type="string">
            <text:p>ithnayni / </text:p>
          </table:table-cell>
          <table:table-cell table:style-name="ce30" office:value-type="string">
            <text:p>it was monday, the seventeenth of May</text:p>
          </table:table-cell>
          <table:table-cell table:style-name="ce30" table:number-columns-spanned="2" table:number-rows-spanned="1"/>
          <table:covered-table-cell table:style-name="ce56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72">
            <text:p>0528 <text:s/>122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56">
            <text:p>156</text:p>
          </table:table-cell>
          <table:table-cell table:style-name="ce3" table:formula="of:=[.B157]+1" office:value-type="float" office:value="11">
            <text:p>11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دوشنبه، هفدهم ماه مه بود.</text:p>
          </table:table-cell>
          <table:table-cell table:style-name="ce34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56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72">
            <text:p>0528 <text:s/>1228</text:p>
          </table:table-cell>
          <table:table-cell table:number-columns-repeated="1010"/>
        </table:table-row>
        <table:table-row table:style-name="ro39">
          <table:table-cell table:style-name="ce3" table:formula="of:=ROW()-2" office:value-type="float" office:value="157">
            <text:p>157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9T09:30:46.48">
            <text:p>0519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tầng này là rộng. bức tường đó là cao. / đây là tầng bảy.</text:p>
          </table:table-cell>
          <table:table-cell table:style-name="ce34" office:value-type="string" table:number-columns-spanned="2" table:number-rows-spanned="1">
            <text:p>この床は、広いです。あの壁は、高いです。ここは、７階です。</text:p>
          </table:table-cell>
          <table:covered-table-cell table:style-name="ce30" office:value-type="string">
            <text:p>この床は、広いです。あの壁は、高いです。</text:p>
          </table:covered-table-cell>
          <table:table-cell table:style-name="ce45" office:value-type="string" table:number-columns-spanned="2" table:number-rows-spanned="1">
            <text:p>이 층은 넓습니다. 저 벽은 높다. / 7 층입니다.</text:p>
          </table:table-cell>
          <table:covered-table-cell table:style-name="ce56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72">
            <text:p>0528 <text:s/>1228</text:p>
          </table:table-cell>
          <table:table-cell table:number-columns-repeated="1010"/>
        </table:table-row>
        <table:table-row table:style-name="ro39">
          <table:table-cell table:style-name="ce3" table:formula="of:=ROW()-2" office:value-type="float" office:value="158">
            <text:p>158</text:p>
          </table:table-cell>
          <table:table-cell table:style-name="ce3" table:formula="of:=[.B159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bạn có biết mấy giờ nó sẽ kết thúc không? / nó kết thúc lúc bốn giờ chiều.</text:p>
          </table:table-cell>
          <table:table-cell table:style-name="ce34" office:value-type="string" table:number-columns-spanned="2" table:number-rows-spanned="1">
            <text:p>何時に終わるか、知っていますか。午後４時に、終わります。</text:p>
          </table:table-cell>
          <table:covered-table-cell table:style-name="ce30" office:value-type="string">
            <text:p>何時に終わるか、知っていますか。午後４時に、終わります。</text:p>
          </table:covered-table-cell>
          <table:table-cell table:style-name="ce45" office:value-type="string" table:number-columns-spanned="2" table:number-rows-spanned="1">
            <text:p>언제 끝날지 아십니까? / 오후 4시에 끝납니다.</text:p>
          </table:table-cell>
          <table:covered-table-cell table:style-name="ce56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72">
            <text:p>0528 <text:s/>1228</text:p>
          </table:table-cell>
          <table:table-cell table:number-columns-repeated="1010"/>
        </table:table-row>
        <table:table-row table:style-name="ro26">
          <table:table-cell table:style-name="ce3" table:formula="of:=ROW()-2" office:value-type="float" office:value="159">
            <text:p>159</text:p>
          </table:table-cell>
          <table:table-cell table:style-name="ce3" table:formula="of:=[.B160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먼저 크로가 지상에 있었다. / 내가 옹벽 근처까지 달했을 때 달려왔다. / 그리고 미케도 내리고왔다.</text:p>
          </table:table-cell>
          <table:table-cell table:style-name="ce34" office:value-type="string" table:number-columns-spanned="2" table:number-rows-spanned="1">
            <text:p>Najpierw Kro leżał na ziemi. / Kiedy dotarłem do muru oporowego, pobiegła do mojego miejsca. / Mike też zszedł.</text:p>
          </table:table-cell>
          <table:covered-table-cell table:style-name="ce30"/>
          <table:table-cell table:style-name="ce30" table:number-columns-spanned="2" table:number-rows-spanned="1"/>
          <table:covered-table-cell table:style-name="ce56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73">
            <text:p>0528 <text:s/>1228</text:p>
          </table:table-cell>
          <table:table-cell table:number-columns-repeated="1010"/>
        </table:table-row>
        <table:table-row table:style-name="ro14">
          <table:table-cell table:style-name="ce3" table:formula="of:=ROW()-2" office:value-type="float" office:value="160">
            <text:p>160</text:p>
          </table:table-cell>
          <table:table-cell table:style-name="ce3" table:formula="of:=[.B161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내가 갖고 있는 가위는 왼손잡 용입니다. / 나 생각, 내가 초등학교에 들어갔을 때 내 모부가 사주던 것이다.</text:p>
          </table:table-cell>
          <table:table-cell table:style-name="ce38" office:value-type="string" table:number-columns-spanned="2" table:number-rows-spanned="1">
            <text:p>私のハサミは、左利き用です。 / 思うに、小学校に入った時に、買ってもらったものです。親が、買い与えたものです。</text:p>
          </table:table-cell>
          <table:covered-table-cell table:style-name="ce30"/>
          <table:table-cell table:style-name="ce30" office:value-type="string" table:number-columns-spanned="2" table:number-rows-spanned="1">
            <text:p>我的剪刀是左手用的。 /我想，当我上小学时，妈妈买了我。</text:p>
          </table:table-cell>
          <table:covered-table-cell table:style-name="ce56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73">
            <text:p>0528 <text:s/>1228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61">
            <text:p>161</text:p>
          </table:table-cell>
          <table:table-cell table:style-name="ce3" table:formula="of:=[.B162]+1" office:value-type="float" office:value="5">
            <text:p>5</text:p>
          </table:table-cell>
          <table:table-cell table:style-name="ce5"/>
          <table:table-cell table:style-name="ce8" office:value-type="string">
            <text:p>k3</text:p>
          </table:table-cell>
          <table:table-cell table:style-name="ce17" office:value-type="string">
            <text:p>이 가위를 본 때, 뭔가 특별한 물건이라고 느꼈던 걸 기억하고 있어요.</text:p>
          </table:table-cell>
          <table:table-cell table:style-name="ce34" office:value-type="string" table:number-columns-spanned="2" table:number-rows-spanned="1">
            <text:p>Pamiętam, że kiedy zobaczyłem te nożyczki, poczułem się jak coś wyjątkowego.</text:p>
          </table:table-cell>
          <table:covered-table-cell table:style-name="ce30"/>
          <table:table-cell table:style-name="ce30" office:value-type="string" table:number-columns-spanned="2" table:number-rows-spanned="1">
            <text:p>当我看到这些剪jian3刀dao1时，我记得自己对它有种特别的感觉。</text:p>
          </table:table-cell>
          <table:covered-table-cell table:style-name="ce56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73">
            <text:p>0528 <text:s/>1228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162">
            <text:p>162</text:p>
          </table:table-cell>
          <table:table-cell table:style-name="ce3" table:formula="of:=[.B163]+1" office:value-type="float" office:value="6">
            <text:p>6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to był wtorek, osiemnasty maja.</text:p>
          </table:table-cell>
          <table:table-cell table:style-name="ce34" office:value-type="string" table:number-columns-spanned="2" table:number-rows-spanned="1">
            <text:p>это был вторник, восемна'дцатое мая.</text:p>
          </table:table-cell>
          <table:covered-table-cell table:style-name="ce30"/>
          <table:table-cell table:style-name="ce30" office:value-type="string" table:number-columns-spanned="2" table:number-rows-spanned="1">
            <text:p>đó là thứ ba , ngày mười tám tháng[달 năm</text:p>
          </table:table-cell>
          <table:covered-table-cell table:style-name="ce56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73">
            <text:p>0528 <text:s/>1228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163">
            <text:p>163</text:p>
          </table:table-cell>
          <table:table-cell table:style-name="ce3" table:formula="of:=[.B164]+1" office:value-type="float" office:value="7">
            <text:p>7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ćwiczenia dla każdego dźwięku.</text:p>
          </table:table-cell>
          <table:table-cell table:style-name="ce34" office:value-type="string" table:number-columns-spanned="2" table:number-rows-spanned="1">
            <text:p>шино: упражнения на каждый звук.</text:p>
          </table:table-cell>
          <table:covered-table-cell table:style-name="ce30"/>
          <table:table-cell table:style-name="ce30" table:number-columns-spanned="2" table:number-rows-spanned="1"/>
          <table:covered-table-cell table:style-name="ce56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73">
            <text:p>0528 <text:s/>1228</text:p>
          </table:table-cell>
          <table:table-cell table:number-columns-repeated="1010"/>
        </table:table-row>
        <table:table-row table:style-name="ro10">
          <table:table-cell table:style-name="ce3" table:formula="of:=ROW()-2" office:value-type="float" office:value="164">
            <text:p>164</text:p>
          </table:table-cell>
          <table:table-cell table:style-name="ce3" table:formula="of:=[.B165]+1" office:value-type="float" office:value="8">
            <text:p>8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dźwięki "daj-kan"-u, te wychodzili wczoraj równomiernie, to znaczy, dźwięki wychodzili w sposób ciągły, bez przerwy tu i tam.</text:p>
          </table:table-cell>
          <table:table-cell table:style-name="ce34" office:value-type="string" table:number-columns-spanned="2" table:number-rows-spanned="1">
            <text:p>звуки «дай-кан» -у, вчера они выходили равномерно, то есть звуки выходили непрерывно, без перерыва то тут, то там.</text:p>
          </table:table-cell>
          <table:covered-table-cell table:style-name="ce30"/>
          <table:table-cell table:style-name="ce45" office:value-type="string" table:number-columns-spanned="2" table:number-rows-spanned="1">
            <text:p>daj-kan-u, 어제 고르게[均jun匀yun2地 나왔습니다. 즉, 여기 저기 멈추지 않고 소리가 계속 나왔습니다.</text:p>
          </table:table-cell>
          <table:covered-table-cell table:style-name="ce56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74">
            <text:p>0528 <text:s/>1228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65">
            <text:p>165</text:p>
          </table:table-cell>
          <table:table-cell table:style-name="ce3" table:formula="of:=[.B166]+1" office:value-type="float" office:value="9">
            <text:p>9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ثلاثاء، الثامن عشر من مايو.</text:p>
          </table:table-cell>
          <table:table-cell table:style-name="ce34"/>
          <table:table-cell table:style-name="ce30" office:value-type="string">
            <text:p>it was tuesday, the eighteenth of May</text:p>
          </table:table-cell>
          <table:table-cell table:style-name="ce30" table:number-columns-spanned="2" table:number-rows-spanned="1"/>
          <table:covered-table-cell table:style-name="ce56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74">
            <text:p>0528 <text:s/>122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66">
            <text:p>166</text:p>
          </table:table-cell>
          <table:table-cell table:style-name="ce3" table:formula="of:=[.B167]+1" office:value-type="float" office:value="10">
            <text:p>10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سه شنبه، هجدهم ماه مه بود.</text:p>
          </table:table-cell>
          <table:table-cell table:style-name="ce34" office:value-type="string">
            <text:p>heji'dahoom</text:p>
          </table:table-cell>
          <table:table-cell table:style-name="ce30"/>
          <table:table-cell table:style-name="ce30" table:number-columns-spanned="2" table:number-rows-spanned="1"/>
          <table:covered-table-cell table:style-name="ce56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74">
            <text:p>0528 <text:s/>1228</text:p>
          </table:table-cell>
          <table:table-cell table:number-columns-repeated="1010"/>
        </table:table-row>
        <table:table-row table:style-name="ro26">
          <table:table-cell table:style-name="ce3" table:formula="of:=ROW()-2" office:value-type="float" office:value="167">
            <text:p>167</text:p>
          </table:table-cell>
          <table:table-cell table:style-name="ce3" table:formula="of:=[.B168]+1" office:value-type="float" office:value="11">
            <text:p>11</text:p>
          </table:table-cell>
          <table:table-cell table:style-name="ce5"/>
          <table:table-cell table:style-name="ce8" office:value-type="string">
            <text:p>f2</text:p>
          </table:table-cell>
          <table:table-cell table:style-name="ce22" office:value-type="string">
            <text:p>بادام زمينی. / من واقعا دوستش دارم.</text:p>
          </table:table-cell>
          <table:table-cell table:style-name="ce28" office:value-type="string">
            <text:p>baadaam[almond / zamiyniy? / voogh'AAn[really / duwst'ashi[like-it</text:p>
          </table:table-cell>
          <table:table-cell table:style-name="ce30" office:value-type="string" table:number-columns-spanned="2" table:number-rows-spanned="1">
            <text:p>Orzeszki ziemne. / Naprawdę to lubie.</text:p>
          </table:table-cell>
          <table:covered-table-cell table:style-name="ce30"/>
          <table:table-cell table:style-name="ce56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74">
            <text:p>0528 <text:s/>1228</text:p>
          </table:table-cell>
          <table:table-cell table:number-columns-repeated="1010"/>
        </table:table-row>
        <table:table-row table:style-name="ro40">
          <table:table-cell table:style-name="ce3" table:formula="of:=ROW()-2" office:value-type="float" office:value="168">
            <text:p>168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20T10:05:08.69">
            <text:p>0520</text:p>
          </table:table-cell>
          <table:table-cell table:style-name="ce8" office:value-type="string">
            <text:p>v1</text:p>
          </table:table-cell>
          <table:table-cell table:style-name="ce23" office:value-type="string">
            <text:p>đi lên lầu. tôi đến từ tầng đưới.</text:p>
          </table:table-cell>
          <table:table-cell table:style-name="ce39" office:value-type="string" table:number-columns-spanned="2" table:number-rows-spanned="1">
            <text:p>上の階へ行きます。下の階から来ました。</text:p>
          </table:table-cell>
          <table:covered-table-cell table:style-name="ce46" office:value-type="string">
            <text:p>上の階へ行きます。下の階から来ました。</text:p>
          </table:covered-table-cell>
          <table:table-cell table:style-name="ce45" office:value-type="string" table:number-columns-spanned="2" table:number-rows-spanned="1">
            <text:p>위층으로 간다. 나는 아래층에서 왔습니다.</text:p>
          </table:table-cell>
          <table:covered-table-cell table:style-name="ce57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74">
            <text:p>0528 <text:s/>1228</text:p>
          </table:table-cell>
          <table:table-cell table:number-columns-repeated="1010"/>
        </table:table-row>
        <table:table-row table:style-name="ro19">
          <table:table-cell table:style-name="ce3" table:formula="of:=ROW()-2" office:value-type="float" office:value="169">
            <text:p>169</text:p>
          </table:table-cell>
          <table:table-cell table:style-name="ce3" table:formula="of:=[.B170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23" office:value-type="string">
            <text:p>tôi đau ngón tay của tôi. / tôi đạp vai vào tường. / tôi đạp chân vào cây gỗ vuông.</text:p>
          </table:table-cell>
          <table:table-cell table:style-name="ce39" office:value-type="string" table:number-columns-spanned="2" table:number-rows-spanned="1">
            <text:p>指を怪我しました。肩を壁にぶつけました。足を角材にぶつけました。</text:p>
          </table:table-cell>
          <table:covered-table-cell table:style-name="ce46" office:value-type="string">
            <text:p>指を怪我しました。肩を壁にぶつけました。足を角材にぶつけました。</text:p>
          </table:covered-table-cell>
          <table:table-cell table:style-name="ce45" office:value-type="string" table:number-columns-spanned="2" table:number-rows-spanned="1">
            <text:p>손가락을 다쳤습니다. / 나는 벽에 어깨를 찼다. / 내 발이 <text:s/>네모난 각목에 부딪었다.</text:p>
          </table:table-cell>
          <table:covered-table-cell table:style-name="ce57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75">
            <text:p>0528 <text:s/>1228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70">
            <text:p>170</text:p>
          </table:table-cell>
          <table:table-cell table:style-name="ce3" table:formula="of:=[.B171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내가 계단을 지난 무렵 모두 지상의 평평하게 되어있는 장소까지 이미 와 있었다.</text:p>
          </table:table-cell>
          <table:table-cell table:style-name="ce34" office:value-type="string" table:number-columns-spanned="2" table:number-rows-spanned="1">
            <text:p>Dwa. Zanim minąłem schody, dotarlili już do płaskiego miejsca na ziemi.</text:p>
          </table:table-cell>
          <table:covered-table-cell table:style-name="ce30"/>
          <table:table-cell table:style-name="ce30" office:value-type="string" table:number-columns-spanned="2" table:number-rows-spanned="1">
            <text:p>两匹pi3都来了。 当我通过楼lou2梯ti1时，他们已经来到地面上的平坦的地方。</text:p>
          </table:table-cell>
          <table:covered-table-cell table:style-name="ce56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75">
            <text:p>0528 <text:s/>1228</text:p>
          </table:table-cell>
          <table:table-cell table:number-columns-repeated="1010"/>
        </table:table-row>
        <table:table-row table:style-name="ro16">
          <table:table-cell table:style-name="ce3" table:formula="of:=ROW()-2" office:value-type="float" office:value="171">
            <text:p>171</text:p>
          </table:table-cell>
          <table:table-cell table:style-name="ce3" table:formula="of:=[.B172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시간이 이미 늦었기 때문에 마사지는 하지 않고 즉시 옹벽으로 갔다. 크로는 스스로, 미케는 내가 올렸다.</text:p>
          </table:table-cell>
          <table:table-cell table:style-name="ce34" office:value-type="string" table:number-columns-spanned="2" table:number-rows-spanned="1">
            <text:p>Ponieważ czas był już spóźniony, nie masowałem i od razu poszedłem do muru oporowego. Kuro sama przesłała i Mike, wysłałem jej do muru.</text:p>
          </table:table-cell>
          <table:covered-table-cell table:style-name="ce30"/>
          <table:table-cell table:style-name="ce30" office:value-type="string" table:number-columns-spanned="2" table:number-rows-spanned="1">
            <text:p>由于时间已经晚了，我没有按摩，而是立即去了挡dang3土墙qiang2。 Kuro自己上了，Mike呀，我把她上了。</text:p>
          </table:table-cell>
          <table:covered-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75">
            <text:p>0528 <text:s/>1228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172">
            <text:p>172</text:p>
          </table:table-cell>
          <table:table-cell table:style-name="ce3" table:formula="of:=[.B173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a środa, dziewiętnasty maja.</text:p>
          </table:table-cell>
          <table:table-cell table:style-name="ce28" office:value-type="string" table:number-columns-spanned="2" table:number-rows-spanned="1">
            <text:p>it was wednesday, nineteenth of May</text:p>
          </table:table-cell>
          <table:covered-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76">
            <text:p>0528 <text:s/>1228</text:p>
          </table:table-cell>
          <table:table-cell table:number-columns-repeated="1010"/>
        </table:table-row>
        <table:table-row table:style-name="ro41">
          <table:table-cell table:style-name="ce3" table:formula="of:=ROW()-2" office:value-type="float" office:value="173">
            <text:p>173</text:p>
          </table:table-cell>
          <table:table-cell table:style-name="ce3" table:formula="of:=[.B174]+1" office:value-type="float" office:value="6">
            <text:p>6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dźwięki "Kan"-u. wydmuchałem je poza czwartą dziurę. / zauważyłem : dźwięki "Kan"-u, sposób ich wydmuchania, potrzebuję tylko unoszać moją dolną wargę, lekko, i, zaokrąglam górną wargę, lekko.</text:p>
          </table:table-cell>
          <table:table-cell table:style-name="ce34" office:value-type="string" table:number-columns-spanned="2" table:number-rows-spanned="1">
            <text:p>shino :. "칸" 소리 나는 제 네 구멍을 넘은 구멍들을 불었다. / 눈치 것 :. "칸" 소리, 불는 방식, 아랫 입술을 약간 들어 올리고 윗입술을 약간 둥글하게 한다.</text:p>
          </table:table-cell>
          <table:covered-table-cell table:style-name="ce30"/>
          <table:table-cell table:style-name="ce30" office:value-type="string" table:number-columns-spanned="2" table:number-rows-spanned="1">
            <text:p>筱xiao3：。 第四个孔以后的孔，把它们吹了。/ 注意到的事： “甲（日语 かん）”的声音，吹它们的方法如何。两个动作：下唇，把它略微抬tai2起。上唇，把它略微倒圆。</text:p>
          </table:table-cell>
          <table:covered-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76">
            <text:p>0528 <text:s/>1228</text:p>
          </table:table-cell>
          <table:table-cell table:number-columns-repeated="1010"/>
        </table:table-row>
        <table:table-row table:style-name="ro26">
          <table:table-cell table:style-name="ce3" table:formula="of:=ROW()-2" office:value-type="float" office:value="174">
            <text:p>174</text:p>
          </table:table-cell>
          <table:table-cell table:style-name="ce3" table:formula="of:=[.B175]+1" office:value-type="float" office:value="7">
            <text:p>7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أربعاء، التاسع عشر من مايو.</text:p>
          </table:table-cell>
          <table:table-cell table:style-name="ce28"/>
          <table:table-cell table:style-name="ce30" office:value-type="string">
            <text:p>it was wednesday, nineteenth of May</text:p>
          </table:table-cell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76">
            <text:p>0528 <text:s/>122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75">
            <text:p>175</text:p>
          </table:table-cell>
          <table:table-cell table:style-name="ce3" table:formula="of:=[.B176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چهارشنبه، نوزدهم ماه مه بود.</text:p>
          </table:table-cell>
          <table:table-cell table:style-name="ce28"/>
          <table: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76">
            <text:p>0528 <text:s/>1228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176">
            <text:p>176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21T10:22:04.7">
            <text:p>0521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hôm nay không có mây. / trời rất nóng.</text:p>
          </table:table-cell>
          <table:table-cell table:style-name="ce39" office:value-type="string" table:number-columns-spanned="2" table:number-rows-spanned="1">
            <text:p>今日は雲がない。とても暑いです。</text:p>
          </table:table-cell>
          <table:covered-table-cell table:style-name="ce46" office:value-type="string">
            <text:p>今日は雲がない。とても暑いです。</text:p>
          </table:covered-table-cell>
          <table:table-cell table:style-name="ce45" table:number-columns-spanned="2" table:number-rows-spanned="1"/>
          <table:covered-table-cell table:style-name="ce57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76">
            <text:p>0528 <text:s/>1228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77">
            <text:p>177</text:p>
          </table:table-cell>
          <table:table-cell table:style-name="ce3" table:formula="of:=[.B178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bạn có muốn uống nước không? / bạn có muốn ăn gì[something~1 đó</text:p>
          </table:table-cell>
          <table:table-cell table:style-name="ce39" office:value-type="string" table:number-columns-spanned="2" table:number-rows-spanned="1">
            <text:p>水を飲みたいですか。何か食べたいですか。</text:p>
          </table:table-cell>
          <table:covered-table-cell table:style-name="ce46"/>
          <table:table-cell table:style-name="ce45" office:value-type="string" table:number-columns-spanned="2" table:number-rows-spanned="1">
            <text:p>물을 마시고 싶습니까? 뭔가 먹고 싶습니까?</text:p>
          </table:table-cell>
          <table:covered-table-cell table:style-name="ce57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76">
            <text:p>0528 <text:s/>122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78">
            <text:p>178</text:p>
          </table:table-cell>
          <table:table-cell table:style-name="ce3" table:formula="of:=[.B179]+1" office:value-type="float" office:value="3">
            <text:p>3</text:p>
          </table:table-cell>
          <table:table-cell table:style-name="ce5"/>
          <table:table-cell table:style-name="ce8" office:value-type="string">
            <text:p>v3</text:p>
          </table:table-cell>
          <table:table-cell table:style-name="ce17" office:value-type="string">
            <text:p>trời sẽ mưa hôm nay.</text:p>
          </table:table-cell>
          <table:table-cell table:style-name="ce39" office:value-type="string" table:number-columns-spanned="2" table:number-rows-spanned="1">
            <text:p>今日は、雨が降ります。</text:p>
          </table:table-cell>
          <table:covered-table-cell table:style-name="ce46"/>
          <table:table-cell table:style-name="ce45" office:value-type="string" table:number-columns-spanned="2" table:number-rows-spanned="1">
            <text:p>오늘 비가 오겠습니다.</text:p>
          </table:table-cell>
          <table:covered-table-cell table:style-name="ce57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77">
            <text:p>0528 <text:s/>1228</text:p>
          </table:table-cell>
          <table:table-cell table:number-columns-repeated="1010"/>
        </table:table-row>
        <table:table-row table:style-name="ro37">
          <table:table-cell table:style-name="ce3" table:formula="of:=ROW()-2" office:value-type="float" office:value="179">
            <text:p>179</text:p>
          </table:table-cell>
          <table:table-cell table:style-name="ce3" table:formula="of:=[.B180]+1" office:value-type="float" office:value="4">
            <text:p>4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비가 약간 내리고 있었지만 두 마리 모두 옹벽으로 나왔다.</text:p>
          </table:table-cell>
          <table:table-cell table:style-name="ce28" office:value-type="string" table:number-columns-spanned="2" table:number-rows-spanned="1">
            <text:p>Trochę padało, ale obaj wyszli do muru oporowego.</text:p>
          </table:table-cell>
          <table:covered-table-cell table:style-name="ce30"/>
          <table:table-cell table:style-name="ce30" office:value-type="string" table:number-columns-spanned="2" table:number-rows-spanned="1">
            <text:p>Пошел небольшой дождь[shchi], но они о'ба вышли к подпорной стене.</text:p>
          </table:table-cell>
          <table:covered-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77">
            <text:p>0528 <text:s/>1228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80">
            <text:p>180</text:p>
          </table:table-cell>
          <table:table-cell table:style-name="ce3" table:formula="of:=[.B181]+1" office:value-type="float" office:value="5">
            <text:p>5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고체를 준 후 보도 쪽을 보면, 고양이의 그림자. 돈이다.</text:p>
          </table:table-cell>
          <table:table-cell table:style-name="ce28" office:value-type="string" table:number-columns-spanned="2" table:number-rows-spanned="1">
            <text:p>Patrząc na chodnik po oddaniu solidnego, kociego cienia. To Ton.</text:p>
          </table:table-cell>
          <table:covered-table-cell table:style-name="ce30"/>
          <table:table-cell table:style-name="ce30" office:value-type="string" table:number-columns-spanned="2" table:number-rows-spanned="1">
            <text:p>Глядя на тротуар после отбрасывания сплошной, кошачьей тени. Это Тон.</text:p>
          </table:table-cell>
          <table:covered-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77">
            <text:p>0528 <text:s/>1228</text:p>
          </table:table-cell>
          <table:table-cell table:number-columns-repeated="1010"/>
        </table:table-row>
        <table:table-row table:style-name="ro21">
          <table:table-cell table:style-name="ce3" table:formula="of:=ROW()-2" office:value-type="float" office:value="181">
            <text:p>181</text:p>
          </table:table-cell>
          <table:table-cell table:style-name="ce3" table:formula="of:=[.B182]+1" office:value-type="float" office:value="6">
            <text:p>6</text:p>
          </table:table-cell>
          <table:table-cell table:style-name="ce5"/>
          <table:table-cell table:style-name="ce8" office:value-type="string">
            <text:p>k3</text:p>
          </table:table-cell>
          <table:table-cell table:style-name="ce17" office:value-type="string">
            <text:p>내가 근처에 가면, 옹벽의 구석 장소에서 서 쪽으로 이동하여 울타리 안으로 들어가서 버린다. / 나는 크로들을 떠나 보도 쪽으로. 울타리 안으로 팔을 넣어 고체를 둔다.</text:p>
          </table:table-cell>
          <table:table-cell table:style-name="ce28" office:value-type="string" table:number-columns-spanned="2" table:number-rows-spanned="1">
            <text:p>Kiedy idę w pobliżu, wychodze na zachód od narożnika muru oporowego, wchodze do ogrodzenia . / Rogalika zostawiłem na chodniku. Włóż ramię do ogrodzenia, aby dać mu solidność.</text:p>
          </table:table-cell>
          <table:covered-table-cell table:style-name="ce30"/>
          <table:table-cell table:style-name="ce30" table:number-columns-spanned="2" table:number-rows-spanned="1"/>
          <table:covered-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77">
            <text:p>0528 <text:s/>1228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82">
            <text:p>182</text:p>
          </table:table-cell>
          <table:table-cell table:style-name="ce3" table:formula="of:=[.B183]+1" office:value-type="float" office:value="7">
            <text:p>7</text:p>
          </table:table-cell>
          <table:table-cell table:style-name="ce5"/>
          <table:table-cell table:style-name="ce8" office:value-type="string">
            <text:p>k4</text:p>
          </table:table-cell>
          <table:table-cell table:style-name="ce17" office:value-type="string">
            <text:p>공원으로 돌아가려고 했을 때, 크로가 옹벽 위으로 걸어왔다.</text:p>
          </table:table-cell>
          <table:table-cell table:style-name="ce28" office:value-type="string" table:number-columns-spanned="2" table:number-rows-spanned="1">
            <text:p>Kiedy miałem wracać do parku, Kro przychodziła <text:s/>do mur oporowy.</text:p>
          </table:table-cell>
          <table:covered-table-cell table:style-name="ce30"/>
          <table:table-cell table:style-name="ce30" table:number-columns-spanned="2" table:number-rows-spanned="1"/>
          <table:covered-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78">
            <text:p>0528 <text:s/>122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83">
            <text:p>183</text:p>
          </table:table-cell>
          <table:table-cell table:style-name="ce3" table:formula="of:=[.B184]+1" office:value-type="float" office:value="8">
            <text:p>8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 czwartek, dwudziesty maja.</text:p>
          </table:table-cell>
          <table:table-cell table:style-name="ce28" table:number-columns-spanned="2" table:number-rows-spanned="1"/>
          <table:covered-table-cell table:style-name="ce30"/>
          <table:table-cell table:style-name="ce11" table:number-columns-spanned="2" table:number-rows-spanned="1"/>
          <table:covered-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78">
            <text:p>0528 <text:s/>1228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84">
            <text:p>184</text:p>
          </table:table-cell>
          <table:table-cell table:style-name="ce3" table:formula="of:=[.B185]+1" office:value-type="float" office:value="9">
            <text:p>9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wydmuchanie dźwięków. dźwięki "dai-kan"-u.</text:p>
          </table:table-cell>
          <table:table-cell table:style-name="ce28" office:value-type="string" table:number-columns-spanned="2" table:number-rows-spanned="1">
            <text:p>Шино: <text:s/>выдувание звуки. звуки «дай-кан» -у.</text:p>
          </table:table-cell>
          <table:covered-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78">
            <text:p>0528 <text:s/>1228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85">
            <text:p>185</text:p>
          </table:table-cell>
          <table:table-cell table:style-name="ce3" table:formula="of:=[.B186]+1" office:value-type="float" office:value="10">
            <text:p>10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خميس، العشرين من مايو.</text:p>
          </table:table-cell>
          <table:table-cell table:style-name="ce28"/>
          <table:table-cell table:style-name="ce30" office:value-type="string">
            <text:p>it was thursday, twentieth of May</text:p>
          </table:table-cell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78">
            <text:p>0528 <text:s/>122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86">
            <text:p>186</text:p>
          </table:table-cell>
          <table:table-cell table:style-name="ce3" table:formula="of:=[.B187]+1" office:value-type="float" office:value="11">
            <text:p>11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پنجشنبه، بيستم ماه مه بود.</text:p>
          </table:table-cell>
          <table:table-cell table:style-name="ce28" office:value-type="string">
            <text:p>biystom?</text:p>
          </table:table-cell>
          <table: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78">
            <text:p>0528 <text:s/>1228</text:p>
          </table:table-cell>
          <table:table-cell table:number-columns-repeated="1010"/>
        </table:table-row>
        <table:table-row table:style-name="ro11">
          <table:table-cell table:style-name="ce3" table:formula="of:=ROW()-2" office:value-type="float" office:value="187">
            <text:p>187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22T12:11:21.05">
            <text:p>0522</text:p>
          </table:table-cell>
          <table:table-cell table:style-name="ce8" office:value-type="string">
            <text:p>v1</text:p>
          </table:table-cell>
          <table:table-cell table:style-name="ce24" office:value-type="string">
            <text:p>anh ấy bị thương. / anh ấy cần giúp đõ.</text:p>
          </table:table-cell>
          <table:table-cell table:style-name="ce39" office:value-type="string" table:number-columns-spanned="2" table:number-rows-spanned="1">
            <text:p>he got injured. / he needs help.</text:p>
          </table:table-cell>
          <table:covered-table-cell table:style-name="ce46" office:value-type="string">
            <text:p>he got injured. / he needs help.</text:p>
          </table:covered-table-cell>
          <table:table-cell table:style-name="ce45" table:number-columns-spanned="2" table:number-rows-spanned="1"/>
          <table:covered-table-cell table:style-name="ce57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78">
            <text:p>0528 <text:s/>1228</text:p>
          </table:table-cell>
          <table:table-cell table:number-columns-repeated="1010"/>
        </table:table-row>
        <table:table-row table:style-name="ro37">
          <table:table-cell table:style-name="ce3" table:formula="of:=ROW()-2" office:value-type="float" office:value="188">
            <text:p>188</text:p>
          </table:table-cell>
          <table:table-cell table:style-name="ce3" table:formula="of:=[.B189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24" office:value-type="string">
            <text:p>cơn gió đang thổi. gió đang không thổi. đó là cái nào.</text:p>
          </table:table-cell>
          <table:table-cell table:style-name="ce39" office:value-type="string" table:number-columns-spanned="2" table:number-rows-spanned="1">
            <text:p>風が吹いている。風が吹いていない。どっちですか？</text:p>
          </table:table-cell>
          <table:covered-table-cell table:style-name="ce46"/>
          <table:table-cell table:style-name="ce45" table:number-columns-spanned="2" table:number-rows-spanned="1"/>
          <table:covered-table-cell table:style-name="ce57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78">
            <text:p>0528 <text:s/>1228</text:p>
          </table:table-cell>
          <table:table-cell table:number-columns-repeated="1010"/>
        </table:table-row>
        <table:table-row table:style-name="ro42">
          <table:table-cell table:style-name="ce3" table:formula="of:=ROW()-2" office:value-type="float" office:value="189">
            <text:p>189</text:p>
          </table:table-cell>
          <table:table-cell table:style-name="ce3" table:formula="of:=[.B190]+1" office:value-type="float" office:value="3">
            <text:p>3</text:p>
          </table:table-cell>
          <table:table-cell table:style-name="ce5"/>
          <table:table-cell table:style-name="ce8" office:value-type="string">
            <text:p>v3</text:p>
          </table:table-cell>
          <table:table-cell table:style-name="ce24" office:value-type="string">
            <text:p>gọi[불러 <text:s/>xe[차 cấp cứu.</text:p>
          </table:table-cell>
          <table:table-cell table:style-name="ce39" office:value-type="string" table:number-columns-spanned="2" table:number-rows-spanned="1">
            <text:p>救急車を呼びます。</text:p>
          </table:table-cell>
          <table:covered-table-cell table:style-name="ce46"/>
          <table:table-cell table:style-name="ce45" table:number-columns-spanned="2" table:number-rows-spanned="1"/>
          <table:covered-table-cell table:style-name="ce57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78">
            <text:p>0528 <text:s/>1228</text:p>
          </table:table-cell>
          <table:table-cell table:number-columns-repeated="1010"/>
        </table:table-row>
        <table:table-row table:style-name="ro11">
          <table:table-cell table:style-name="ce3" table:formula="of:=ROW()-2" office:value-type="float" office:value="190">
            <text:p>190</text:p>
          </table:table-cell>
          <table:table-cell table:style-name="ce3" table:formula="of:=[.B191]+1" office:value-type="float" office:value="4">
            <text:p>4</text:p>
          </table:table-cell>
          <table:table-cell table:style-name="ce5"/>
          <table:table-cell table:style-name="ce8" office:value-type="string">
            <text:p>v4</text:p>
          </table:table-cell>
          <table:table-cell table:style-name="ce24" office:value-type="string">
            <text:p>tôi đang đi tới bệnh viện.</text:p>
          </table:table-cell>
          <table:table-cell table:style-name="ce39" office:value-type="string" table:number-columns-spanned="2" table:number-rows-spanned="1">
            <text:p>病院に行きます。</text:p>
          </table:table-cell>
          <table:covered-table-cell table:style-name="ce46"/>
          <table:table-cell table:style-name="ce45" table:number-columns-spanned="2" table:number-rows-spanned="1"/>
          <table:covered-table-cell table:style-name="ce57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78">
            <text:p>0528 <text:s/>1228</text:p>
          </table:table-cell>
          <table:table-cell table:number-columns-repeated="1010"/>
        </table:table-row>
        <table:table-row table:style-name="ro13">
          <table:table-cell table:style-name="ce3" table:formula="of:=ROW()-2" office:value-type="float" office:value="191">
            <text:p>191</text:p>
          </table:table-cell>
          <table:table-cell table:style-name="ce3" table:formula="of:=[.B192]+1" office:value-type="float" office:value="5">
            <text:p>5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모두 지상에 거의 동시에 내려온다. / 나는 다소 큰 비닐 봉지를 갖고 있었는데, 그 봉지를 살짝 지상에 내린다. 그리고 주위를 보면 크로는 옹벽으로 돌아가서 버렸었다.</text:p>
          </table:table-cell>
          <table:table-cell table:style-name="ce39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ce57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78">
            <text:p>0528 <text:s/>1228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192">
            <text:p>192</text:p>
          </table:table-cell>
          <table:table-cell table:style-name="ce3" table:formula="of:=[.B193]+1" office:value-type="float" office:value="6">
            <text:p>6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아침에 일어나면, 이불에서 나와 이불을 개다.</text:p>
          </table:table-cell>
          <table:table-cell table:style-name="ce39" office:value-type="string" table:number-columns-spanned="2" table:number-rows-spanned="1">
            <text:p>朝起きたら、布団から出て、布団を畳む。</text:p>
          </table:table-cell>
          <table:covered-table-cell table:style-name="ce46"/>
          <table:table-cell table:style-name="ce45" office:value-type="string" table:number-columns-spanned="2" table:number-rows-spanned="1">
            <text:p>Kiedy budzisz się rano, wyjdź z koca i otwórz koc.</text:p>
          </table:table-cell>
          <table:covered-table-cell table:style-name="ce57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78">
            <text:p>0528 <text:s/>1228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193">
            <text:p>193</text:p>
          </table:table-cell>
          <table:table-cell table:style-name="ce3" table:formula="of:=[.B194]+1" office:value-type="float" office:value="7">
            <text:p>7</text:p>
          </table:table-cell>
          <table:table-cell table:style-name="ce5"/>
          <table:table-cell table:style-name="ce8" office:value-type="string">
            <text:p>k3</text:p>
          </table:table-cell>
          <table:table-cell table:style-name="ce17" office:value-type="string">
            <text:p>이불을 접는 때 내가 조심하는 건 허리.</text:p>
          </table:table-cell>
          <table:table-cell table:style-name="ce39" office:value-type="string" table:number-columns-spanned="2" table:number-rows-spanned="1">
            <text:p>布団を畳む時、気をつけていることは、腰。</text:p>
          </table:table-cell>
          <table:covered-table-cell table:style-name="ce46"/>
          <table:table-cell table:style-name="ce45" office:value-type="string" table:number-columns-spanned="2" table:number-rows-spanned="1">
            <text:p>kiedy składaję futon, co najbardziej jestem czujny, to jest moja talia.</text:p>
          </table:table-cell>
          <table:covered-table-cell table:style-name="ce57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78">
            <text:p>0528 <text:s/>122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94">
            <text:p>194</text:p>
          </table:table-cell>
          <table:table-cell table:style-name="ce3" table:formula="of:=[.B195]+1" office:value-type="float" office:value="8">
            <text:p>8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 piątek, dwudziesty pierwszy maja.</text:p>
          </table:table-cell>
          <table:table-cell table:style-name="ce39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ce57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78">
            <text:p>0528 <text:s/>1228</text:p>
          </table:table-cell>
          <table:table-cell table:number-columns-repeated="1010"/>
        </table:table-row>
        <table:table-row table:style-name="ro35">
          <table:table-cell table:style-name="ce3" table:formula="of:=ROW()-2" office:value-type="float" office:value="195">
            <text:p>195</text:p>
          </table:table-cell>
          <table:table-cell table:style-name="ce3" table:formula="of:=[.B196]+1" office:value-type="float" office:value="9">
            <text:p>9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każdy dźwięk. / dziury pierwszy i drugi. wczoraj, jedny nowy rzecz. --&gt; kiedy przechodzę od wysokich dźwięków do, na przykład, pierwszego dziury, wcześniej tylko po prostu próbowałem usunąć <text:s/>napięcie z mięśnia wargi.</text:p>
          </table:table-cell>
          <table:table-cell table:style-name="ce34" office:value-type="string" table:number-columns-spanned="2" table:number-rows-spanned="1">
            <text:p>shino : 각각 소리. / 첫 번째 및 두 번째 구멍. 어제 한 가지 새로운 것. -&gt; 예를 들어 높은 소음에서 첫 번째 구멍으로 이동할 때, 지금까지는 <text:s/>그러한 때는 입술 근육의 긴장을 단순히 그 근육 자체에 지시하여 제거하려고했었다.</text:p>
          </table:table-cell>
          <table:covered-table-cell table:style-name="ce30"/>
          <table:table-cell table:style-name="ce11" table:number-columns-spanned="2" table:number-rows-spanned="1"/>
          <table:covered-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78">
            <text:p>0528 <text:s/>1228</text:p>
          </table:table-cell>
          <table:table-cell table:number-columns-repeated="1010"/>
        </table:table-row>
        <table:table-row table:style-name="ro10">
          <table:table-cell table:style-name="ce3" table:formula="of:=ROW()-2" office:value-type="float" office:value="196">
            <text:p>196</text:p>
          </table:table-cell>
          <table:table-cell table:style-name="ce3" table:formula="of:=[.B197]+1" office:value-type="float" office:value="10">
            <text:p>10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/ zacząłem używać innych mięśni, aby powstrzymać te mięsień, który jest obecnie w napięciu, aby utrzymać dolną wargę.</text:p>
          </table:table-cell>
          <table:table-cell table:style-name="ce28" office:value-type="string" table:number-columns-spanned="2" table:number-rows-spanned="1">
            <text:p>i started to use other muscles to hold back the muscle which is currently in a tense status to hold the lip.</text:p>
          </table:table-cell>
          <table:covered-table-cell table:style-name="ce30"/>
          <table:table-cell table:style-name="ce11" table:number-columns-spanned="2" table:number-rows-spanned="1"/>
          <table:covered-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78">
            <text:p>0528 <text:s/>1228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97">
            <text:p>197</text:p>
          </table:table-cell>
          <table:table-cell table:style-name="ce3" table:formula="of:=[.B198]+1" office:value-type="float" office:value="11">
            <text:p>11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جمعة، الحادي وعشرين من مايو.</text:p>
          </table:table-cell>
          <table:table-cell table:style-name="ce28"/>
          <table:table-cell table:style-name="ce30" office:value-type="string">
            <text:p>it was friday, twenty-first of May.</text:p>
          </table:table-cell>
          <table:table-cell table:style-name="ce11" table:number-columns-spanned="2" table:number-rows-spanned="1"/>
          <table:covered-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78">
            <text:p>0528 <text:s/>122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98">
            <text:p>198</text:p>
          </table:table-cell>
          <table:table-cell table:style-name="ce3" table:formula="of:=[.B199]+1" office:value-type="float" office:value="12">
            <text:p>12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جمعه، بيست و يکم ماه مه بود.</text:p>
          </table:table-cell>
          <table:table-cell table:style-name="ce28"/>
          <table:table-cell table:style-name="ce30"/>
          <table:table-cell table:style-name="ce11"/>
          <table:table-cell table:style-name="ce55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8">
            <text:p>0528 <text:s/>1228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99">
            <text:p>199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23T11:04:04.68">
            <text:p>0523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hôm nay trời là rất nóng. / tôi uống nước rất nhiều.</text:p>
          </table:table-cell>
          <table:table-cell table:style-name="ce39" office:value-type="string" table:number-columns-spanned="2" table:number-rows-spanned="1">
            <text:p>今日はとても暑いです。 / I drink water very much.</text:p>
          </table:table-cell>
          <table:covered-table-cell table:style-name="ce46"/>
          <table:table-cell table:style-name="ce45" office:value-type="string" table:number-columns-spanned="2" table:number-rows-spanned="1">
            <text:p>오늘은 매우 덥습니다. / 물을 많이 마셔요.</text:p>
          </table:table-cell>
          <table:covered-table-cell table:style-name="ce57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8">
            <text:p>0528 <text:s/>1228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200">
            <text:p>200</text:p>
          </table:table-cell>
          <table:table-cell table:style-name="ce3" table:formula="of:=[.B201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hôm nay chúng ta có rất nhiều bê tông. / khi nào thì kết thúc?</text:p>
          </table:table-cell>
          <table:table-cell table:style-name="ce39" office:value-type="string" table:number-columns-spanned="2" table:number-rows-spanned="1">
            <text:p>今日は、コンクリートがとても多い。いつ終わるか？</text:p>
          </table:table-cell>
          <table:covered-table-cell table:style-name="ce46"/>
          <table:table-cell table:style-name="ce45" office:value-type="string" table:number-columns-spanned="2" table:number-rows-spanned="1">
            <text:p>오늘 우리는 많은 콘크리트를 가지고 있습니다. / 언제 끝낼까요?</text:p>
          </table:table-cell>
          <table:covered-table-cell table:style-name="ce57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8">
            <text:p>0528 <text:s/>1228</text:p>
          </table:table-cell>
          <table:table-cell table:number-columns-repeated="1010"/>
        </table:table-row>
        <table:table-row table:style-name="ro43">
          <table:table-cell table:style-name="ce3" table:formula="of:=ROW()-2" office:value-type="float" office:value="201">
            <text:p>201</text:p>
          </table:table-cell>
          <table:table-cell table:style-name="ce3" table:formula="of:=[.B202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/ 먼저 크로만. 운동장 근처에서 "뒹굴" 와 마사지. <text:s/>/ 머지 않아 미케가 계단 아래 옹벽에서 나온다. "냐아" 라고 울리면서 보도 쪽으로 걸어간다. 그리고 우리 곳으로 달려온다.</text:p>
          </table:table-cell>
          <table:table-cell table:style-name="ce39" office:value-type="string" table:number-columns-spanned="2" table:number-rows-spanned="1">
            <text:p>Dwa. / Po pierwsze, tylko Kuro. „Rolowanie” i masaż w pobliżu placu zabaw. / Wkrótce Mi-Ke wyłania się z muru oporowego pod schodami. Idzie w kierunku chodnika, <text:s/>miaucząc „niaa”. a potem biegnie do nas.</text:p>
          </table:table-cell>
          <table:covered-table-cell table:style-name="ce46"/>
          <table:table-cell table:style-name="ce45" office:value-type="string" table:number-columns-spanned="2" table:number-rows-spanned="1">
            <text:p>Два. Снача'ла то'лько Куро. прокатка и массаж во'зле детской площадки. / Вскоре Ми-Ке выходит из подпорной стены под ле'стницей. / Он иде'&lt;jo&gt;т к троту'ару, мяу'кал «няаа». а по'&lt;a&gt;том бежи'т к нам.</text:p>
          </table:table-cell>
          <table:covered-table-cell table:style-name="ce57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8">
            <text:p>0528 <text:s/>1228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202">
            <text:p>202</text:p>
          </table:table-cell>
          <table:table-cell table:style-name="ce3" table:formula="of:=[.B203]+1" office:value-type="float" office:value="4">
            <text:p>4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24" office:value-type="string">
            <text:p>był sobota, dwudziesty drugi maja.</text:p>
          </table:table-cell>
          <table:table-cell table:style-name="ce40" office:value-type="string" table:number-columns-spanned="2" table:number-rows-spanned="1">
            <text:p>это была суббота, два'дцать второ'е мая.</text:p>
          </table:table-cell>
          <table:covered-table-cell table:style-name="ce40"/>
          <table:table-cell table:style-name="ce48" office:value-type="string" table:number-columns-spanned="2" table:number-rows-spanned="1">
            <text:p>شنبه بود ، بیست و دوم ماه مه.</text:p>
          </table:table-cell>
          <table:covered-table-cell table:style-name="ce58"/>
          <table:table-cell table:style-name="ce48" office:value-type="string" table:number-columns-spanned="2" table:number-rows-spanned="1">
            <text:p>كان يوم السبت الثاني والعشرين من مايو.(thaaniy)</text:p>
          </table:table-cell>
          <table:covered-table-cell table:style-name="ce13"/>
          <table:table-cell table:style-name="ce13"/>
          <table:table-cell table:style-name="ce16"/>
          <table:table-cell table:style-name="ce6" table:formula="of:=NOW()" office:value-type="date" office:date-value="2021-05-28T12:28:24.82">
            <text:p>0528 <text:s/>1228</text:p>
          </table:table-cell>
          <table:table-cell table:number-columns-repeated="1010"/>
        </table:table-row>
        <table:table-row table:style-name="ro10">
          <table:table-cell table:style-name="ce3" table:formula="of:=ROW()-2" office:value-type="float" office:value="203">
            <text:p>203</text:p>
          </table:table-cell>
          <table:table-cell table:style-name="ce3" table:formula="of:=[.B204]+1" office:value-type="float" office:value="5">
            <text:p>5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przejście od wysokich dźwięków do niskich. dokładniej, od dźwięków "kan" -u do "O-cu"-u, i odwrotce.</text:p>
          </table:table-cell>
          <table:table-cell table:style-name="ce39" office:value-type="string" table:number-columns-spanned="2" table:number-rows-spanned="1">
            <text:p>높은 소리에서 낮은 소리로 전환. 보다 구체적으로는 "간" 소리에서 "오츠" 소리로. 그리고 그 반대도.</text:p>
          </table:table-cell>
          <table:covered-table-cell table:style-name="ce46"/>
          <table:table-cell table:style-name="ce45" office:value-type="string" table:number-columns-spanned="2" table:number-rows-spanned="1">
            <text:p>перехо'д от высоких звуков к низким. более конкретно, от звуков «кан» -у до «О-цу» -у и наоборо'т.</text:p>
          </table:table-cell>
          <table:covered-table-cell table:style-name="ce57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82">
            <text:p>0528 <text:s/>1228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204">
            <text:p>20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24T13:03:47.92">
            <text:p>0524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cần phải mất hai giờ nữa[again. / tôi xin lỗi nhiều.</text:p>
          </table:table-cell>
          <table:table-cell table:style-name="ce39" office:value-type="string" table:number-columns-spanned="2" table:number-rows-spanned="1">
            <text:p>it takes another 2 hours. / I am sorry.</text:p>
          </table:table-cell>
          <table:covered-table-cell table:style-name="ce46" office:value-type="string">
            <text:p>it takes another 2 hours. / I am sorry.</text:p>
          </table:covered-table-cell>
          <table:table-cell table:style-name="ce45" office:value-type="string" table:number-columns-spanned="2" table:number-rows-spanned="1">
            <text:p>2 시간이 더 걸립니다. / 정말 미안 해요.</text:p>
          </table:table-cell>
          <table:covered-table-cell table:style-name="ce57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83">
            <text:p>0528 <text:s/>1228</text:p>
          </table:table-cell>
          <table:table-cell table:number-columns-repeated="1010"/>
        </table:table-row>
        <table:table-row table:style-name="ro13">
          <table:table-cell table:style-name="ce3" table:formula="of:=ROW()-2" office:value-type="float" office:value="205">
            <text:p>205</text:p>
          </table:table-cell>
          <table:table-cell table:style-name="ce3" table:formula="of:=[.B206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di chuyển đầu của bạn. / hé ra mặt[face. / <text:s/>đôi[double mắt của bạn, không thấy. / mũi của tôi đau. / bong bóng ra[out khỏi[from miệng của tôi. / say nắng[sunny.</text:p>
          </table:table-cell>
          <table:table-cell table:style-name="ce39" office:value-type="string" table:number-columns-spanned="2" table:number-rows-spanned="1">
            <text:p>頭を動かす。 / 顔を出す。 / 眼が見えない。 / 鼻が痛い。 / 口から泡が出る。/ 熱中症。</text:p>
          </table:table-cell>
          <table:covered-table-cell table:style-name="ce46" office:value-type="string">
            <text:p>頭、顔、眼、鼻、口。</text:p>
          </table:covered-table-cell>
          <table:table-cell table:style-name="ce45" office:value-type="string" table:number-columns-spanned="2" table:number-rows-spanned="1">
            <text:p>머리를 움직임. / 얼굴 내보낸다. / 두개의 눈. 눈이 볼 수 없다. / 코가 아파요. / 내 입에서 거품이 나와있다. <text:s/>/ 열사병</text:p>
          </table:table-cell>
          <table:covered-table-cell table:style-name="ce57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83">
            <text:p>0528 <text:s/>1228</text:p>
          </table:table-cell>
          <table:table-cell table:number-columns-repeated="1010"/>
        </table:table-row>
        <table:table-row table:style-name="ro34">
          <table:table-cell table:style-name="ce3" table:formula="of:=ROW()-2" office:value-type="float" office:value="206">
            <text:p>206</text:p>
          </table:table-cell>
          <table:table-cell table:style-name="ce3" table:formula="of:=[.B207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/ 다시 먼저 크로만. 지상에. 이 번은, 즉시 미케도 나왔다. 다시 계단 아래 옹벽에서.</text:p>
          </table:table-cell>
          <table:table-cell table:style-name="ce39" office:value-type="string" table:number-columns-spanned="2" table:number-rows-spanned="1">
            <text:p>Dwa, wszystki. / Ponownie, tylko Kuro. Na ziemi. Tym razem Mike również wyszedł natychmiast. / Znowu w murze oporowym pod schodami.</text:p>
          </table:table-cell>
          <table:covered-table-cell table:style-name="ce46"/>
          <table:table-cell table:style-name="ce45" office:value-type="string" table:number-columns-spanned="2" table:number-rows-spanned="1">
            <text:p>Два, все. Опя'ть же, только Куро. На земле. На этот раз Мике тоже неме'дленно пришла. / Снова в подпо'рной стене' под ле'стницей.</text:p>
          </table:table-cell>
          <table:covered-table-cell table:style-name="ce57"/>
          <table:table-cell table:style-name="ce13" table:number-columns-repeated="3"/>
          <table:table-cell table:style-name="ce16"/>
          <table:table-cell table:style-name="ce6" table:formula="of:=NOW()" office:value-type="date" office:date-value="2021-05-28T12:28:24.83">
            <text:p>0528 <text:s/>1228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207">
            <text:p>207</text:p>
          </table:table-cell>
          <table:table-cell table:style-name="ce3" table:formula="of:=[.B208]+1" office:value-type="float" office:value="4">
            <text:p>4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 niedizele, dwudziesiąty trzeci maja.</text:p>
          </table:table-cell>
          <table:table-cell table:style-name="ce39" office:value-type="string" table:number-columns-spanned="2" table:number-rows-spanned="1">
            <text:p>это было нидизеле', два'дцать тре'&lt;i&gt;тье мая.</text:p>
          </table:table-cell>
          <table:covered-table-cell table:style-name="ce46"/>
          <table:table-cell table:style-name="ce49" office:value-type="string" table:number-columns-spanned="2" table:number-rows-spanned="1">
            <text:p>كان يوم الأحد الثالث والعشرين من مايو..</text:p>
          </table:table-cell>
          <table:covered-table-cell table:style-name="ce59"/>
          <table:table-cell table:style-name="ce65" office:value-type="string" table:number-columns-spanned="2" table:number-rows-spanned="1">
            <text:p>/biyst بیست و سوم ماه مه.</text:p>
          </table:table-cell>
          <table:covered-table-cell table:style-name="ce13"/>
          <table:table-cell table:style-name="ce13"/>
          <table:table-cell table:style-name="ce16"/>
          <table:table-cell table:style-name="ce6" table:formula="of:=NOW()" office:value-type="date" office:date-value="2021-05-28T12:28:24.83">
            <text:p>0528 <text:s/>1228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208">
            <text:p>208</text:p>
          </table:table-cell>
          <table:table-cell table:style-name="ce3" table:formula="of:=[.B209]+1" office:value-type="float" office:value="5">
            <text:p>5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w oktawie "o-cu"-u , wyższe dźwięki, to znaczy, dziury od piątego do zerowego.</text:p>
          </table:table-cell>
          <table:table-cell table:style-name="ce39" table:number-columns-spanned="2" table:number-rows-spanned="1"/>
          <table:covered-table-cell table:style-name="ce46"/>
          <table:table-cell table:style-name="ce50" table:number-columns-spanned="2" table:number-rows-spanned="1"/>
          <table:covered-table-cell table:style-name="ce60"/>
          <table:table-cell table:style-name="ce66"/>
          <table:table-cell table:style-name="ce13" table:number-columns-repeated="2"/>
          <table:table-cell table:style-name="ce16"/>
          <table:table-cell table:style-name="ce6" table:formula="of:=NOW()" office:value-type="date" office:date-value="2021-05-28T12:28:24.83">
            <text:p>0528 <text:s/>1228</text:p>
          </table:table-cell>
          <table:table-cell table:number-columns-repeated="1010"/>
        </table:table-row>
        <table:table-row table:style-name="ro13">
          <table:table-cell table:style-name="ce3" table:formula="of:=ROW()-2" office:value-type="float" office:value="209">
            <text:p>209</text:p>
          </table:table-cell>
          <table:table-cell table:style-name="ce3" table:formula="of:=[.B210]+1" office:value-type="float" office:value="6">
            <text:p>6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shino : w oktawie "o-cu"-u , wyższe dźwięki, to znaczy, dziury od piątego do zerowego. / jak na dźwięków "ka-n"-u, wydmuchałem dziurów od piewszego do czwartego.</text:p>
          </table:table-cell>
          <table:table-cell table:style-name="ce28"/>
          <table:table-cell table:style-name="ce30"/>
          <table:table-cell table:style-name="ce51"/>
          <table:table-cell table:style-name="ce61"/>
          <table:table-cell table:style-name="ce66"/>
          <table:table-cell table:style-name="ce13" table:number-columns-repeated="2"/>
          <table:table-cell table:style-name="ce16"/>
          <table:table-cell table:style-name="ce6" table:formula="of:=NOW()" office:value-type="date" office:date-value="2021-05-28T12:28:24.85">
            <text:p>0528 <text:s/>1228</text:p>
          </table:table-cell>
          <table:table-cell table:number-columns-repeated="1010"/>
        </table:table-row>
        <table:table-row table:style-name="ro26">
          <table:table-cell table:style-name="ce3" table:formula="of:=ROW()-2" office:value-type="float" office:value="210">
            <text:p>210</text:p>
          </table:table-cell>
          <table:table-cell table:style-name="ce3" table:formula="of:=[.B211]+1" office:value-type="float" office:value="7">
            <text:p>7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وكان مئات المواطنين فجر اليوم الجمعة قد تمكنوا</text:p>
          </table:table-cell>
          <table:table-cell table:style-name="ce28" office:value-type="string" table:number-columns-spanned="2" table:number-rows-spanned="1">
            <text:p>kaana[as / miaatu[multiple-of / muwaat^iniyna / fadhar[dawn / qad[already / tama'kanuw[they-managed</text:p>
          </table:table-cell>
          <table:covered-table-cell table:style-name="ce30"/>
          <table:table-cell table:style-name="ce52" office:value-type="string" table:number-columns-spanned="2" table:number-rows-spanned="1">
            <text:p>수백 명의 시민이 금요일 새벽에 이미 가능했습니다.</text:p>
          </table:table-cell>
          <table:covered-table-cell table:style-name="ce55"/>
          <table:table-cell table:style-name="ce67" office:value-type="string" table:number-columns-spanned="2" table:number-rows-spanned="1">
            <text:p>Setki obywateli były już możliwe w piątek rano.</text:p>
          </table:table-cell>
          <table:covered-table-cell table:style-name="ce13"/>
          <table:table-cell table:style-name="ce72" office:value-type="string" table:number-columns-spanned="2" table:number-rows-spanned="1">
            <text:p>https://felesteen.ps/post/72549/إصابة-جندي-بالرأس-طفل-يدوخ-جنود-الاحتلال-في-الخليل</text:p>
          </table:table-cell>
          <table:covered-table-cell table:style-name="ce16"/>
          <table:table-cell table:style-name="ce6" table:formula="of:=NOW()" office:value-type="date" office:date-value="2021-05-28T12:28:24.85">
            <text:p>0528 <text:s/>1228</text:p>
          </table:table-cell>
          <table:table-cell table:number-columns-repeated="1010"/>
        </table:table-row>
        <table:table-row table:style-name="ro16">
          <table:table-cell table:style-name="ce3" table:formula="of:=ROW()-2" office:value-type="float" office:value="211">
            <text:p>211</text:p>
          </table:table-cell>
          <table:table-cell table:style-name="ce3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بیانات در ارتباط تصویری با نمایندگان تشکل‌های دانشجویی</text:p>
          </table:table-cell>
          <table:table-cell table:style-name="ce28" office:value-type="string" table:number-columns-spanned="2" table:number-rows-spanned="1">
            <text:p>bayaanaat[진술 / ertebaat^[통신 / tasviyuriy[이미지 / ba[와 / namaa'yande'gaan[대표자 / tushak'la'haayii(?) / daanesh'dhuwyiy[학생</text:p>
          </table:table-cell>
          <table:covered-table-cell table:style-name="ce30"/>
          <table:table-cell table:style-name="ce11"/>
          <table:table-cell table:style-name="ce55"/>
          <table:table-cell table:style-name="ce13" table:number-columns-repeated="2"/>
          <table:table-cell table:style-name="ce73" office:value-type="string" table:number-columns-spanned="2" table:number-rows-spanned="1">
            <text:p>https://farsi.khamenei.ir/speech-content?id=47834</text:p>
          </table:table-cell>
          <table:covered-table-cell table:style-name="ce16"/>
          <table:table-cell table:style-name="ce6" table:formula="of:=NOW()" office:value-type="date" office:date-value="2021-05-28T12:28:24.85">
            <text:p>0528 <text:s/>1228</text:p>
          </table:table-cell>
          <table:table-cell table:number-columns-repeated="1010"/>
        </table:table-row>
        <table:table-row table:style-name="ro31">
          <table:table-cell table:style-name="ce3" table:formula="of:=ROW()-2" office:value-type="float" office:value="212">
            <text:p>212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26T08:38:04.270001">
            <text:p>0526</text:p>
          </table:table-cell>
          <table:table-cell table:style-name="ce8" office:value-type="string">
            <text:p>v1</text:p>
          </table:table-cell>
          <table:table-cell table:style-name="ce25" office:value-type="string">
            <text:p>bạn có tiền? bạn có tiền bao nhiều? tôi đã đáhn[dropped~1 rơi chiếc[piece ví[wallet. / bạn dã nhặt[pick-up~1 được ví[wallet của mình[my chưa?</text:p>
          </table:table-cell>
          <table:table-cell table:style-name="ce28" office:value-type="string" table:number-columns-spanned="2" table:number-rows-spanned="1">
            <text:p>お金を持っていますか？いくら持っていますか？財布を落としました。財布を拾いましたか？</text:p>
          </table:table-cell>
          <table:covered-table-cell table:style-name="ce30"/>
          <table:table-cell table:style-name="ce52" table:number-columns-spanned="2" table:number-rows-spanned="1"/>
          <table:covered-table-cell table:style-name="ce55"/>
          <table:table-cell table:style-name="ce67" table:number-columns-spanned="2" table:number-rows-spanned="1"/>
          <table:covered-table-cell table:style-name="ce13"/>
          <table:table-cell table:style-name="ce13"/>
          <table:table-cell table:style-name="ce16"/>
          <table:table-cell table:style-name="ce6" table:formula="of:=NOW()" office:value-type="date" office:date-value="2021-05-28T12:28:24.87">
            <text:p>0528 <text:s/>1228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13">
            <text:p>213</text:p>
          </table:table-cell>
          <table:table-cell table:style-name="ce3" table:formula="of:=[.B214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21"/>
          <table:table-cell table:style-name="ce28" office:value-type="string" table:number-columns-spanned="2" table:number-rows-spanned="1">
            <text:p>休みの日。何をしますか。</text:p>
          </table:table-cell>
          <table:covered-table-cell table:style-name="ce30"/>
          <table:table-cell table:style-name="ce52" table:number-columns-spanned="2" table:number-rows-spanned="1"/>
          <table:covered-table-cell table:style-name="ce55"/>
          <table:table-cell table:style-name="ce67" table:number-columns-spanned="2" table:number-rows-spanned="1"/>
          <table:covered-table-cell table:style-name="ce13"/>
          <table:table-cell table:style-name="ce13"/>
          <table:table-cell table:style-name="ce16"/>
          <table:table-cell table:style-name="ce6" table:formula="of:=NOW()" office:value-type="date" office:date-value="2021-05-28T12:28:24.87">
            <text:p>0528 <text:s/>1228</text:p>
          </table:table-cell>
          <table:table-cell table:number-columns-repeated="1010"/>
        </table:table-row>
        <table:table-row table:style-name="ro23">
          <table:table-cell table:style-name="ce3" table:formula="of:=ROW()-2" office:value-type="float" office:value="214">
            <text:p>214</text:p>
          </table:table-cell>
          <table:table-cell table:style-name="ce3" table:formula="of:=[.B215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26" office:value-type="string">
            <text:p>두 마리. 먼저 크로만. 나중에 미케도. 계단 아래 옹벽에서.</text:p>
          </table:table-cell>
          <table:table-cell table:style-name="ce41" office:value-type="string" table:number-columns-spanned="2" table:number-rows-spanned="1">
            <text:p>dwa, wszyscy. po pierwsze, tylko Kuro, znowu. a później Mike także. na ścianie oporowej pod schodami do szkołu.</text:p>
          </table:table-cell>
          <table:covered-table-cell table:style-name="ce41"/>
          <table:table-cell table:style-name="ce53" office:value-type="string" table:number-columns-spanned="2" table:number-rows-spanned="1">
            <text:p>двое, все они. во-первых, снова, только Куро. а затем и Мике. на подпорной стене под лестницей в школу.</text:p>
          </table:table-cell>
          <table:covered-table-cell table:style-name="ce62"/>
          <table:table-cell table:style-name="ce68" table:number-columns-spanned="2" table:number-rows-spanned="1"/>
          <table:covered-table-cell table:style-name="ce70"/>
          <table:table-cell table:style-name="ce70"/>
          <table:table-cell table:style-name="ce74"/>
          <table:table-cell table:style-name="ce6" table:formula="of:=NOW()" office:value-type="date" office:date-value="2021-05-28T12:28:24.88">
            <text:p>0528 <text:s/>1228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215">
            <text:p>215</text:p>
          </table:table-cell>
          <table:table-cell table:style-name="ce3" table:formula="of:=[.B216]+1" office:value-type="float" office:value="4">
            <text:p>4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26" office:value-type="string">
            <text:p>to był wtorek, dwudziesty piąty maja.</text:p>
          </table:table-cell>
          <table:table-cell table:style-name="ce41" office:value-type="string" table:number-columns-spanned="2" table:number-rows-spanned="1">
            <text:p>это был вторник, двадцать пя'тое мая.</text:p>
          </table:table-cell>
          <table:covered-table-cell table:style-name="ce41"/>
          <table:table-cell table:style-name="ce53" office:value-type="string" table:number-columns-spanned="2" table:number-rows-spanned="1">
            <text:p>كان يوم الثلاثاء، الخامس وعشرين من مايو.</text:p>
          </table:table-cell>
          <table:covered-table-cell table:style-name="ce62"/>
          <table:table-cell table:style-name="ce68" office:value-type="string" table:number-columns-spanned="2" table:number-rows-spanned="1">
            <text:p>سه شنبه، بيست و پنجم ماه مه بود.</text:p>
          </table:table-cell>
          <table:covered-table-cell table:style-name="ce70"/>
          <table:table-cell table:style-name="ce70"/>
          <table:table-cell table:style-name="ce74"/>
          <table:table-cell table:style-name="ce6" table:formula="of:=NOW()" office:value-type="date" office:date-value="2021-05-28T12:28:24.88">
            <text:p>0528 <text:s/>1228</text:p>
          </table:table-cell>
          <table:table-cell table:number-columns-repeated="1010"/>
        </table:table-row>
        <table:table-row table:style-name="ro9">
          <table:table-cell table:style-name="ce3" table:formula="of:=ROW()-2" office:value-type="float" office:value="216">
            <text:p>216</text:p>
          </table:table-cell>
          <table:table-cell table:style-name="ce3" table:formula="of:=[.B217]+1" office:value-type="float" office:value="5">
            <text:p>5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20" office:value-type="string">
            <text:p>shino : dźwięki "kan"-u. / morfizm mięśni ust. / mięsieni tuż pod dolną wargą. / wśród nich, te w regione centralnym. / </text:p>
          </table:table-cell>
          <table:table-cell table:style-name="ce42" office:value-type="string" table:number-columns-spanned="2" table:number-rows-spanned="1">
            <text:p>morphism of mouth muscles. <text:s/>/ among them, those in the center region.</text:p>
          </table:table-cell>
          <table:covered-table-cell table:style-name="ce42"/>
          <table:table-cell table:style-name="ce54" office:value-type="string" table:number-columns-spanned="2" table:number-rows-spanned="1">
            <text:p>шино : звучит "кан"-у. морфизм мышц <text:s/>рта. / мышцы чуть ниже нижней губы. / среди них, в центральном регионе </text:p>
          </table:table-cell>
          <table:covered-table-cell table:style-name="ce63"/>
          <table:table-cell table:style-name="ce69" table:number-columns-spanned="2" table:number-rows-spanned="1"/>
          <table:covered-table-cell table:style-name="ce13"/>
          <table:table-cell table:style-name="ce13"/>
          <table:table-cell table:style-name="ce16"/>
          <table:table-cell table:style-name="ce6" table:formula="of:=NOW()" office:value-type="date" office:date-value="2021-05-28T12:28:24.88">
            <text:p>0528 <text:s/>1228</text:p>
          </table:table-cell>
          <table:table-cell table:number-columns-repeated="1010"/>
        </table:table-row>
        <table:table-row table:style-name="ro26">
          <table:table-cell table:style-name="ce3" table:formula="of:=ROW()-2" office:value-type="float" office:value="217">
            <text:p>217</text:p>
          </table:table-cell>
          <table:table-cell table:style-name="ce3" table:formula="of:=[.B218]+1" office:value-type="float" office:value="6">
            <text:p>6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20" office:value-type="string">
            <text:p>/ we wszystkich, utrzymuję ten region napięty, aby dolna warga została utrzymywana w wyższej pozycje.</text:p>
          </table:table-cell>
          <table:table-cell table:style-name="ce42" office:value-type="string" table:number-columns-spanned="2" table:number-rows-spanned="1">
            <text:p>/ through all of them, in all of them through, i keep the region tense, so that the lower lip is kept at a higher position.</text:p>
          </table:table-cell>
          <table:covered-table-cell table:style-name="ce42"/>
          <table:table-cell table:style-name="ce54" office:value-type="string" table:number-columns-spanned="2" table:number-rows-spanned="1">
            <text:p>во всех слу'чаях, держу' эту область <text:s/>напряжены, чтобы моя нижняя губа находилась в более высоком положении.</text:p>
          </table:table-cell>
          <table:covered-table-cell table:style-name="ce63"/>
          <table:table-cell table:style-name="ce69" table:number-columns-spanned="2" table:number-rows-spanned="1"/>
          <table:covered-table-cell table:style-name="ce13"/>
          <table:table-cell table:style-name="ce13"/>
          <table:table-cell table:style-name="ce16"/>
          <table:table-cell table:style-name="ce6" table:formula="of:=NOW()" office:value-type="date" office:date-value="2021-05-28T12:28:24.88">
            <text:p>0528 <text:s/>1228</text:p>
          </table:table-cell>
          <table:table-cell table:number-columns-repeated="1010"/>
        </table:table-row>
        <table:table-row table:style-name="ro9">
          <table:table-cell table:style-name="ce3" table:formula="of:=ROW()-2" office:value-type="float" office:value="218">
            <text:p>218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27T11:43:34.96">
            <text:p>0527</text:p>
          </table:table-cell>
          <table:table-cell table:style-name="ce8" office:value-type="string">
            <text:p>v1</text:p>
          </table:table-cell>
          <table:table-cell table:style-name="ce20" office:value-type="string">
            <text:p>bạn có thể nắm cánh tay của anh ấy không? / hãy giữ[keep~1 lấy cơ[body~1 thể <text:s/>của anh ấy không.</text:p>
          </table:table-cell>
          <table:table-cell table:style-name="ce42" office:value-type="string" table:number-columns-spanned="2" table:number-rows-spanned="1">
            <text:p>can you hold his arm? please hold his body.</text:p>
          </table:table-cell>
          <table:covered-table-cell table:style-name="ce42" office:value-type="string">
            <text:p>can you hold his arm? please hold his body.</text:p>
          </table:covered-table-cell>
          <table:table-cell table:style-name="ce54" office:value-type="string" table:number-columns-spanned="2" table:number-rows-spanned="1">
            <text:p>그의 팔을 잡을 수 있습니까? / 그의 몸을 안고주세요.</text:p>
          </table:table-cell>
          <table:covered-table-cell table:style-name="ce63"/>
          <table:table-cell table:style-name="ce69" office:value-type="string" table:number-columns-spanned="2" table:number-rows-spanned="1">
            <text:p>Czy możesz trzymać go za ramię? / proszę, zachowaj jego ciało.</text:p>
          </table:table-cell>
          <table:covered-table-cell table:style-name="ce13"/>
          <table:table-cell table:style-name="ce13"/>
          <table:table-cell table:style-name="ce16"/>
          <table:table-cell table:style-name="ce6" table:formula="of:=NOW()" office:value-type="date" office:date-value="2021-05-28T12:28:24.88">
            <text:p>0528 <text:s/>1228</text:p>
          </table:table-cell>
          <table:table-cell table:number-columns-repeated="1010"/>
        </table:table-row>
        <table:table-row table:style-name="ro28">
          <table:table-cell table:style-name="ce3" table:formula="of:=ROW()-2" office:value-type="float" office:value="219">
            <text:p>219</text:p>
          </table:table-cell>
          <table:table-cell table:style-name="ce3" table:formula="of:=[.B220]+1" office:value-type="float" office:value="2">
            <text:p>2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20" office:value-type="string">
            <text:p>두 마리. <text:s/>/ 미케는 다시 나중부터. 마사지는 하지 않고, 왔던 후 그대로 즉시 페이스트를 주었다. / 하지만, 페이스트를 먹은 후 내가 고체를 줄 전에 지상에 내리고버렸다.</text:p>
          </table:table-cell>
          <table:table-cell table:style-name="ce42" office:value-type="string" table:number-columns-spanned="2" table:number-rows-spanned="1">
            <text:p>Dwa. / Mike przyszła <text:s/>później. Nie robiłam masażu, a po przyjeździe od razu podałam pastę. / Jednak po zjedzeniu pasty upuściła się na ziemię, zanim podania jej jedzenie stałe.</text:p>
          </table:table-cell>
          <table:covered-table-cell table:style-name="ce42"/>
          <table:table-cell table:style-name="ce54" table:number-columns-spanned="2" table:number-rows-spanned="1"/>
          <table:covered-table-cell table:style-name="ce63"/>
          <table:table-cell table:style-name="ce69" table:number-columns-spanned="2" table:number-rows-spanned="1"/>
          <table:covered-table-cell table:style-name="ce13"/>
          <table:table-cell table:style-name="ce13"/>
          <table:table-cell table:style-name="ce16"/>
          <table:table-cell table:style-name="ce6" table:formula="of:=NOW()" office:value-type="date" office:date-value="2021-05-28T12:28:24.9">
            <text:p>0528 <text:s/>1228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220">
            <text:p>220</text:p>
          </table:table-cell>
          <table:table-cell table:style-name="ce3" table:formula="of:=[.B221]+1" office:value-type="float" office:value="3">
            <text:p>3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27" office:value-type="string">
            <text:p>to była środa, dwudziesty szósty maja.</text:p>
          </table:table-cell>
          <table:table-cell table:style-name="ce43" office:value-type="string" table:number-columns-spanned="2" table:number-rows-spanned="1">
            <text:p>это была среда, двадцать шестое мая.</text:p>
          </table:table-cell>
          <table:covered-table-cell table:style-name="ce43"/>
          <table:table-cell table:style-name="ce53" office:value-type="string" table:number-columns-spanned="2" table:number-rows-spanned="1">
            <text:p>كان يوم الأربعاء، السادس عشرين من مايو.</text:p>
          </table:table-cell>
          <table:covered-table-cell table:style-name="ce64"/>
          <table:table-cell table:style-name="ce53" table:number-columns-spanned="2" table:number-rows-spanned="1"/>
          <table:covered-table-cell table:style-name="ce71"/>
          <table:table-cell table:style-name="ce71"/>
          <table:table-cell table:style-name="ce75"/>
          <table:table-cell table:style-name="ce6" table:formula="of:=NOW()" office:value-type="date" office:date-value="2021-05-28T12:28:24.9">
            <text:p>0528 <text:s/>1228</text:p>
          </table:table-cell>
          <table:table-cell table:number-columns-repeated="1010"/>
        </table:table-row>
        <table:table-row table:style-name="ro16">
          <table:table-cell table:style-name="ce3" table:formula="of:=ROW()-2" office:value-type="float" office:value="221">
            <text:p>221</text:p>
          </table:table-cell>
          <table:table-cell table:style-name="ce3" table:formula="of:=[.B222]+1" office:value-type="float" office:value="4">
            <text:p>4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20" office:value-type="string">
            <text:p>shino : nowe ćwiczenie. dwie sąsiednie notatki. wydmucham je, jeden po drugim, w sekwencje. <text:s/>/ gdy robiąc to, kieruję swoją uwagę na ruchy mięśni gardła.</text:p>
          </table:table-cell>
          <table:table-cell table:style-name="ce42" office:value-type="string" table:number-columns-spanned="2" table:number-rows-spanned="1">
            <text:p>two adjacent notes. i blow them one by one, in sequence. / when doing so, i direct my attention on the movement of my throat muscles.</text:p>
          </table:table-cell>
          <table:covered-table-cell table:style-name="ce42"/>
          <table:table-cell table:style-name="ce53" table:number-columns-spanned="2" table:number-rows-spanned="1"/>
          <table:covered-table-cell table:style-name="Default"/>
          <table:table-cell table:style-name="ce53" table:number-columns-spanned="2" table:number-rows-spanned="1"/>
          <table:covered-table-cell table:style-name="Default"/>
          <table:table-cell table:style-name="ce13"/>
          <table:table-cell table:style-name="ce16"/>
          <table:table-cell table:style-name="ce6" table:formula="of:=NOW()" office:value-type="date" office:date-value="2021-05-28T12:28:24.9">
            <text:p>0528 <text:s/>1228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222">
            <text:p>222</text:p>
          </table:table-cell>
          <table:table-cell table:style-name="ce3" table:formula="of:=[.B223]+1" office:value-type="float" office:value="5">
            <text:p>5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20" office:value-type="string">
            <text:p>أول أمس، أخرج مروحة.</text:p>
          </table:table-cell>
          <table:table-cell table:style-name="ce42" office:value-type="string">
            <text:p>awal / axardha / mir'wah^atan</text:p>
          </table:table-cell>
          <table:table-cell table:style-name="ce42" office:value-type="string">
            <text:p>一昨日。扇風機を出した。</text:p>
          </table:table-cell>
          <table:table-cell table:style-name="ce53" office:value-type="string" table:number-columns-spanned="2" table:number-rows-spanned="1">
            <text:p>Przedwczoraj wyjąłem wentylator.</text:p>
          </table:table-cell>
          <table:covered-table-cell table:style-name="Default"/>
          <table:table-cell table:style-name="ce53" table:number-columns-spanned="2" table:number-rows-spanned="1"/>
          <table:covered-table-cell table:style-name="Default"/>
          <table:table-cell table:style-name="ce13"/>
          <table:table-cell table:style-name="ce16"/>
          <table:table-cell table:style-name="ce6" table:formula="of:=NOW()" office:value-type="date" office:date-value="2021-05-28T12:28:24.9">
            <text:p>0528 <text:s/>1228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23">
            <text:p>223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28T11:41:11.73">
            <text:p>0528</text:p>
          </table:table-cell>
          <table:table-cell table:style-name="ce8" office:value-type="string">
            <text:p>v1</text:p>
          </table:table-cell>
          <table:table-cell table:style-name="ce20" office:value-type="string">
            <text:p>ngày nghỉ. bạn đang[is làm gì đấy[there.</text:p>
          </table:table-cell>
          <table:table-cell table:style-name="ce42" office:value-type="string" table:number-columns-spanned="2" table:number-rows-spanned="1">
            <text:p>休みの日。何をしますか。</text:p>
          </table:table-cell>
          <table:covered-table-cell table:style-name="ce42"/>
          <table:table-cell table:style-name="ce53" table:number-columns-spanned="2" table:number-rows-spanned="1"/>
          <table:covered-table-cell table:style-name="Default"/>
          <table:table-cell table:style-name="ce53" table:number-columns-spanned="2" table:number-rows-spanned="1"/>
          <table:covered-table-cell table:style-name="Default"/>
          <table:table-cell table:style-name="ce13"/>
          <table:table-cell table:style-name="ce16"/>
          <table:table-cell table:style-name="ce6" table:formula="of:=NOW()" office:value-type="date" office:date-value="2021-05-28T12:28:24.9">
            <text:p>0528 <text:s/>1228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224">
            <text:p>224</text:p>
          </table:table-cell>
          <table:table-cell table:style-name="ce3" table:formula="of:=[.B225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20" office:value-type="string">
            <text:p>tôi đang đi tới[to bệnh[hospital viện[institute. / gọi[call xe[car cấp[emergency~1 cứu</text:p>
          </table:table-cell>
          <table:table-cell table:style-name="ce42" office:value-type="string" table:number-columns-spanned="2" table:number-rows-spanned="1">
            <text:p>病院に行きます。救急車を呼びます。</text:p>
          </table:table-cell>
          <table:covered-table-cell table:style-name="ce42"/>
          <table:table-cell table:style-name="ce53" table:number-columns-spanned="2" table:number-rows-spanned="1"/>
          <table:covered-table-cell table:style-name="Default"/>
          <table:table-cell table:style-name="ce53" table:number-columns-spanned="2" table:number-rows-spanned="1"/>
          <table:covered-table-cell table:style-name="Default"/>
          <table:table-cell table:style-name="ce13"/>
          <table:table-cell table:style-name="ce16"/>
          <table:table-cell table:style-name="ce6" table:formula="of:=NOW()" office:value-type="date" office:date-value="2021-05-28T12:28:24.9">
            <text:p>0528 <text:s/>1228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225">
            <text:p>225</text:p>
          </table:table-cell>
          <table:table-cell table:style-name="ce3" table:formula="of:=[.B226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20" office:value-type="string">
            <text:p>두 마리. / 크로는 먼저 계단 근처의 그루터기 뒤에 있었다.</text:p>
          </table:table-cell>
          <table:table-cell table:style-name="ce42" office:value-type="string" table:number-columns-spanned="2" table:number-rows-spanned="1">
            <text:p>Dwa. / Kuro był pierwszy za kikutem w pobliżu schodów.</text:p>
          </table:table-cell>
          <table:covered-table-cell table:style-name="ce42"/>
          <table:table-cell table:style-name="ce53" table:number-columns-spanned="2" table:number-rows-spanned="1"/>
          <table:covered-table-cell table:style-name="Default"/>
          <table:table-cell table:style-name="ce53" table:number-columns-spanned="2" table:number-rows-spanned="1"/>
          <table:covered-table-cell table:style-name="Default"/>
          <table:table-cell table:style-name="ce13"/>
          <table:table-cell table:style-name="ce16"/>
          <table:table-cell table:style-name="ce6" table:formula="of:=NOW()" office:value-type="date" office:date-value="2021-05-28T12:28:24.9">
            <text:p>0528 <text:s/>1228</text:p>
          </table:table-cell>
          <table:table-cell table:number-columns-repeated="1010"/>
        </table:table-row>
        <table:table-row table:style-name="ro27">
          <table:table-cell table:style-name="ce3" table:formula="of:=ROW()-2" office:value-type="float" office:value="226">
            <text:p>226</text:p>
          </table:table-cell>
          <table:table-cell table:style-name="ce3" table:formula="of:=[.B227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20" office:value-type="string">
            <text:p>/ 고체를 줄 전 있었는지, 미케는 도중에 다시 지상에 내리고 버렸다. / 다시 마사지. / 그 동안 크로는 고체를 먹고 있다. / 그리고 크로는 고체를 먹어 끝 후, 미케가 먹다 남은 고체는 먹지 않고, 가만히 내를 내려다보고 있다. / 미케의 마사지를 중단해 크로에게 고체를 추가 주었다.</text:p>
          </table:table-cell>
          <table:table-cell table:style-name="ce42" office:value-type="string" table:number-columns-spanned="3" table:number-rows-spanned="1">
            <text:p>/ Może przed podania nim jedzenie stałe, Mi-Ke znowu schodziła od mury na ziemię. / Masaż ponownie. / Tymczasem Kuro je jedzenie stałe. / A po tym, kiedy Kuro kończyła jeść swoje jedzenie stałe, tym razem, nie zjada pozostałej jedzenie Mike-u, tylko patrzy dół na mnie. / Przerwałem masaż Mike-u i podałem Kuro trochę jedzenia stałe, dodatkowo.</text:p>
          </table:table-cell>
          <table:covered-table-cell table:style-name="ce42"/>
          <table:covered-table-cell table:style-name="ce53"/>
          <table:table-cell table:style-name="Default"/>
          <table:table-cell table:style-name="ce53" table:number-columns-spanned="2" table:number-rows-spanned="1"/>
          <table:covered-table-cell table:style-name="Default"/>
          <table:table-cell table:style-name="ce13"/>
          <table:table-cell table:style-name="ce16"/>
          <table:table-cell table:style-name="ce6" table:formula="of:=NOW()" office:value-type="date" office:date-value="2021-05-28T12:28:24.9">
            <text:p>0528 <text:s/>1228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227">
            <text:p>227</text:p>
          </table:table-cell>
          <table:table-cell table:style-name="ce3" table:formula="of:=[.B228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20" office:value-type="string">
            <text:p>był czwartek, dwudziesty siódmy maja.</text:p>
          </table:table-cell>
          <table:table-cell table:style-name="ce42" office:value-type="string" table:number-columns-spanned="2" table:number-rows-spanned="1">
            <text:p>it was thursday, twenty-seventh of may</text:p>
          </table:table-cell>
          <table:covered-table-cell table:style-name="ce42"/>
          <table:table-cell table:style-name="ce53" office:value-type="string" table:number-columns-spanned="2" table:number-rows-spanned="1">
            <text:p>это был четверг, двадцать седьмое мая</text:p>
          </table:table-cell>
          <table:covered-table-cell table:style-name="Default"/>
          <table:table-cell table:style-name="ce53" office:value-type="string" table:number-columns-spanned="2" table:number-rows-spanned="1">
            <text:p>كان يوم الخميس، السابع وعشرين من مايو.</text:p>
          </table:table-cell>
          <table:covered-table-cell table:style-name="Default"/>
          <table:table-cell table:style-name="ce53" office:value-type="string" table:number-columns-spanned="2" table:number-rows-spanned="1">
            <text:p>پنجشنبه، بيست و هفتم ماه مه بود.</text:p>
          </table:table-cell>
          <table:covered-table-cell table:style-name="ce16"/>
          <table:table-cell table:style-name="ce6" table:formula="of:=NOW()" office:value-type="date" office:date-value="2021-05-28T12:28:24.91">
            <text:p>0528 <text:s/>1228</text:p>
          </table:table-cell>
          <table:table-cell table:number-columns-repeated="1010"/>
        </table:table-row>
        <table:table-row table:style-name="ro45">
          <table:table-cell table:style-name="ce3" table:formula="of:=ROW()-2" office:value-type="float" office:value="228">
            <text:p>228</text:p>
          </table:table-cell>
          <table:table-cell table:style-name="ce3" table:formula="of:=[.B229]+1" office:value-type="float" office:value="6">
            <text:p>6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20" office:value-type="string">
            <text:p>shino : na co skupiałem moją uwagę --&gt; korpus fletu na tuż pod dolną wargą. / zawsze kładę korpus fletu na tej części. / tym razem, próbowałem nie kładać, tak mocno, korpus fletu do tej części. / bo, kładając mocno, moje zęby zaczynają mnie boleć.</text:p>
          </table:table-cell>
          <table:table-cell table:style-name="ce42" office:value-type="string" table:number-columns-spanned="2" table:number-rows-spanned="1">
            <text:p>shino : 내가 관심을 집중시킨 것-&gt; 아랫 입술의 바로 아래의 플루트 바디. / 나는 항상 플루트 몸체를 이 부분에 올려 놓는다. 이번에는 플루트의 몸체가 이 부분에 너무 꽉 끼지 않도록 노력했습니다. / 꽉하게 놓으면 치아가 아프게 된다.</text:p>
          </table:table-cell>
          <table:covered-table-cell table:style-name="ce42"/>
          <table:table-cell table:style-name="ce53" table:number-columns-spanned="2" table:number-rows-spanned="1"/>
          <table:covered-table-cell table:style-name="Default"/>
          <table:table-cell table:style-name="ce53" table:number-columns-spanned="2" table:number-rows-spanned="1"/>
          <table:covered-table-cell table:style-name="Default"/>
          <table:table-cell table:style-name="ce53" table:number-columns-spanned="2" table:number-rows-spanned="1"/>
          <table:covered-table-cell table:style-name="ce16"/>
          <table:table-cell table:style-name="ce6" table:formula="of:=NOW()" office:value-type="date" office:date-value="2021-05-28T12:28:21.54">
            <text:p>0528 <text:s/>1228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29">
            <text:p>229</text:p>
          </table:table-cell>
          <table:table-cell table:style-name="ce3"/>
          <table:table-cell table:style-name="ce5"/>
          <table:table-cell table:style-name="ce8"/>
          <table:table-cell table:style-name="ce20" office:value-type="string">
            <text:p><text:s/></text:p>
          </table:table-cell>
          <table:table-cell table:style-name="ce42" table:number-columns-spanned="2" table:number-rows-spanned="1"/>
          <table:covered-table-cell table:style-name="ce42"/>
          <table:table-cell table:style-name="ce53" table:number-columns-spanned="2" table:number-rows-spanned="1"/>
          <table:covered-table-cell table:style-name="Default"/>
          <table:table-cell table:style-name="ce53" table:number-columns-spanned="2" table:number-rows-spanned="1"/>
          <table:covered-table-cell table:style-name="Default"/>
          <table:table-cell table:style-name="ce53" table:number-columns-spanned="2" table:number-rows-spanned="1"/>
          <table:covered-table-cell table:style-name="ce16"/>
          <table:table-cell table:style-name="ce6" table:formula="of:=NOW()" office:value-type="date" office:date-value="2021-05-28T12:28:21.54">
            <text:p>0528 <text:s/>1228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30">
            <text:p>230</text:p>
          </table:table-cell>
          <table:table-cell table:style-name="ce3"/>
          <table:table-cell table:style-name="ce5"/>
          <table:table-cell table:style-name="ce8"/>
          <table:table-cell table:style-name="ce20"/>
          <table:table-cell table:style-name="ce42" table:number-columns-spanned="2" table:number-rows-spanned="1"/>
          <table:covered-table-cell table:style-name="ce42"/>
          <table:table-cell table:style-name="ce53" table:number-columns-spanned="2" table:number-rows-spanned="1"/>
          <table:covered-table-cell table:style-name="Default"/>
          <table:table-cell table:style-name="ce53" table:number-columns-spanned="2" table:number-rows-spanned="1"/>
          <table:covered-table-cell table:style-name="Default"/>
          <table:table-cell table:style-name="ce53" table:number-columns-spanned="2" table:number-rows-spanned="1"/>
          <table:covered-table-cell table:style-name="ce16"/>
          <table:table-cell table:style-name="ce6" table:formula="of:=NOW()" office:value-type="date" office:date-value="2021-05-28T12:28:24.92">
            <text:p>0528 <text:s/>1228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31">
            <text:p>231</text:p>
          </table:table-cell>
          <table:table-cell table:style-name="ce3"/>
          <table:table-cell table:style-name="ce5"/>
          <table:table-cell table:style-name="ce8"/>
          <table:table-cell table:style-name="ce20"/>
          <table:table-cell table:style-name="ce42" table:number-columns-spanned="2" table:number-rows-spanned="1"/>
          <table:covered-table-cell table:style-name="ce42"/>
          <table:table-cell table:style-name="ce53" table:number-columns-spanned="2" table:number-rows-spanned="1"/>
          <table:covered-table-cell table:style-name="Default"/>
          <table:table-cell table:style-name="ce53" table:number-columns-spanned="2" table:number-rows-spanned="1"/>
          <table:covered-table-cell table:style-name="Default"/>
          <table:table-cell table:style-name="ce53" table:number-columns-spanned="2" table:number-rows-spanned="1"/>
          <table:covered-table-cell table:style-name="ce16"/>
          <table:table-cell table:style-name="ce6" table:formula="of:=NOW()" office:value-type="date" office:date-value="2021-05-28T12:28:24.92">
            <text:p>0528 <text:s/>1228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32">
            <text:p>232</text:p>
          </table:table-cell>
          <table:table-cell table:style-name="ce3"/>
          <table:table-cell table:style-name="ce5"/>
          <table:table-cell table:style-name="ce8"/>
          <table:table-cell table:style-name="ce20"/>
          <table:table-cell table:style-name="ce42" table:number-columns-spanned="2" table:number-rows-spanned="1"/>
          <table:covered-table-cell table:style-name="ce42"/>
          <table:table-cell table:style-name="ce53" table:number-columns-spanned="2" table:number-rows-spanned="1"/>
          <table:covered-table-cell table:style-name="Default"/>
          <table:table-cell table:style-name="ce53" table:number-columns-spanned="2" table:number-rows-spanned="1"/>
          <table:covered-table-cell table:style-name="Default"/>
          <table:table-cell table:style-name="ce53" table:number-columns-spanned="2" table:number-rows-spanned="1"/>
          <table:covered-table-cell table:style-name="ce16"/>
          <table:table-cell table:style-name="ce6" table:formula="of:=NOW()" office:value-type="date" office:date-value="2021-05-28T12:28:24.92">
            <text:p>0528 <text:s/>1228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33">
            <text:p>233</text:p>
          </table:table-cell>
          <table:table-cell table:style-name="ce3"/>
          <table:table-cell table:style-name="ce5"/>
          <table:table-cell table:style-name="ce8"/>
          <table:table-cell table:style-name="ce20"/>
          <table:table-cell table:style-name="ce42" table:number-columns-spanned="2" table:number-rows-spanned="1"/>
          <table:covered-table-cell table:style-name="ce42"/>
          <table:table-cell table:style-name="ce53" table:number-columns-spanned="2" table:number-rows-spanned="1"/>
          <table:covered-table-cell table:style-name="Default"/>
          <table:table-cell table:style-name="ce53" table:number-columns-spanned="2" table:number-rows-spanned="1"/>
          <table:covered-table-cell table:style-name="Default"/>
          <table:table-cell table:style-name="ce53" table:number-columns-spanned="2" table:number-rows-spanned="1"/>
          <table:covered-table-cell table:style-name="ce16"/>
          <table:table-cell table:style-name="ce6" table:formula="of:=NOW()" office:value-type="date" office:date-value="2021-05-28T12:28:24.92">
            <text:p>0528 <text:s/>1228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34">
            <text:p>234</text:p>
          </table:table-cell>
          <table:table-cell table:style-name="ce3"/>
          <table:table-cell table:style-name="ce5"/>
          <table:table-cell table:style-name="ce8"/>
          <table:table-cell table:style-name="ce20"/>
          <table:table-cell table:style-name="ce42" table:number-columns-spanned="2" table:number-rows-spanned="1"/>
          <table:covered-table-cell table:style-name="ce42"/>
          <table:table-cell table:style-name="ce53" table:number-columns-spanned="2" table:number-rows-spanned="1"/>
          <table:covered-table-cell table:style-name="Default"/>
          <table:table-cell table:style-name="ce53" table:number-columns-spanned="2" table:number-rows-spanned="1"/>
          <table:covered-table-cell table:style-name="Default"/>
          <table:table-cell table:style-name="ce53" table:number-columns-spanned="2" table:number-rows-spanned="1"/>
          <table:covered-table-cell table:style-name="ce16"/>
          <table:table-cell table:style-name="ce6" table:formula="of:=NOW()" office:value-type="date" office:date-value="2021-05-28T12:28:24.92">
            <text:p>0528 <text:s/>1228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35">
            <text:p>235</text:p>
          </table:table-cell>
          <table:table-cell table:style-name="ce3"/>
          <table:table-cell table:style-name="ce5"/>
          <table:table-cell table:style-name="ce8"/>
          <table:table-cell table:style-name="ce20"/>
          <table:table-cell table:style-name="ce42" table:number-columns-spanned="2" table:number-rows-spanned="1"/>
          <table:covered-table-cell table:style-name="ce42"/>
          <table:table-cell table:style-name="ce53" table:number-columns-spanned="2" table:number-rows-spanned="1"/>
          <table:covered-table-cell table:style-name="Default"/>
          <table:table-cell table:style-name="ce53" table:number-columns-spanned="2" table:number-rows-spanned="1"/>
          <table:covered-table-cell table:style-name="Default"/>
          <table:table-cell table:style-name="ce53" table:number-columns-spanned="2" table:number-rows-spanned="1"/>
          <table:covered-table-cell table:style-name="ce16"/>
          <table:table-cell table:style-name="ce6" table:formula="of:=NOW()" office:value-type="date" office:date-value="2021-05-28T12:28:24.92">
            <text:p>0528 <text:s/>1228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36">
            <text:p>236</text:p>
          </table:table-cell>
          <table:table-cell table:style-name="ce3"/>
          <table:table-cell table:style-name="ce5"/>
          <table:table-cell table:style-name="ce8"/>
          <table:table-cell table:style-name="ce20"/>
          <table:table-cell table:style-name="ce42" table:number-columns-spanned="2" table:number-rows-spanned="1"/>
          <table:covered-table-cell table:style-name="ce42"/>
          <table:table-cell table:style-name="ce53" table:number-columns-spanned="2" table:number-rows-spanned="1"/>
          <table:covered-table-cell table:style-name="Default"/>
          <table:table-cell table:style-name="ce53" table:number-columns-spanned="2" table:number-rows-spanned="1"/>
          <table:covered-table-cell table:style-name="Default"/>
          <table:table-cell table:style-name="ce53" table:number-columns-spanned="2" table:number-rows-spanned="1"/>
          <table:covered-table-cell table:style-name="ce16"/>
          <table:table-cell table:style-name="ce6" table:formula="of:=NOW()" office:value-type="date" office:date-value="2021-05-28T12:28:24.92">
            <text:p>0528 <text:s/>1228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37">
            <text:p>237</text:p>
          </table:table-cell>
          <table:table-cell table:style-name="ce3"/>
          <table:table-cell table:style-name="ce5"/>
          <table:table-cell table:style-name="ce8"/>
          <table:table-cell table:style-name="ce20"/>
          <table:table-cell table:style-name="ce42" table:number-columns-spanned="2" table:number-rows-spanned="1"/>
          <table:covered-table-cell table:style-name="ce42"/>
          <table:table-cell table:style-name="ce53" table:number-columns-spanned="2" table:number-rows-spanned="1"/>
          <table:covered-table-cell table:style-name="Default"/>
          <table:table-cell table:style-name="ce53" table:number-columns-spanned="2" table:number-rows-spanned="1"/>
          <table:covered-table-cell table:style-name="Default"/>
          <table:table-cell table:style-name="ce13"/>
          <table:table-cell table:style-name="ce16"/>
          <table:table-cell table:style-name="ce6" table:formula="of:=NOW()" office:value-type="date" office:date-value="2021-05-28T12:28:24.92">
            <text:p>0528 <text:s/>1228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38">
            <text:p>238</text:p>
          </table:table-cell>
          <table:table-cell table:style-name="ce3"/>
          <table:table-cell table:style-name="ce5"/>
          <table:table-cell table:style-name="ce8"/>
          <table:table-cell table:style-name="ce20"/>
          <table:table-cell table:style-name="ce42" table:number-columns-spanned="2" table:number-rows-spanned="1"/>
          <table:covered-table-cell table:style-name="ce42"/>
          <table:table-cell table:style-name="ce53" table:number-columns-spanned="2" table:number-rows-spanned="1"/>
          <table:covered-table-cell table:style-name="Default"/>
          <table:table-cell table:style-name="ce53" table:number-columns-spanned="2" table:number-rows-spanned="1"/>
          <table:covered-table-cell table:style-name="Default"/>
          <table:table-cell table:style-name="ce13"/>
          <table:table-cell table:style-name="ce16"/>
          <table:table-cell table:style-name="ce6" table:formula="of:=NOW()" office:value-type="date" office:date-value="2021-05-28T12:28:24.92">
            <text:p>0528 <text:s/>1228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39">
            <text:p>239</text:p>
          </table:table-cell>
          <table:table-cell table:style-name="ce3"/>
          <table:table-cell table:style-name="ce5"/>
          <table:table-cell table:style-name="ce8"/>
          <table:table-cell table:style-name="ce20"/>
          <table:table-cell table:style-name="ce42" table:number-columns-spanned="2" table:number-rows-spanned="1"/>
          <table:covered-table-cell table:style-name="ce42"/>
          <table:table-cell table:style-name="ce53" table:number-columns-spanned="2" table:number-rows-spanned="1"/>
          <table:covered-table-cell table:style-name="Default"/>
          <table:table-cell table:style-name="ce53" table:number-columns-spanned="2" table:number-rows-spanned="1"/>
          <table:covered-table-cell table:style-name="Default"/>
          <table:table-cell table:style-name="ce13"/>
          <table:table-cell table:style-name="ce16"/>
          <table:table-cell table:style-name="ce6" table:formula="of:=NOW()" office:value-type="date" office:date-value="2021-05-28T12:28:24.92">
            <text:p>0528 <text:s/>1228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40">
            <text:p>240</text:p>
          </table:table-cell>
          <table:table-cell table:style-name="ce3"/>
          <table:table-cell table:style-name="ce5"/>
          <table:table-cell table:style-name="ce8"/>
          <table:table-cell table:style-name="ce20"/>
          <table:table-cell table:style-name="ce42" table:number-columns-spanned="2" table:number-rows-spanned="1"/>
          <table:covered-table-cell table:style-name="ce42"/>
          <table:table-cell table:style-name="ce53" table:number-columns-spanned="2" table:number-rows-spanned="1"/>
          <table:covered-table-cell table:style-name="Default"/>
          <table:table-cell table:style-name="ce53" table:number-columns-spanned="2" table:number-rows-spanned="1"/>
          <table:covered-table-cell table:style-name="Default"/>
          <table:table-cell table:style-name="ce13"/>
          <table:table-cell table:style-name="ce16"/>
          <table:table-cell table:style-name="ce6" table:formula="of:=NOW()" office:value-type="date" office:date-value="2021-05-28T12:28:24.92">
            <text:p>0528 <text:s/>1228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41">
            <text:p>241</text:p>
          </table:table-cell>
          <table:table-cell table:style-name="ce3"/>
          <table:table-cell table:style-name="ce5"/>
          <table:table-cell table:style-name="ce8"/>
          <table:table-cell table:style-name="ce20"/>
          <table:table-cell table:style-name="ce42" table:number-columns-spanned="2" table:number-rows-spanned="1"/>
          <table:covered-table-cell table:style-name="ce42"/>
          <table:table-cell table:style-name="ce53" table:number-columns-spanned="2" table:number-rows-spanned="1"/>
          <table:covered-table-cell table:style-name="Default"/>
          <table:table-cell table:style-name="ce53" table:number-columns-spanned="2" table:number-rows-spanned="1"/>
          <table:covered-table-cell table:style-name="Default"/>
          <table:table-cell table:style-name="ce13"/>
          <table:table-cell table:style-name="ce16"/>
          <table:table-cell table:style-name="ce6" table:formula="of:=NOW()" office:value-type="date" office:date-value="2021-05-28T12:28:24.92">
            <text:p>0528 <text:s/>1228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42">
            <text:p>242</text:p>
          </table:table-cell>
          <table:table-cell table:style-name="ce3"/>
          <table:table-cell table:style-name="ce5"/>
          <table:table-cell table:style-name="ce8"/>
          <table:table-cell table:style-name="ce20"/>
          <table:table-cell table:style-name="ce42" table:number-columns-spanned="2" table:number-rows-spanned="1"/>
          <table:covered-table-cell table:style-name="ce42"/>
          <table:table-cell table:style-name="ce53" table:number-columns-spanned="2" table:number-rows-spanned="1"/>
          <table:covered-table-cell table:style-name="Default"/>
          <table:table-cell table:style-name="ce53" table:number-columns-spanned="2" table:number-rows-spanned="1"/>
          <table:covered-table-cell table:style-name="Default"/>
          <table:table-cell table:style-name="ce13"/>
          <table:table-cell table:style-name="ce16"/>
          <table:table-cell table:style-name="ce6" table:formula="of:=NOW()" office:value-type="date" office:date-value="2021-05-28T12:28:22.35">
            <text:p>0528 <text:s/>1228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43">
            <text:p>243</text:p>
          </table:table-cell>
          <table:table-cell table:style-name="ce3"/>
          <table:table-cell table:style-name="ce5"/>
          <table:table-cell table:style-name="ce8"/>
          <table:table-cell table:style-name="ce20"/>
          <table:table-cell table:style-name="ce42" table:number-columns-spanned="2" table:number-rows-spanned="1"/>
          <table:covered-table-cell table:style-name="ce42"/>
          <table:table-cell table:style-name="ce53" table:number-columns-spanned="2" table:number-rows-spanned="1"/>
          <table:covered-table-cell table:style-name="Default"/>
          <table:table-cell table:style-name="ce53" table:number-columns-spanned="2" table:number-rows-spanned="1"/>
          <table:covered-table-cell table:style-name="Default"/>
          <table:table-cell table:style-name="ce13"/>
          <table:table-cell table:style-name="ce16"/>
          <table:table-cell table:style-name="ce6" table:formula="of:=NOW()" office:value-type="date" office:date-value="2021-05-28T12:28:22.35">
            <text:p>0528 <text:s/>1228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44">
            <text:p>244</text:p>
          </table:table-cell>
          <table:table-cell table:style-name="ce3"/>
          <table:table-cell table:style-name="ce5"/>
          <table:table-cell table:style-name="ce8"/>
          <table:table-cell table:style-name="ce20"/>
          <table:table-cell table:style-name="ce42" table:number-columns-spanned="2" table:number-rows-spanned="1"/>
          <table:covered-table-cell table:style-name="ce42"/>
          <table:table-cell table:style-name="ce53" table:number-columns-spanned="2" table:number-rows-spanned="1"/>
          <table:covered-table-cell table:style-name="Default"/>
          <table:table-cell table:style-name="ce53" table:number-columns-spanned="2" table:number-rows-spanned="1"/>
          <table:covered-table-cell table:style-name="Default"/>
          <table:table-cell table:style-name="ce13"/>
          <table:table-cell table:style-name="ce16"/>
          <table:table-cell table:style-name="ce6" table:formula="of:=NOW()" office:value-type="date" office:date-value="2021-05-28T12:28:22.35">
            <text:p>0528 <text:s/>1228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45">
            <text:p>245</text:p>
          </table:table-cell>
          <table:table-cell table:style-name="ce3"/>
          <table:table-cell table:style-name="ce5"/>
          <table:table-cell table:style-name="ce8"/>
          <table:table-cell table:style-name="ce20"/>
          <table:table-cell table:style-name="ce42" table:number-columns-spanned="2" table:number-rows-spanned="1"/>
          <table:covered-table-cell table:style-name="ce42"/>
          <table:table-cell table:style-name="ce53" table:number-columns-spanned="2" table:number-rows-spanned="1"/>
          <table:covered-table-cell table:style-name="Default"/>
          <table:table-cell table:style-name="ce53" table:number-columns-spanned="2" table:number-rows-spanned="1"/>
          <table:covered-table-cell table:style-name="Default"/>
          <table:table-cell table:style-name="ce13"/>
          <table:table-cell table:style-name="ce16"/>
          <table:table-cell table:style-name="ce6" table:formula="of:=NOW()" office:value-type="date" office:date-value="2021-05-28T12:28:22.35">
            <text:p>0528 <text:s/>1228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46">
            <text:p>246</text:p>
          </table:table-cell>
          <table:table-cell table:style-name="ce3"/>
          <table:table-cell table:style-name="ce5"/>
          <table:table-cell table:style-name="ce8"/>
          <table:table-cell table:style-name="ce20"/>
          <table:table-cell table:style-name="ce42" table:number-columns-spanned="2" table:number-rows-spanned="1"/>
          <table:covered-table-cell table:style-name="ce42"/>
          <table:table-cell table:style-name="ce53" table:number-columns-spanned="2" table:number-rows-spanned="1"/>
          <table:covered-table-cell table:style-name="Default"/>
          <table:table-cell table:style-name="ce53" table:number-columns-spanned="2" table:number-rows-spanned="1"/>
          <table:covered-table-cell table:style-name="Default"/>
          <table:table-cell table:style-name="ce13"/>
          <table:table-cell table:style-name="ce16"/>
          <table:table-cell table:style-name="ce6" table:formula="of:=NOW()" office:value-type="date" office:date-value="2021-05-28T12:28:22.35">
            <text:p>0528 <text:s/>1228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47">
            <text:p>247</text:p>
          </table:table-cell>
          <table:table-cell table:style-name="ce3"/>
          <table:table-cell table:style-name="ce5"/>
          <table:table-cell table:style-name="ce8"/>
          <table:table-cell table:style-name="ce20"/>
          <table:table-cell table:style-name="ce42" table:number-columns-spanned="2" table:number-rows-spanned="1"/>
          <table:covered-table-cell table:style-name="ce42"/>
          <table:table-cell table:style-name="ce53" table:number-columns-spanned="2" table:number-rows-spanned="1"/>
          <table:covered-table-cell table:style-name="Default"/>
          <table:table-cell table:style-name="ce53" table:number-columns-spanned="2" table:number-rows-spanned="1"/>
          <table:covered-table-cell table:style-name="Default"/>
          <table:table-cell table:style-name="ce13"/>
          <table:table-cell table:style-name="ce16"/>
          <table:table-cell table:style-name="ce6" table:formula="of:=NOW()" office:value-type="date" office:date-value="2021-05-28T12:28:22.35">
            <text:p>0528 <text:s/>1228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48">
            <text:p>248</text:p>
          </table:table-cell>
          <table:table-cell table:style-name="ce3"/>
          <table:table-cell table:style-name="ce5"/>
          <table:table-cell table:style-name="ce8"/>
          <table:table-cell table:style-name="ce20"/>
          <table:table-cell table:style-name="ce42" table:number-columns-spanned="2" table:number-rows-spanned="1"/>
          <table:covered-table-cell table:style-name="ce42"/>
          <table:table-cell table:style-name="ce53" table:number-columns-spanned="2" table:number-rows-spanned="1"/>
          <table:covered-table-cell table:style-name="Default"/>
          <table:table-cell table:style-name="ce53" table:number-columns-spanned="2" table:number-rows-spanned="1"/>
          <table:covered-table-cell table:style-name="Default"/>
          <table:table-cell table:style-name="ce13"/>
          <table:table-cell table:style-name="ce16"/>
          <table:table-cell table:style-name="ce6" table:formula="of:=NOW()" office:value-type="date" office:date-value="2021-05-28T12:28:22.35">
            <text:p>0528 <text:s/>1228</text:p>
          </table:table-cell>
          <table:table-cell table:number-columns-repeated="1010"/>
        </table:table-row>
        <table:table-row table:style-name="ro8">
          <table:table-cell table:number-columns-repeated="2" office:value-type="string">
            <text:p>*</text:p>
          </table:table-cell>
          <table:table-cell table:style-name="ce6" table:formula="of:=NOW()" office:value-type="date" office:date-value="2021-05-28T12:28:22.35">
            <text:p>0528 <text:s/>1228</text:p>
          </table:table-cell>
          <table:table-cell table:number-columns-repeated="5" office:value-type="string">
            <text:p>*</text:p>
          </table:table-cell>
          <table:table-cell table:style-name="ce6" table:formula="of:=NOW()" office:value-type="date" office:date-value="2021-05-28T12:28:24.92">
            <text:p>0528 <text:s/>1228</text:p>
          </table:table-cell>
          <table:table-cell table:style-name="ce6" table:formula="of:=NOW()" office:value-type="date" office:date-value="2021-05-28T12:28:24.92">
            <text:p>0528 <text:s/>1228</text:p>
          </table:table-cell>
          <table:table-cell table:number-columns-repeated="2" table:style-name="ce6" office:value-type="string">
            <text:p>*</text:p>
          </table:table-cell>
          <table:table-cell table:style-name="ce6" table:formula="of:=NOW()" office:value-type="date" office:date-value="2021-05-28T12:28:24.92">
            <text:p>0528 <text:s/>1228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6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6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6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6"/>
          <table:table-cell table:number-columns-repeated="1011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10"/>
          <table:table-cell table:style-name="ce16"/>
          <table:table-cell table:number-columns-repeated="1011"/>
        </table:table-row>
        <table:table-row table:style-name="ro2" table:number-rows-repeated="4">
          <table:table-cell table:number-columns-repeated="12"/>
          <table:table-cell table:style-name="ce16"/>
          <table:table-cell table:number-columns-repeated="1011"/>
        </table:table-row>
        <table:table-row table:style-name="ro8">
          <table:table-cell table:number-columns-repeated="12"/>
          <table:table-cell table:style-name="ce6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6"/>
          <table:table-cell table:number-columns-repeated="1011"/>
        </table:table-row>
        <table:table-row table:style-name="ro2" table:number-rows-repeated="104827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bArial" svg:font-family="bArial" style:font-adornments="標準"/>
    <style:font-face style:name="Batang" svg:font-family="Batang" style:font-family-generic="roman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28">2021/05/28</text:date>, <text:time>12:28:2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5-28T12:28:23.81</dc:date>
    <dc:creator>iwabuchi ken</dc:creator>
    <meta:editing-duration>P3DT7H49M52S</meta:editing-duration>
    <meta:editing-cycles>454</meta:editing-cycles>
    <meta:generator>OpenOffice/4.1.3$Win32 OpenOffice.org_project/413m1$Build-9783</meta:generator>
    <meta:document-statistic meta:table-count="2" meta:cell-count="1802" meta:object-count="0"/>
  </office:meta>
</office:document-meta>
</file>